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8.985cm" fo:margin-left="0cm" table:align="left"/>
    </style:style>
    <style:style style:name="Tableau1.A" style:family="table-column">
      <style:table-column-properties style:column-width="2.475cm"/>
    </style:style>
    <style:style style:name="Tableau1.B" style:family="table-column">
      <style:table-column-properties style:column-width="5.768cm"/>
    </style:style>
    <style:style style:name="Tableau1.C" style:family="table-column">
      <style:table-column-properties style:column-width="4.198cm"/>
    </style:style>
    <style:style style:name="Tableau1.D" style:family="table-column">
      <style:table-column-properties style:column-width="6.544cm"/>
    </style:style>
    <style:style style:name="Tableau1.A1" style:family="table-cell">
      <style:table-cell-properties style:vertical-align="middle" fo:padding="0.026cm" fo:border="0.5pt solid #000000" style:writing-mode="lr-tb"/>
    </style:style>
    <style:style style:name="Tableau2" style:family="table">
      <style:table-properties style:width="14.82cm" fo:margin-left="0cm" table:align="left"/>
    </style:style>
    <style:style style:name="Tableau2.A" style:family="table-column">
      <style:table-column-properties style:column-width="2.473cm"/>
    </style:style>
    <style:style style:name="Tableau2.B" style:family="table-column">
      <style:table-column-properties style:column-width="1.815cm"/>
    </style:style>
    <style:style style:name="Tableau2.C" style:family="table-column">
      <style:table-column-properties style:column-width="5.486cm"/>
    </style:style>
    <style:style style:name="Tableau2.D" style:family="table-column">
      <style:table-column-properties style:column-width="5.046cm"/>
    </style:style>
    <style:style style:name="Tableau2.A1" style:family="table-cell">
      <style:table-cell-properties style:vertical-align="middle" fo:padding="0.026cm" fo:border="none" style:writing-mode="lr-tb"/>
    </style:style>
    <style:style style:name="Tableau3" style:family="table">
      <style:table-properties style:width="0.298cm" table:align="left"/>
    </style:style>
    <style:style style:name="Tableau3.A" style:family="table-column">
      <style:table-column-properties style:column-width="0.298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1cm" table:align="left"/>
    </style:style>
    <style:style style:name="Tableau4.A" style:family="table-column">
      <style:table-column-properties style:column-width="0.467cm"/>
    </style:style>
    <style:style style:name="Tableau4.B" style:family="table-column">
      <style:table-column-properties style:column-width="5.013cm"/>
    </style:style>
    <style:style style:name="Tableau4.C" style:family="table-column">
      <style:table-column-properties style:column-width="5.519cm"/>
    </style:style>
    <style:style style:name="Tableau4.A1" style:family="table-cell">
      <style:table-cell-properties style:vertical-align="middle" fo:padding="0.049cm" fo:border="none"/>
    </style:style>
    <style:style style:name="Tableau4.B1" style:family="table-cell">
      <style:table-cell-properties fo:padding="0.049cm" fo:border="none"/>
    </style:style>
    <style:style style:name="Tableau4.C1" style:family="table-cell">
      <style:table-cell-properties fo:padding="0.049cm" fo:border="none"/>
    </style:style>
    <style:style style:name="Tableau5" style:family="table">
      <style:table-properties style:width="0.298cm" table:align="left"/>
    </style:style>
    <style:style style:name="Tableau5.A" style:family="table-column">
      <style:table-column-properties style:column-width="0.298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9.002cm" table:align="left"/>
    </style:style>
    <style:style style:name="Tableau6.A" style:family="table-column">
      <style:table-column-properties style:column-width="6.701cm"/>
    </style:style>
    <style:style style:name="Tableau6.B" style:family="table-column">
      <style:table-column-properties style:column-width="12.301cm"/>
    </style:style>
    <style:style style:name="Tableau6.A1" style:family="table-cell">
      <style:table-cell-properties style:vertical-align="middle" fo:padding="0.049cm" fo:border="none"/>
    </style:style>
    <style:style style:name="Tableau6.B1" style:family="table-cell">
      <style:table-cell-properties fo:padding="0.049cm" fo:border="none"/>
    </style:style>
    <style:style style:name="Tableau7" style:family="table">
      <style:table-properties style:width="0.298cm" table:align="left"/>
    </style:style>
    <style:style style:name="Tableau7.A" style:family="table-column">
      <style:table-column-properties style:column-width="0.298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19.002cm" table:align="left"/>
    </style:style>
    <style:style style:name="Tableau8.A" style:family="table-column">
      <style:table-column-properties style:column-width="5.652cm"/>
    </style:style>
    <style:style style:name="Tableau8.B" style:family="table-column">
      <style:table-column-properties style:column-width="13.351cm"/>
    </style:style>
    <style:style style:name="Tableau8.A1" style:family="table-cell">
      <style:table-cell-properties style:vertical-align="middle" fo:padding="0.049cm" fo:border="none"/>
    </style:style>
    <style:style style:name="Tableau8.B1" style:family="table-cell">
      <style:table-cell-properties fo:padding="0.049cm" fo:border="none"/>
    </style:style>
    <style:style style:name="Tableau9" style:family="table">
      <style:table-properties style:width="0.298cm" table:align="left"/>
    </style:style>
    <style:style style:name="Tableau9.A" style:family="table-column">
      <style:table-column-properties style:column-width="0.298cm"/>
    </style:style>
    <style:style style:name="Tableau9.A1" style:family="table-cell">
      <style:table-cell-properties style:vertical-align="middle" fo:padding="0.049cm" fo:border="none"/>
    </style:style>
    <style:style style:name="Tableau10" style:family="table">
      <style:table-properties style:width="19.002cm" table:align="left"/>
    </style:style>
    <style:style style:name="Tableau10.A" style:family="table-column">
      <style:table-column-properties style:column-width="5.868cm"/>
    </style:style>
    <style:style style:name="Tableau10.B" style:family="table-column">
      <style:table-column-properties style:column-width="4.247cm"/>
    </style:style>
    <style:style style:name="Tableau10.C" style:family="table-column">
      <style:table-column-properties style:column-width="8.886cm"/>
    </style:style>
    <style:style style:name="Tableau10.A1" style:family="table-cell">
      <style:table-cell-properties style:vertical-align="middle" fo:padding="0.049cm" fo:border="none"/>
    </style:style>
    <style:style style:name="Tableau10.B1" style:family="table-cell">
      <style:table-cell-properties fo:padding="0.049cm" fo:border="none"/>
    </style:style>
    <style:style style:name="Tableau10.C1" style:family="table-cell">
      <style:table-cell-properties fo:padding="0.049cm" fo:border="none"/>
    </style:style>
    <style:style style:name="Tableau13" style:family="table">
      <style:table-properties style:width="0.298cm" table:align="left"/>
    </style:style>
    <style:style style:name="Tableau13.A" style:family="table-column">
      <style:table-column-properties style:column-width="0.298cm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9.002cm" table:align="left"/>
    </style:style>
    <style:style style:name="Tableau14.A" style:family="table-column">
      <style:table-column-properties style:column-width="5.794cm"/>
    </style:style>
    <style:style style:name="Tableau14.B" style:family="table-column">
      <style:table-column-properties style:column-width="13.208cm"/>
    </style:style>
    <style:style style:name="Tableau14.A1" style:family="table-cell">
      <style:table-cell-properties style:vertical-align="middle" fo:padding="0.049cm" fo:border="none"/>
    </style:style>
    <style:style style:name="Tableau14.B1" style:family="table-cell">
      <style:table-cell-properties fo:padding="0.049cm" fo:border="none"/>
    </style:style>
    <style:style style:name="Tableau15" style:family="table">
      <style:table-properties style:width="19.002cm" table:align="left"/>
    </style:style>
    <style:style style:name="Tableau15.A" style:family="table-column">
      <style:table-column-properties style:column-width="6.027cm"/>
    </style:style>
    <style:style style:name="Tableau15.B" style:family="table-column">
      <style:table-column-properties style:column-width="12.975cm"/>
    </style:style>
    <style:style style:name="Tableau15.A1" style:family="table-cell">
      <style:table-cell-properties style:vertical-align="middle" fo:padding="0.049cm" fo:border="none"/>
    </style:style>
    <style:style style:name="Tableau11" style:family="table">
      <style:table-properties style:width="0.298cm" table:align="left"/>
    </style:style>
    <style:style style:name="Tableau11.A" style:family="table-column">
      <style:table-column-properties style:column-width="0.298cm"/>
    </style:style>
    <style:style style:name="Tableau11.A1" style:family="table-cell">
      <style:table-cell-properties style:vertical-align="middle" fo:padding="0.049cm" fo:border="none"/>
    </style:style>
    <style:style style:name="Tableau12" style:family="table">
      <style:table-properties style:width="17.441cm" table:align="left"/>
    </style:style>
    <style:style style:name="Tableau12.A" style:family="table-column">
      <style:table-column-properties style:column-width="0.467cm"/>
    </style:style>
    <style:style style:name="Tableau12.B" style:family="table-column">
      <style:table-column-properties style:column-width="7.045cm"/>
    </style:style>
    <style:style style:name="Tableau12.C" style:family="table-column">
      <style:table-column-properties style:column-width="9.929cm"/>
    </style:style>
    <style:style style:name="Tableau12.A1" style:family="table-cell">
      <style:table-cell-properties style:vertical-align="middle" fo:padding="0.049cm" fo:border="none"/>
    </style:style>
    <style:style style:name="Tableau12.B1" style:family="table-cell">
      <style:table-cell-properties fo:padding="0.049cm" fo:border="none"/>
    </style:style>
    <style:style style:name="Tableau12.C1" style:family="table-cell">
      <style:table-cell-properties fo:padding="0.049cm" fo:border="none"/>
    </style:style>
    <style:style style:name="P1" style:family="paragraph" style:parent-style-name="Titre" style:master-page-name="MP0">
      <style:paragraph-properties style:page-number="auto" fo:break-before="page"/>
    </style:style>
    <style:style style:name="P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1a3034" officeooo:paragraph-rsid="001f6c4a"/>
    </style:style>
    <style:style style:name="P7" style:family="paragraph" style:parent-style-name="Text_20_body" style:list-style-name="L1">
      <style:text-properties officeooo:rsid="001a3034"/>
    </style:style>
    <style:style style:name="P8" style:family="paragraph" style:parent-style-name="Text_20_body">
      <style:text-properties officeooo:rsid="00233029" officeooo:paragraph-rsid="00233029"/>
    </style:style>
    <style:style style:name="P9" style:family="paragraph" style:parent-style-name="Text_20_body" style:list-style-name="L2">
      <style:text-properties officeooo:rsid="00233029"/>
    </style:style>
    <style:style style:name="P10" style:family="paragraph" style:parent-style-name="Heading_20_3">
      <style:paragraph-properties fo:break-before="page"/>
    </style:style>
    <style:style style:name="P11" style:family="paragraph" style:parent-style-name="Text_20_body">
      <style:text-properties fo:font-style="italic" officeooo:paragraph-rsid="001f6c4a" style:font-style-asian="italic" style:font-style-complex="italic"/>
    </style:style>
    <style:style style:name="P12" style:family="paragraph" style:parent-style-name="Text_20_body" style:list-style-name="L3">
      <style:paragraph-properties fo:margin-top="0cm" fo:margin-bottom="0cm" style:contextual-spacing="false"/>
      <style:text-properties officeooo:paragraph-rsid="001f6c4a"/>
    </style:style>
    <style:style style:name="P13" style:family="paragraph" style:parent-style-name="Text_20_body" style:list-style-name="L3">
      <style:text-properties officeooo:paragraph-rsid="001f6c4a"/>
    </style:style>
    <style:style style:name="P14" style:family="paragraph" style:parent-style-name="Titre_20_3">
      <style:text-properties officeooo:paragraph-rsid="001f6c4a"/>
    </style:style>
    <style:style style:name="P15" style:family="paragraph" style:parent-style-name="Text_20_body">
      <style:text-properties officeooo:paragraph-rsid="001f6c4a"/>
    </style:style>
    <style:style style:name="P16" style:family="paragraph" style:parent-style-name="Text_20_body" style:list-style-name="L4">
      <style:paragraph-properties fo:margin-top="0cm" fo:margin-bottom="0cm" style:contextual-spacing="false"/>
      <style:text-properties officeooo:paragraph-rsid="001f6c4a"/>
    </style:style>
    <style:style style:name="P17" style:family="paragraph" style:parent-style-name="Text_20_body" style:list-style-name="L4">
      <style:text-properties officeooo:paragraph-rsid="001f6c4a"/>
    </style:style>
    <style:style style:name="P18" style:family="paragraph" style:parent-style-name="Titre_20_1" style:list-style-name="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19" style:family="paragraph" style:parent-style-name="Titre_20_1">
      <style:paragraph-properties fo:break-before="page"/>
    </style:style>
    <style:style style:name="P20" style:family="paragraph" style:parent-style-name="Normal">
      <style:paragraph-properties fo:break-before="page"/>
    </style:style>
    <style:style style:name="P21" style:family="paragraph" style:parent-style-name="Normal" style:list-style-name="L5"/>
    <style:style style:name="P22" style:family="paragraph" style:parent-style-name="Normal">
      <style:text-properties fo:font-weight="bold" style:font-weight-asian="bold" style:font-weight-complex="bold"/>
    </style:style>
    <style:style style:name="P23" style:family="paragraph" style:parent-style-name="Normal">
      <style:text-properties fo:language="en" fo:country="US"/>
    </style:style>
    <style:style style:name="P24" style:family="paragraph" style:parent-style-name="Normal" style:list-style-name="L6"/>
    <style:style style:name="P25" style:family="paragraph" style:parent-style-name="Normal" style:list-style-name="L7"/>
    <style:style style:name="P26" style:family="paragraph">
      <loext:graphic-properties draw:fill="none"/>
    </style:style>
    <style:style style:name="P27" style:family="paragraph" style:parent-style-name="Normal" style:list-style-name="L8"/>
    <style:style style:name="P28" style:family="paragraph" style:parent-style-name="Normal">
      <style:paragraph-properties fo:margin-left="1.27cm">
        <style:tab-stops/>
      </style:paragraph-properties>
    </style:style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9"/>
    <style:style style:name="P31" style:family="paragraph" style:parent-style-name="Table_20_Heading">
      <style:text-properties fo:font-size="2pt" style:font-size-asian="2pt" style:font-size-complex="2pt"/>
    </style:style>
    <style:style style:name="P32" style:family="paragraph" style:parent-style-name="Table_20_Contents">
      <style:text-properties fo:font-size="2pt" style:font-size-asian="2pt" style:font-size-complex="2pt"/>
    </style:style>
    <style:style style:name="P33" style:family="paragraph" style:parent-style-name="Text_20_body" style:list-style-name="L10">
      <style:paragraph-properties fo:margin-top="0cm" fo:margin-bottom="0cm" style:contextual-spacing="false"/>
    </style:style>
    <style:style style:name="P34" style:family="paragraph" style:parent-style-name="Text_20_body" style:list-style-name="L10"/>
    <style:style style:name="P35" style:family="paragraph" style:parent-style-name="Text_20_body" style:list-style-name="L11">
      <style:paragraph-properties fo:margin-top="0cm" fo:margin-bottom="0cm" style:contextual-spacing="false"/>
    </style:style>
    <style:style style:name="P36" style:family="paragraph" style:parent-style-name="Text_20_body" style:list-style-name="L11"/>
    <style:style style:name="P37" style:family="paragraph" style:parent-style-name="Text_20_body" style:list-style-name="L12"/>
    <style:style style:name="P38" style:family="paragraph" style:parent-style-name="Preformatted_20_Text" style:list-style-name="L13">
      <style:paragraph-properties fo:margin-left="0cm" fo:margin-right="0cm" fo:margin-top="0cm" fo:margin-bottom="0.499cm" style:contextual-spacing="false" fo:line-height="150%" fo:text-align="start" style:justify-single-word="false" fo:text-indent="0cm" style:auto-text-indent="false"/>
    </style:style>
    <style:style style:name="P39" style:family="paragraph" style:parent-style-name="Text_20_body" style:list-style-name="L13"/>
    <style:style style:name="P40" style:family="paragraph" style:parent-style-name="Preformatted_20_Text" style:list-style-name="L14">
      <style:paragraph-properties fo:margin-left="0cm" fo:margin-right="0cm" fo:margin-top="0cm" fo:margin-bottom="0.499cm" style:contextual-spacing="false" fo:line-height="150%" fo:text-align="start" style:justify-single-word="false" fo:text-indent="0cm" style:auto-text-indent="false"/>
    </style:style>
    <style:style style:name="P41" style:family="paragraph" style:parent-style-name="Text_20_body" style:list-style-name="L14"/>
    <style:style style:name="P42" style:family="paragraph" style:parent-style-name="Preformatted_20_Text" style:list-style-name="L15">
      <style:paragraph-properties fo:margin-left="0cm" fo:margin-right="0cm" fo:margin-top="0cm" fo:margin-bottom="0.499cm" style:contextual-spacing="false" fo:line-height="150%" fo:text-align="start" style:justify-single-word="false" fo:text-indent="0cm" style:auto-text-indent="false"/>
    </style:style>
    <style:style style:name="P43" style:family="paragraph" style:parent-style-name="Text_20_body" style:list-style-name="L16">
      <style:paragraph-properties fo:margin-top="0cm" fo:margin-bottom="0cm" style:contextual-spacing="false"/>
    </style:style>
    <style:style style:name="P44" style:family="paragraph" style:parent-style-name="Text_20_body" style:list-style-name="L16"/>
    <style:style style:name="P45" style:family="paragraph" style:parent-style-name="Text_20_body" style:list-style-name="L17">
      <style:paragraph-properties fo:margin-top="0cm" fo:margin-bottom="0cm" style:contextual-spacing="false"/>
    </style:style>
    <style:style style:name="P46" style:family="paragraph" style:parent-style-name="Text_20_body" style:list-style-name="L17"/>
    <style:style style:name="P47" style:family="paragraph" style:parent-style-name="Text_20_body" style:list-style-name="L18">
      <style:paragraph-properties fo:margin-top="0cm" fo:margin-bottom="0cm" style:contextual-spacing="false"/>
    </style:style>
    <style:style style:name="P48" style:family="paragraph" style:parent-style-name="Text_20_body" style:list-style-name="L18"/>
    <style:style style:name="P49" style:family="paragraph" style:parent-style-name="Preformatted_20_Text">
      <style:paragraph-properties fo:margin-left="0cm" fo:margin-right="0cm" fo:line-height="150%" fo:text-align="start" style:justify-single-word="false" fo:text-indent="0cm" style:auto-text-indent="false"/>
    </style:style>
    <style:style style:name="P50" style:family="paragraph" style:parent-style-name="Preformatted_20_Text">
      <style:paragraph-properties fo:margin-left="0cm" fo:margin-right="0cm" fo:line-height="150%" fo:text-align="start" style:justify-single-word="false"/>
    </style:style>
    <style:style style:name="P51" style:family="paragraph" style:parent-style-name="Preformatted_20_Text">
      <style:paragraph-properties fo:margin-left="0cm" fo:margin-right="0cm" fo:margin-top="0cm" fo:margin-bottom="0.499cm" style:contextual-spacing="false" fo:line-height="150%" fo:text-align="start" style:justify-single-word="false"/>
    </style:style>
    <style:style style:name="P52" style:family="paragraph" style:parent-style-name="Text_20_body" style:list-style-name="L19">
      <style:paragraph-properties fo:margin-top="0cm" fo:margin-bottom="0cm" style:contextual-spacing="false"/>
    </style:style>
    <style:style style:name="P53" style:family="paragraph" style:parent-style-name="Text_20_body" style:list-style-name="L19"/>
    <style:style style:name="P54" style:family="paragraph" style:parent-style-name="Text_20_body" style:list-style-name="L20">
      <style:paragraph-properties fo:margin-top="0cm" fo:margin-bottom="0cm" style:contextual-spacing="false"/>
    </style:style>
    <style:style style:name="P55" style:family="paragraph" style:parent-style-name="Text_20_body" style:list-style-name="L20"/>
    <style:style style:name="P56" style:family="paragraph" style:parent-style-name="Text_20_body" style:list-style-name="L21">
      <style:paragraph-properties fo:margin-top="0cm" fo:margin-bottom="0cm" style:contextual-spacing="false"/>
      <style:text-properties officeooo:rsid="0015cfd0"/>
    </style:style>
    <style:style style:name="P57" style:family="paragraph" style:parent-style-name="Text_20_body" style:list-style-name="L21">
      <style:text-properties officeooo:rsid="0015cfd0"/>
    </style:style>
    <style:style style:name="P58" style:family="paragraph" style:parent-style-name="Heading_20_3">
      <style:text-properties officeooo:rsid="0015cfd0"/>
    </style:style>
    <style:style style:name="P59" style:family="paragraph" style:parent-style-name="Text_20_body" style:list-style-name="L22">
      <style:paragraph-properties fo:margin-top="0cm" fo:margin-bottom="0cm" style:contextual-spacing="false"/>
      <style:text-properties officeooo:rsid="0015cfd0"/>
    </style:style>
    <style:style style:name="P60" style:family="paragraph" style:parent-style-name="Text_20_body" style:list-style-name="L22">
      <style:text-properties officeooo:rsid="0015cfd0"/>
    </style:style>
    <style:style style:name="P61" style:family="paragraph" style:parent-style-name="Text_20_body">
      <style:text-properties officeooo:rsid="0015cfd0"/>
    </style:style>
    <style:style style:name="P62" style:family="paragraph" style:parent-style-name="Text_20_body" style:list-style-name="L23">
      <style:paragraph-properties fo:margin-top="0cm" fo:margin-bottom="0cm" style:contextual-spacing="false"/>
      <style:text-properties officeooo:rsid="0015cfd0"/>
    </style:style>
    <style:style style:name="P63" style:family="paragraph" style:parent-style-name="Text_20_body" style:list-style-name="L23">
      <style:text-properties officeooo:rsid="0015cfd0"/>
    </style:style>
    <style:style style:name="P64" style:family="paragraph" style:parent-style-name="Text_20_body" style:list-style-name="L24">
      <style:text-properties officeooo:rsid="0015cfd0"/>
    </style:style>
    <style:style style:name="P65" style:family="paragraph" style:parent-style-name="Text_20_body" style:list-style-name="L25">
      <style:text-properties officeooo:rsid="0015cfd0"/>
    </style:style>
    <style:style style:name="P66" style:family="paragraph" style:parent-style-name="Heading_20_3">
      <style:text-properties fo:font-style="normal" officeooo:rsid="0015cfd0" officeooo:paragraph-rsid="0015cfd0" style:font-style-asian="normal" style:font-style-complex="normal"/>
    </style:style>
    <style:style style:name="P67" style:family="paragraph" style:parent-style-name="Text_20_body" style:list-style-name="L26">
      <style:paragraph-properties fo:margin-top="0cm" fo:margin-bottom="0cm" style:contextual-spacing="false"/>
      <style:text-properties officeooo:rsid="0015cfd0"/>
    </style:style>
    <style:style style:name="P68" style:family="paragraph" style:parent-style-name="Text_20_body" style:list-style-name="L26">
      <style:text-properties officeooo:rsid="0015cfd0"/>
    </style:style>
    <style:style style:name="P69" style:family="paragraph" style:parent-style-name="Text_20_body" style:list-style-name="L27">
      <style:paragraph-properties fo:margin-top="0cm" fo:margin-bottom="0cm" style:contextual-spacing="false"/>
      <style:text-properties officeooo:rsid="0015cfd0"/>
    </style:style>
    <style:style style:name="P70" style:family="paragraph" style:parent-style-name="Text_20_body" style:list-style-name="L27">
      <style:text-properties officeooo:rsid="0015cfd0"/>
    </style:style>
    <style:style style:name="P71" style:family="paragraph" style:parent-style-name="Text_20_body" style:list-style-name="L28">
      <style:paragraph-properties fo:margin-top="0cm" fo:margin-bottom="0cm" style:contextual-spacing="false"/>
      <style:text-properties officeooo:rsid="0015cfd0"/>
    </style:style>
    <style:style style:name="P72" style:family="paragraph" style:parent-style-name="Text_20_body" style:list-style-name="L28">
      <style:text-properties officeooo:rsid="0015cfd0"/>
    </style:style>
    <style:style style:name="P73" style:family="paragraph" style:parent-style-name="Text_20_body" style:list-style-name="L29">
      <style:paragraph-properties fo:margin-top="0cm" fo:margin-bottom="0cm" style:contextual-spacing="false"/>
      <style:text-properties officeooo:rsid="0015cfd0"/>
    </style:style>
    <style:style style:name="P74" style:family="paragraph" style:parent-style-name="Text_20_body" style:list-style-name="L29">
      <style:text-properties officeooo:rsid="0015cfd0"/>
    </style:style>
    <style:style style:name="P75" style:family="paragraph" style:parent-style-name="Text_20_body" style:list-style-name="L30">
      <style:paragraph-properties fo:margin-top="0cm" fo:margin-bottom="0cm" style:contextual-spacing="false"/>
      <style:text-properties officeooo:rsid="0015cfd0"/>
    </style:style>
    <style:style style:name="P76" style:family="paragraph" style:parent-style-name="Text_20_body" style:list-style-name="L30">
      <style:text-properties officeooo:rsid="0015cfd0"/>
    </style:style>
    <style:style style:name="P77" style:family="paragraph" style:parent-style-name="Text_20_body" style:list-style-name="L31">
      <style:paragraph-properties fo:margin-top="0cm" fo:margin-bottom="0cm" style:contextual-spacing="false"/>
      <style:text-properties officeooo:rsid="0015cfd0"/>
    </style:style>
    <style:style style:name="P78" style:family="paragraph" style:parent-style-name="Text_20_body" style:list-style-name="L31">
      <style:text-properties officeooo:rsid="0015cfd0"/>
    </style:style>
    <style:style style:name="P79" style:family="paragraph" style:parent-style-name="Text_20_body" style:list-style-name="L32">
      <style:paragraph-properties fo:margin-top="0cm" fo:margin-bottom="0cm" style:contextual-spacing="false"/>
      <style:text-properties officeooo:rsid="0015cfd0"/>
    </style:style>
    <style:style style:name="P80" style:family="paragraph" style:parent-style-name="Text_20_body" style:list-style-name="L32">
      <style:text-properties officeooo:rsid="0015cfd0"/>
    </style:style>
    <style:style style:name="P81" style:family="paragraph" style:parent-style-name="Heading_20_2">
      <style:paragraph-properties fo:break-before="page"/>
    </style:style>
    <style:style style:name="P82" style:family="paragraph" style:parent-style-name="Text_20_body" style:list-style-name="L33">
      <style:paragraph-properties fo:margin-top="0cm" fo:margin-bottom="0cm" style:contextual-spacing="false"/>
      <style:text-properties officeooo:rsid="0015cfd0"/>
    </style:style>
    <style:style style:name="P83" style:family="paragraph" style:parent-style-name="Text_20_body" style:list-style-name="L33">
      <style:text-properties officeooo:rsid="0015cfd0"/>
    </style:style>
    <style:style style:name="P84" style:family="paragraph" style:parent-style-name="Horizontal_20_Line">
      <style:paragraph-properties fo:margin-top="0cm" fo:margin-bottom="0.247cm" style:contextual-spacing="false" fo:line-height="115%"/>
      <style:text-properties officeooo:rsid="0015cfd0"/>
    </style:style>
    <style:style style:name="P85" style:family="paragraph" style:parent-style-name="Text_20_body">
      <style:text-properties officeooo:rsid="0015cfd0" officeooo:paragraph-rsid="0015cfd0"/>
    </style:style>
    <style:style style:name="P86" style:family="paragraph" style:parent-style-name="Text_20_body" style:list-style-name="L34">
      <style:paragraph-properties fo:margin-top="0cm" fo:margin-bottom="0cm" style:contextual-spacing="false"/>
      <style:text-properties officeooo:rsid="0015cfd0"/>
    </style:style>
    <style:style style:name="P87" style:family="paragraph" style:parent-style-name="Text_20_body" style:list-style-name="L34">
      <style:text-properties officeooo:rsid="0015cfd0"/>
    </style:style>
    <style:style style:name="P88" style:family="paragraph" style:parent-style-name="Text_20_body">
      <style:text-properties fo:font-style="normal" officeooo:rsid="0015cfd0" officeooo:paragraph-rsid="0015cfd0" style:font-style-asian="normal" style:font-style-complex="normal"/>
    </style:style>
    <style:style style:name="P89" style:family="paragraph" style:parent-style-name="Text_20_body">
      <style:text-properties fo:font-style="italic" officeooo:rsid="0015cfd0" officeooo:paragraph-rsid="0015cfd0" style:font-style-asian="italic" style:font-style-complex="italic"/>
    </style:style>
    <style:style style:name="P90" style:family="paragraph" style:parent-style-name="Text_20_body" style:list-style-name="L35"/>
    <style:style style:name="P91" style:family="paragraph" style:parent-style-name="Text_20_body" style:list-style-name="L35">
      <style:paragraph-properties fo:margin-top="0cm" fo:margin-bottom="0cm" style:contextual-spacing="false"/>
      <style:text-properties officeooo:rsid="0015cfd0"/>
    </style:style>
    <style:style style:name="P92" style:family="paragraph" style:parent-style-name="Text_20_body" style:list-style-name="L35">
      <style:text-properties officeooo:rsid="0015cfd0"/>
    </style:style>
    <style:style style:name="P93" style:family="paragraph" style:parent-style-name="Heading_20_3">
      <style:paragraph-properties fo:margin-top="0cm" fo:margin-bottom="0.247cm" style:contextual-spacing="false" fo:line-height="115%"/>
      <style:text-properties officeooo:rsid="0015cfd0"/>
    </style:style>
    <style:style style:name="P94" style:family="paragraph" style:parent-style-name="Heading_20_2">
      <style:text-properties officeooo:rsid="0015cfd0" officeooo:paragraph-rsid="0015cfd0"/>
    </style:style>
    <style:style style:name="P95" style:family="paragraph" style:parent-style-name="Text_20_body" style:list-style-name="L36">
      <style:text-properties officeooo:rsid="0015cfd0"/>
    </style:style>
    <style:style style:name="P96" style:family="paragraph" style:parent-style-name="Text_20_body" style:list-style-name="L36">
      <style:paragraph-properties fo:margin-top="0cm" fo:margin-bottom="0cm" style:contextual-spacing="false"/>
      <style:text-properties officeooo:rsid="0015cfd0"/>
    </style:style>
    <style:style style:name="P97" style:family="paragraph" style:parent-style-name="Text_20_body" style:list-style-name="L37">
      <style:paragraph-properties fo:margin-top="0cm" fo:margin-bottom="0cm" style:contextual-spacing="false"/>
      <style:text-properties officeooo:rsid="0015cfd0"/>
    </style:style>
    <style:style style:name="P98" style:family="paragraph" style:parent-style-name="Text_20_body" style:list-style-name="L37">
      <style:text-properties officeooo:rsid="0015cfd0"/>
    </style:style>
    <style:style style:name="P99" style:family="paragraph" style:parent-style-name="Preformatted_20_Text">
      <style:paragraph-properties fo:margin-left="0cm" fo:margin-right="0cm" fo:margin-top="0cm" fo:margin-bottom="0.247cm" style:contextual-spacing="false" fo:line-height="150%" fo:text-align="start" style:justify-single-word="false" fo:text-indent="0cm" style:auto-text-indent="false"/>
      <style:text-properties officeooo:rsid="0015cfd0"/>
    </style:style>
    <style:style style:name="P100" style:family="paragraph" style:parent-style-name="Preformatted_20_Text">
      <style:paragraph-properties fo:margin-left="0cm" fo:margin-right="0cm" fo:margin-top="0cm" fo:margin-bottom="0.247cm" style:contextual-spacing="false" fo:line-height="150%" fo:text-align="start" style:justify-single-word="false"/>
      <style:text-properties officeooo:rsid="0015cfd0"/>
    </style:style>
    <style:style style:name="P101" style:family="paragraph" style:parent-style-name="Preformatted_20_Text">
      <style:paragraph-properties fo:margin-left="0cm" fo:margin-right="0cm" fo:margin-top="0cm" fo:margin-bottom="0.499cm" style:contextual-spacing="false" fo:line-height="150%" fo:text-align="start" style:justify-single-word="false"/>
      <style:text-properties officeooo:rsid="0015cfd0"/>
    </style:style>
    <style:style style:name="P102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officeooo:rsid="0015cfd0"/>
    </style:style>
    <style:style style:name="P103" style:family="paragraph" style:parent-style-name="Heading_20_2">
      <style:text-properties officeooo:paragraph-rsid="001f6c4a"/>
    </style:style>
    <style:style style:name="P104" style:family="paragraph" style:parent-style-name="Heading_20_3">
      <style:paragraph-properties fo:margin-top="0cm" fo:margin-bottom="0.247cm" style:contextual-spacing="false" fo:line-height="115%"/>
    </style:style>
    <style:style style:name="P105" style:family="paragraph" style:parent-style-name="Text_20_body" style:list-style-name="L38"/>
    <style:style style:name="P106" style:family="paragraph" style:parent-style-name="Text_20_body" style:list-style-name="L38">
      <style:paragraph-properties fo:margin-top="0cm" fo:margin-bottom="0cm" style:contextual-spacing="false"/>
    </style:style>
    <style:style style:name="P107" style:family="paragraph" style:parent-style-name="Text_20_body" style:list-style-name="L39">
      <style:paragraph-properties fo:margin-top="0cm" fo:margin-bottom="0cm" style:contextual-spacing="false"/>
    </style:style>
    <style:style style:name="P108" style:family="paragraph" style:parent-style-name="Text_20_body" style:list-style-name="L39"/>
    <style:style style:name="P109" style:family="paragraph" style:parent-style-name="Text_20_body" style:list-style-name="L40">
      <style:paragraph-properties fo:margin-top="0cm" fo:margin-bottom="0cm" style:contextual-spacing="false"/>
    </style:style>
    <style:style style:name="P110" style:family="paragraph" style:parent-style-name="Text_20_body" style:list-style-name="L40"/>
    <style:style style:name="P111" style:family="paragraph" style:parent-style-name="Text_20_body">
      <style:text-properties fo:font-style="italic" officeooo:rsid="001c248e" officeooo:paragraph-rsid="001c248e" style:font-style-asian="italic" style:font-style-complex="italic"/>
    </style:style>
    <style:style style:name="P112" style:family="paragraph" style:parent-style-name="Text_20_body">
      <style:text-properties fo:font-style="italic" officeooo:rsid="001c248e" style:font-style-asian="italic" style:font-style-complex="italic"/>
    </style:style>
    <style:style style:name="P113" style:family="paragraph" style:parent-style-name="Text_20_body">
      <style:text-properties officeooo:paragraph-rsid="001c248e"/>
    </style:style>
    <style:style style:name="P114" style:family="paragraph" style:parent-style-name="Text_20_body" style:list-style-name="L41"/>
    <style:style style:name="P115" style:family="paragraph" style:parent-style-name="Text_20_body">
      <style:paragraph-properties fo:break-before="page"/>
      <style:text-properties officeooo:paragraph-rsid="001c248e"/>
    </style:style>
    <style:style style:name="P116" style:family="paragraph" style:parent-style-name="Text_20_body">
      <style:text-properties officeooo:rsid="001dcf2b" officeooo:paragraph-rsid="001dcf2b"/>
    </style:style>
    <style:style style:name="P117" style:family="paragraph" style:parent-style-name="Text_20_body">
      <style:text-properties officeooo:rsid="001dcf2b"/>
    </style:style>
    <style:style style:name="P118" style:family="paragraph" style:parent-style-name="Quotations">
      <style:paragraph-properties fo:margin-top="0cm" fo:margin-bottom="0.247cm" style:contextual-spacing="false" fo:line-height="115%"/>
      <style:text-properties officeooo:rsid="001dcf2b"/>
    </style:style>
    <style:style style:name="P119" style:family="paragraph" style:parent-style-name="Text_20_body">
      <style:text-properties officeooo:paragraph-rsid="00254cad"/>
    </style:style>
    <style:style style:name="P120" style:family="paragraph" style:parent-style-name="Text_20_body">
      <style:text-properties officeooo:rsid="0026a93f" officeooo:paragraph-rsid="0026a93f"/>
    </style:style>
    <style:style style:name="P121" style:family="paragraph" style:parent-style-name="Text_20_body">
      <style:text-properties officeooo:rsid="0026a93f"/>
    </style:style>
    <style:style style:name="P122" style:family="paragraph" style:parent-style-name="Text_20_body" style:list-style-name="L42">
      <style:text-properties officeooo:rsid="0026a93f"/>
    </style:style>
    <style:style style:name="P123" style:family="paragraph" style:parent-style-name="Heading_20_2">
      <style:paragraph-properties fo:break-before="page"/>
      <style:text-properties officeooo:rsid="0026a93f" officeooo:paragraph-rsid="0026a93f"/>
    </style:style>
    <style:style style:name="P124" style:family="paragraph" style:parent-style-name="Heading_20_3">
      <style:paragraph-properties fo:margin-top="0cm" fo:margin-bottom="0.247cm" style:contextual-spacing="false" fo:line-height="115%"/>
      <style:text-properties officeooo:rsid="0026a93f"/>
    </style:style>
    <style:style style:name="P125" style:family="paragraph" style:parent-style-name="Text_20_body" style:list-style-name="L43">
      <style:text-properties officeooo:rsid="0026a93f"/>
    </style:style>
    <style:style style:name="P126" style:family="paragraph" style:parent-style-name="Text_20_body" style:list-style-name="L44">
      <style:text-properties officeooo:rsid="0026a93f"/>
    </style:style>
    <style:style style:name="P127" style:family="paragraph" style:parent-style-name="Horizontal_20_Line">
      <style:paragraph-properties fo:margin-top="0cm" fo:margin-bottom="0.247cm" style:contextual-spacing="false" fo:line-height="115%"/>
      <style:text-properties officeooo:rsid="0026a93f"/>
    </style:style>
    <style:style style:name="P128" style:family="paragraph" style:parent-style-name="Heading_20_2">
      <style:paragraph-properties fo:margin-top="0cm" fo:margin-bottom="0.247cm" style:contextual-spacing="false" fo:line-height="115%"/>
      <style:text-properties officeooo:rsid="0026a93f"/>
    </style:style>
    <style:style style:name="P129" style:family="paragraph" style:parent-style-name="Text_20_body" style:list-style-name="L45">
      <style:text-properties officeooo:rsid="0026a93f"/>
    </style:style>
    <style:style style:name="P130" style:family="paragraph" style:parent-style-name="Text_20_body" style:list-style-name="L46">
      <style:text-properties officeooo:rsid="0026a93f"/>
    </style:style>
    <style:style style:name="P131" style:family="paragraph" style:parent-style-name="Preformatted_20_Text">
      <style:paragraph-properties fo:margin-left="0cm" fo:margin-right="0cm" fo:margin-top="0cm" fo:margin-bottom="0.247cm" style:contextual-spacing="false" fo:line-height="150%" fo:text-align="start" style:justify-single-word="false" fo:text-indent="0cm" style:auto-text-indent="false"/>
      <style:text-properties officeooo:rsid="0026a93f"/>
    </style:style>
    <style:style style:name="P132" style:family="paragraph" style:parent-style-name="Preformatted_20_Text">
      <style:paragraph-properties fo:margin-left="0cm" fo:margin-right="0cm" fo:margin-top="0cm" fo:margin-bottom="0.247cm" style:contextual-spacing="false" fo:line-height="150%" fo:text-align="start" style:justify-single-word="false"/>
      <style:text-properties officeooo:rsid="0026a93f"/>
    </style:style>
    <style:style style:name="P133" style:family="paragraph" style:parent-style-name="Preformatted_20_Text">
      <style:paragraph-properties fo:margin-left="0cm" fo:margin-right="0cm" fo:margin-top="0cm" fo:margin-bottom="0.499cm" style:contextual-spacing="false" fo:line-height="150%" fo:text-align="start" style:justify-single-word="false"/>
      <style:text-properties officeooo:rsid="0026a93f"/>
    </style:style>
    <style:style style:name="P134" style:family="paragraph" style:parent-style-name="Text_20_body" style:list-style-name="L47">
      <style:text-properties officeooo:rsid="0026a93f"/>
    </style:style>
    <style:style style:name="P135" style:family="paragraph" style:parent-style-name="Text_20_body">
      <style:text-properties officeooo:rsid="0029e7df" officeooo:paragraph-rsid="0029e7df"/>
    </style:style>
    <style:style style:name="P136" style:family="paragraph" style:parent-style-name="Text_20_body">
      <style:text-properties officeooo:paragraph-rsid="0029e7df"/>
    </style:style>
    <style:style style:name="P137" style:family="paragraph" style:parent-style-name="Text_20_body">
      <style:text-properties officeooo:paragraph-rsid="002c908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Menlo, Monaco, Consolas, 'Andale Mono', 'Ubuntu Mono', 'Courier New', monospace" fo:font-size="9.75pt"/>
    </style:style>
    <style:style style:name="T3" style:family="text">
      <style:text-properties officeooo:rsid="001f6c4a"/>
    </style:style>
    <style:style style:name="T4" style:family="text">
      <style:text-properties officeooo:rsid="0018e960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15cfd0"/>
    </style:style>
    <style:style style:name="T7" style:family="text">
      <style:text-properties officeooo:rsid="0016737f"/>
    </style:style>
    <style:style style:name="T8" style:family="text">
      <style:text-properties fo:font-style="italic" officeooo:rsid="001c248e" style:font-style-asian="italic" style:font-style-complex="italic"/>
    </style:style>
    <style:style style:name="T9" style:family="text">
      <style:text-properties officeooo:rsid="001c248e"/>
    </style:style>
    <style:style style:name="T10" style:family="text">
      <style:text-properties officeooo:rsid="00254cad"/>
    </style:style>
    <style:style style:name="T11" style:family="text">
      <style:text-properties fo:color="#ff4000" loext:opacity="100%" fo:font-family="Menlo, Monaco, Consolas, 'Andale Mono', 'Ubuntu Mono', 'Courier New', monospace" fo:font-size="9.75pt"/>
    </style:style>
    <style:style style:name="T12" style:family="text">
      <style:text-properties fo:font-family="Menlo, Monaco, Consolas, 'Andale Mono', 'Ubuntu Mono', 'Courier New', monospace" fo:font-size="9.75pt" officeooo:rsid="002c908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3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3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6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6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solid" svg:stroke-width="0.026cm" svg:stroke-color="#a0a0a0" svg:stroke-opacity="100%" draw:stroke-linejoin="miter" svg:stroke-linecap="butt" draw:fill="none" fo:min-height="0cm" fo:min-width="0cm" fo:padding-top="-0.004cm" fo:padding-bottom="-0.004cm" fo:padding-left="-0.004cm" fo:padding-right="-0.004cm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botZ – version arduino NewRZ4 / mega <text:s/></text:p>
      <text:table-of-content text:style-name="Sect1" text:protected="true" text:name="Table des matières1">
        <text:table-of-content-source text:outline-level="4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"><text:a xlink:type="simple" xlink:href="#__RefHeading___Toc3257_2355363954" text:style-name="Index_20_Link" text:visited-style-name="Index_20_Link">Principe orga arduino code / factorisation :<text:tab/>1</text:a></text:p>
          <text:p text:style-name="P3"><text:a xlink:type="simple" xlink:href="#__RefHeading___Toc2753_2355363954" text:style-name="Index_20_Link" text:visited-style-name="Index_20_Link">Fichierleds.h :<text:tab/>2</text:a></text:p>
          <text:p text:style-name="P4"><text:a xlink:type="simple" xlink:href="#__RefHeading___Toc2755_2355363954" text:style-name="Index_20_Link" text:visited-style-name="Index_20_Link">2. Fichier leds.cpp (Implémentation)<text:tab/>2</text:a></text:p>
          <text:p text:style-name="P2"><text:a xlink:type="simple" xlink:href="#__RefHeading___Toc3259_2355363954" text:style-name="Index_20_Link" text:visited-style-name="Index_20_Link">Système encodage info :<text:tab/>3</text:a></text:p>
          <text:p text:style-name="P3"><text:a xlink:type="simple" xlink:href="#__RefHeading___Toc2757_2355363954" text:style-name="Index_20_Link" text:visited-style-name="Index_20_Link">Encodage des informations issu de node-red<text:tab/>4</text:a></text:p>
          <text:p text:style-name="P4"><text:a xlink:type="simple" xlink:href="#__RefHeading___Toc2759_2355363954" text:style-name="Index_20_Link" text:visited-style-name="Index_20_Link">Remarques<text:tab/>7</text:a></text:p>
          <text:p text:style-name="P5"><text:a xlink:type="simple" xlink:href="#__RefHeading___Toc2761_2355363954" text:style-name="Index_20_Link" text:visited-style-name="Index_20_Link">b) Gestion des propriétés<text:tab/>7</text:a></text:p>
          <text:p text:style-name="P5"><text:a xlink:type="simple" xlink:href="#__RefHeading___Toc2763_2355363954" text:style-name="Index_20_Link" text:visited-style-name="Index_20_Link">c) Traitement des messages<text:tab/>7</text:a></text:p>
          <text:p text:style-name="P5"><text:a xlink:type="simple" xlink:href="#__RefHeading___Toc2765_2355363954" text:style-name="Index_20_Link" text:visited-style-name="Index_20_Link">d) Gestion des erreurs<text:tab/>7</text:a></text:p>
          <text:p text:style-name="P2"><text:a xlink:type="simple" xlink:href="#__RefHeading___Toc3261_2355363954" text:style-name="Index_20_Link" text:visited-style-name="Index_20_Link">Présentation des fichiers .h de la mega<text:tab/>9</text:a></text:p>
          <text:p text:style-name="P5"><text:a xlink:type="simple" xlink:href="#__RefHeading___Toc2767_2355363954" text:style-name="Index_20_Link" text:visited-style-name="Index_20_Link">3. Exemple d'utilisation dans RobotZmegaNewRZV4.ino<text:tab/>10</text:a></text:p>
          <text:p text:style-name="P5"><text:a xlink:type="simple" xlink:href="#__RefHeading___Toc2769_2355363954" text:style-name="Index_20_Link" text:visited-style-name="Index_20_Link">Explications pour l'intégration<text:tab/>10</text:a></text:p>
          <text:p text:style-name="P5"><text:a xlink:type="simple" xlink:href="#__RefHeading___Toc2771_2355363954" text:style-name="Index_20_Link" text:visited-style-name="Index_20_Link">4. Exemples de messages Node-RED<text:tab/>10</text:a></text:p>
          <text:p text:style-name="P5"><text:a xlink:type="simple" xlink:href="#__RefHeading___Toc2773_2355363954" text:style-name="Index_20_Link" text:visited-style-name="Index_20_Link">5. Résumé des fonctionnalités<text:tab/>10</text:a></text:p>
          <text:p text:style-name="P5"><text:a xlink:type="simple" xlink:href="#__RefHeading___Toc2775_2355363954" text:style-name="Index_20_Link" text:visited-style-name="Index_20_Link">8. Questions fréquentes<text:tab/>13</text:a></text:p>
          <text:p text:style-name="P2"><text:a xlink:type="simple" xlink:href="#__RefHeading___Toc3263_2355363954" text:style-name="Index_20_Link" text:visited-style-name="Index_20_Link">Gestion des messages Arduino→ Node-red<text:tab/>14</text:a></text:p>
          <text:p text:style-name="P2"><text:a xlink:type="simple" xlink:href="#__RefHeading___Toc2777_2355363954" text:style-name="Index_20_Link" text:visited-style-name="Index_20_Link">Organisation des fichiers arduino<text:tab/>19</text:a></text:p>
        </text:index-body>
      </text:table-of-content>
      <text:p text:style-name="Text_20_body"/>
      <text:h text:style-name="Titre_20_1" text:outline-level="1"><text:bookmark-start text:name="__RefHeading___Toc3257_2355363954"/>Principe orga arduino code / factorisation :<text:bookmark-end text:name="__RefHeading___Toc3257_2355363954"/></text:h>
      <text:p text:style-name="P6">Un projet Arduino typique peut avoir :</text:p>
      <text:list text:style-name="L1">
        <text:list-item>
          <text:p text:style-name="P7"><text:span text:style-name="Strong_20_Emphasis">Un fichier </text:span><text:span text:style-name="Strong_20_Emphasis"><text:span text:style-name="Source_20_Text">.ino</text:span></text:span> → c’est le point d’entrée principal (comme <text:span text:style-name="Source_20_Text">main()</text:span> en C).</text:p>
        </text:list-item>
        <text:list-item>
          <text:p text:style-name="P7"><text:span text:style-name="Strong_20_Emphasis">Des fichiers </text:span><text:span text:style-name="Strong_20_Emphasis"><text:span text:style-name="Source_20_Text">.h</text:span></text:span><text:span text:style-name="Strong_20_Emphasis"> (header)</text:span> → contiennent les <text:span text:style-name="Strong_20_Emphasis">déclarations</text:span> (classes, fonctions, constantes).</text:p>
        </text:list-item>
        <text:list-item>
          <text:p text:style-name="P7"><text:span text:style-name="Strong_20_Emphasis">Des fichiers </text:span><text:span text:style-name="Strong_20_Emphasis"><text:span text:style-name="Source_20_Text">.cpp</text:span></text:span><text:span text:style-name="Strong_20_Emphasis"> (source)</text:span> → contiennent les <text:span text:style-name="Strong_20_Emphasis">définitions</text:span> (le code des fonctions et méthodes).</text:p>
        </text:list-item>
      </text:list>
      <text:p text:style-name="P8">Rappel sur la gestion des librairies par ide arduino : <text:line-break/>L’IDE Arduino compile en cherchant les includes dans :</text:p>
      <text:list text:style-name="L2">
        <text:list-item>
          <text:p text:style-name="P9">Les <text:span text:style-name="Strong_20_Emphasis">libs officielles installées avec l’IDE</text:span> (<text:span text:style-name="Source_20_Text">Servo.h</text:span>, <text:span text:style-name="Source_20_Text">Wire.h</text:span>, <text:span text:style-name="Source_20_Text">SPI.h</text:span> etc.)</text:p>
        </text:list-item>
        <text:list-item>
          <text:p text:style-name="P9">Les <text:span text:style-name="Strong_20_Emphasis">libs installées via Library Manager</text:span> ou dans <text:span text:style-name="Source_20_Text">Documents/Arduino/libraries/</text:span></text:p>
        </text:list-item>
        <text:list-item>
          <text:p text:style-name="P9">Les <text:span text:style-name="Strong_20_Emphasis">libs locales au projet</text:span> (dans <text:span text:style-name="Source_20_Text">MonProjet/libraries/</text:span>)</text:p>
        </text:list-item>
      </text:list>
      <text:p text:style-name="P8"/>
      <text:p text:style-name="P10"><text:bookmark-start text:name="__RefHeading___Toc2751_2355363954"/>Comprendre factorisation<text:bookmark-end text:name="__RefHeading___Toc2751_2355363954"/></text:p>
      <text:p text:style-name="P11">Exemple de structure .h avec les Leds</text:p>
      <text:h text:style-name="Titre_20_2" text:outline-level="2"><text:bookmark-start text:name="__RefHeading___Toc2753_2355363954"/>Fichier<text:span text:style-name="Source_20_Text">leds.h</text:span> :<text:bookmark-end text:name="__RefHeading___Toc2753_2355363954"/></text:h>
      <text:list text:style-name="L3">
        <text:list-item>
          <text:p text:style-name="P12"><text:span text:style-name="Source_20_Text">#ifndef LEDS_H</text:span> : Empêche les inclusions multiples (protection d’en-tête).</text:p>
        </text:list-item>
        <text:list-item>
          <text:p text:style-name="P12"><text:span text:style-name="Strong_20_Emphasis">Constantes</text:span> : Broches et nombres de LEDs sont définis ici pour une maintenance facile.</text:p>
        </text:list-item>
        <text:list-item>
          <text:p text:style-name="P12"><text:span text:style-name="Strong_20_Emphasis">Variables globales</text:span> :</text:p>
          <text:list>
            <text:list-item>
              <text:p text:style-name="P12"><text:span text:style-name="Source_20_Text">extern</text:span> indique que ces variables sont définies dans <text:span text:style-name="Source_20_Text">leds.cpp</text:span> (évite les doublons).</text:p>
            </text:list-item>
            <text:list-item>
              <text:p text:style-name="P12">Ex: <text:span text:style-name="Source_20_Text">ringPixels</text:span> et <text:span text:style-name="Source_20_Text">rubanPixels</text:span> sont les objets pour contrôler les LEDs.</text:p>
            </text:list-item>
          </text:list>
        </text:list-item>
        <text:list-item>
          <text:p text:style-name="P12"><text:span text:style-name="Strong_20_Emphasis">Prototypes</text:span> :</text:p>
          <text:list>
            <text:list-item>
              <text:p text:style-name="P12">Fonctions pour <text:span text:style-name="Strong_20_Emphasis">initialiser</text:span>, <text:span text:style-name="Strong_20_Emphasis">activer/désactiver</text:span>, et <text:span text:style-name="Strong_20_Emphasis">mettre à jour</text:span> les LEDs.</text:p>
            </text:list-item>
            <text:list-item>
              <text:p text:style-name="P12">Fonctions spécifiques pour des <text:span text:style-name="Strong_20_Emphasis">comportements</text:span> (ex: <text:span text:style-name="Source_20_Text">ringSourire()</text:span>, <text:span text:style-name="Source_20_Text">rubanFuite()</text:span>).</text:p>
            </text:list-item>
            <text:list-item>
              <text:p text:style-name="P13"><text:span text:style-name="Source_20_Text">processLedMessage()</text:span> : Traite les messages au format VPIV pour les LEDs.</text:p>
            </text:list-item>
          </text:list>
        </text:list-item>
      </text:list>
      <text:h text:style-name="P14" text:outline-level="3"><text:bookmark-start text:name="__RefHeading___Toc2755_2355363954"/>2. Fichier <text:span text:style-name="Source_20_Text">leds.cpp</text:span> (Implémentation)<text:bookmark-end text:name="__RefHeading___Toc2755_2355363954"/></text:h>
      <text:p text:style-name="P15"><text:span text:style-name="Strong_20_Emphasis">Objectif</text:span> :</text:p>
      <text:list text:style-name="L4">
        <text:list-item>
          <text:p text:style-name="P16"><text:span text:style-name="Strong_20_Emphasis">Définir les variables globales</text:span> déclarées dans <text:span text:style-name="Source_20_Text">leds.h</text:span>.</text:p>
        </text:list-item>
        <text:list-item>
          <text:p text:style-name="P16"><text:span text:style-name="Strong_20_Emphasis">Implémenter les fonctions</text:span> pour contrôler les LEDs.</text:p>
        </text:list-item>
        <text:list-item>
          <text:p text:style-name="P17"><text:span text:style-name="Strong_20_Emphasis">Intégrer la logique de traitement des messages VPIV</text:span>.</text:p>
        </text:list-item>
      </text:list>
      <text:p text:style-name="Standard"><text:line-break/><text:line-break/>Refactorisation complète du code (cf version 3)<text:line-break/>Restructuration du modèle d’encodage communication (cf version 1.1)<text:line-break/>Synthèse dans cette version avec prepa pour la nouvelle version node-red et l’intégration du SE à la place du RPI.<text:line-break/><text:line-break/>RobotZmegaNewRZV4/<text:line-break/>├── RobotZmegaNewRZV4.ino <text:s text:c="9"/># Fichier principal<text:line-break/>├── includes/<text:line-break/>│ <text:s text:c="2"/>├── communication.h <text:s text:c="11"/># Prototypes et structures pour la communication<text:line-break/>│ <text:s text:c="2"/>├── communication.cpp <text:s text:c="9"/># Implémentation des fonctions de communication<text:line-break/>│ <text:s text:c="2"/>├── servos.h <text:s text:c="18"/># Gestion des servomoteurs<text:line-break/>│ <text:s text:c="2"/>├── servos.cpp<text:line-break/>│ <text:s text:c="2"/>├── leds.h <text:s text:c="20"/># Gestion des LEDs (ring et ruban)<text:line-break/>│ <text:s text:c="2"/>├── leds.cpp<text:line-break/>│ <text:s text:c="2"/>├── moteurs.h <text:s text:c="17"/># Gestion des moteurs<text:line-break/>│ <text:s text:c="2"/>├── moteurs.cpp<text:line-break/>│ <text:s text:c="2"/>└── ... <text:s text:c="23"/># Autres modules (sonar, capteurs, etc.)<text:line-break/></text:p>
      <text:h text:style-name="P18" text:outline-level="1"/>
      <text:h text:style-name="P19" text:outline-level="1"><text:bookmark-start text:name="__RefHeading___Toc3259_2355363954"/>Système encodage info : <text:bookmark-end text:name="__RefHeading___Toc3259_2355363954"/></text:h>
      <text:p text:style-name="Standard">type Variable-Propriété-Instance-Valeur<text:line-break/>Format général :<text:line-break/>$&lt;Variable&gt;:&lt;Instance&gt;:&lt;Propriété&gt;:&lt;Valeur&gt;#<text:line-break/>Conventions :<text:line-break/>Variable : 1 caractère identifiant le sous-système (ex: D pour ruban LED)<text:line-break/>Instance :<text:line-break/>* pour toutes les instances<text:line-break/>n numéro d'instance spécifique<text:line-break/>X pour données structurées<text:line-break/>Propriété : 1 caractère identifiant la propriété<text:line-break/>Valeur : Donnée simple ou structure JSON-like simplifiée<text:line-break/>cela donne par exemple :-<text:line-break/><text:line-break/>- pour des commandes simples : <text:line-break/>Mode robot (toutes instances) : $N:*:M:3#<text:line-break/><text:line-break/>-pour des commandes avec des instance spécifique :<text:line-break/>Ruban LED (instance 12) - Couleur : $D:12:C:255,0,0#<text:line-break/>Servomoteur tête (instance t) - Angle : $S:t:A:45#<text:line-break/><text:line-break/>- pour des commandes complexes (données structurées):<text:line-break/>Configuration complète ruban LED : <text:line-break/>$D:12:X:{"C":"255,0,0","F":10,"I":200}#<text:line-break/><text:line-break/>- pour des commandes-multiples<text:line-break/>Multi-commandes : $BATCH:X:[$D:12:C:255,0,0#,$S:t:A:45#]# <text:line-break/><text:line-break/><text:line-break/>table de conversion qui fait le pont avec certains des topics du programme node-red qui échange avec l'arduino :<text:line-break/>Ancien Topic Nouveau Format VPIV Description<text:line-break/>detectMvt $D:*:A:1# ou $D:*:A:0# Détection mouvement<text:line-break/>slidertete $T:G:A:45# Angle tête GD<text:line-break/>sliderTHB $T:H:A:30# Angle tête HB<text:line-break/>vitesse $V:*:S:8# Vitesse moteur<text:line-break/>ringLed $R:*:A:1# Activation ring LED<text:line-break/>couleurRing $R:*:C:255,0,0# Couleur ring (RGB)<text:line-break/>rubanLed $B:*:A:1# Activation ruban LED<text:line-break/>rubanFuite $B:F:M:1# Mode fuite ruban<text:line-break/>mode (x=0-5) $M:*:M:3# Mode robot<text:line-break/>start $S:*:A:1# Démarrage système<text:line-break/>freqGyro $G:*:F:5# Fréquence gyrophare<text:line-break/>vert $G:*:C:G# Gyrophare vert</text:p>
      <text:p text:style-name="P20"/>
      <text:h text:style-name="Titre_20_2" text:outline-level="2"><text:bookmark-start text:name="__RefHeading___Toc2757_2355363954"/>Encodage des informations issu de node-red<text:bookmark-end text:name="__RefHeading___Toc2757_2355363954"/></text:h>
      <text:p text:style-name="Normal">Format général : </text:p>
      <text:p text:style-name="Normal">$&lt;Variable&gt;:&lt;Instances&gt;:&lt;Propriétés&gt;:&lt;Valeurs&gt;#<text:line-break/></text:p>
      <text:list text:style-name="L5">
        <text:list-item>
          <text:p text:style-name="P21"><text:span text:style-name="Police_20_par_20_défaut"><text:span text:style-name="T1">&lt;Variable&gt;</text:span></text:span> : 1 caractère (ex: B pour ruban LED, R pour ring LED, T pour servos).</text:p>
        </text:list-item>
        <text:list-item>
          <text:p text:style-name="P21"><text:span text:style-name="Police_20_par_20_défaut"><text:span text:style-name="T1">&lt;Instances&gt;</text:span></text:span> : </text:p>
          <text:list>
            <text:list-item>
              <text:p text:style-name="P21">* : Toutes les instances (ex: toutes les LEDs d'un ruban).</text:p>
            </text:list-item>
            <text:list-item>
              <text:p text:style-name="P21">[n1,n2,...] : Instances spécifiques (ex: LEDs 0, 1, 2).</text:p>
            </text:list-item>
            <text:list-item>
              <text:p text:style-name="P21">n : Une seule instance (ex: LED 5).</text:p>
            </text:list-item>
          </text:list>
        </text:list-item>
        <text:list-item>
          <text:p text:style-name="P21"><text:span text:style-name="Police_20_par_20_défaut"><text:span text:style-name="T1">&lt;Propriétés&gt;</text:span></text:span> : </text:p>
          <text:list>
            <text:list-item>
              <text:p text:style-name="P21">P : Une seule propriété (ex: C pour couleur).</text:p>
            </text:list-item>
            <text:list-item>
              <text:p text:style-name="P21">[P1,P2,...] : Plusieurs propriétés (ex: [C,F] pour couleur et fréquence).</text:p>
            </text:list-item>
          </text:list>
        </text:list-item>
        <text:list-item>
          <text:p text:style-name="P21"><text:span text:style-name="Police_20_par_20_défaut"><text:span text:style-name="T1">&lt;Valeurs&gt;</text:span></text:span> : </text:p>
          <text:list>
            <text:list-item>
              <text:p text:style-name="P21">Si <text:span text:style-name="Police_20_par_20_défaut"><text:span text:style-name="T1">1 propriété</text:span></text:span> : [valeur1,valeur2,...] (une par instance).</text:p>
            </text:list-item>
            <text:list-item>
              <text:p text:style-name="P21">Si <text:span text:style-name="Police_20_par_20_défaut"><text:span text:style-name="T1">N propriétés</text:span></text:span> : [[valeursP1], [valeursP2], ...] (un tableau par propriété).</text:p>
            </text:list-item>
          </text:list>
        </text:list-item>
      </text:list>
      <text:p text:style-name="Normal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2">Description du cas</text:p>
            </table:table-cell>
            <table:table-cell table:style-name="Tableau1.A1" office:value-type="string">
              <text:p text:style-name="P22">Message Node-RED</text:p>
            </table:table-cell>
            <table:table-cell table:style-name="Tableau1.A1" office:value-type="string">
              <text:p text:style-name="P22">Interprétation par Arduino</text:p>
            </table:table-cell>
            <table:table-cell table:style-name="Tableau1.A1" office:value-type="string">
              <text:p text:style-name="P22">Exemple de code Arduino</text:p>
            </table:table-cell>
          </table:table-row>
        </table:table-header-rows>
        <table:table-row>
          <table:table-cell table:style-name="Tableau1.A1" office:value-type="string">
            <text:p text:style-name="Normal"><text:span text:style-name="Police_20_par_20_défaut"><text:span text:style-name="T1">1. Une propriété, une instance</text:span></text:span></text:p>
          </table:table-cell>
          <table:table-cell table:style-name="Tableau1.A1" office:value-type="string">
            <text:p text:style-name="Normal">$B:5:C:0,255,0#</text:p>
          </table:table-cell>
          <table:table-cell table:style-name="Tableau1.A1" office:value-type="string">
            <text:p text:style-name="Normal">Appliquer la couleur (0,255,0) à la <text:span text:style-name="Police_20_par_20_défaut"><text:span text:style-name="T1">LED 5</text:span></text:span> du ruban.</text:p>
          </table:table-cell>
          <table:table-cell table:style-name="Tableau1.A1" office:value-type="string">
            <text:p text:style-name="Normal">rubanPixels.setPixelColor(5, rubanPixels.Color(0, 255, 0));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2. Une propriété, toutes les instances</text:span></text:span></text:p>
          </table:table-cell>
          <table:table-cell table:style-name="Tableau1.A1" office:value-type="string">
            <text:p text:style-name="Normal">$B:*:C:0,255,0#</text:p>
          </table:table-cell>
          <table:table-cell table:style-name="Tableau1.A1" office:value-type="string">
            <text:p text:style-name="Normal">Appliquer la couleur (0,255,0) à <text:span text:style-name="Police_20_par_20_défaut"><text:span text:style-name="T1">toutes les LEDs</text:span></text:span> du ruban.</text:p>
          </table:table-cell>
          <table:table-cell table:style-name="Tableau1.A1" office:value-type="string">
            <text:p text:style-name="P23">rubanPixels.fill(rubanPixels.Color(0, 255, 0), 0, RUBAN_NUM_PIXELS);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3. Une propriété, instances spécifiques avec valeurs distinctes</text:span></text:span></text:p>
          </table:table-cell>
          <table:table-cell table:style-name="Tableau1.A1" office:value-type="string">
            <text:p text:style-name="Normal">$B:[0,1,2]:C:[[255,0,0],[0,255,0],[0,0,255]]#</text:p>
          </table:table-cell>
          <table:table-cell table:style-name="Tableau1.A1" office:value-type="string">
            <text:p text:style-name="Normal">Appliquer des couleurs distinctes aux <text:span text:style-name="Police_20_par_20_défaut"><text:span text:style-name="T1">LEDs 0, 1, 2</text:span></text:span> : rouge, vert, bleu.</text:p>
          </table:table-cell>
          <table:table-cell table:style-name="Tableau1.A1" office:value-type="string">
            <text:p text:style-name="Normal">rubanPixels.setPixelColor(0, rubanPixels.Color(255, 0, 0));<text:line-break/><text:line-break/>rubanPixels.setPixelColor(1, rubanPixels.Color(0, 255, 0));<text:line-break/><text:line-break/>rubanPixels.setPixelColor(2, rubanPixels.Color(0, 0, 255));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4. Plusieurs propriétés, une instance</text:span></text:span></text:p>
          </table:table-cell>
          <table:table-cell table:style-name="Tableau1.A1" office:value-type="string">
            <text:p text:style-name="Normal">$B:5:[C,F]:[[0,255,0],[10]]#</text:p>
          </table:table-cell>
          <table:table-cell table:style-name="Tableau1.A1" office:value-type="string">
            <text:p text:style-name="Normal">Appliquer à la <text:span text:style-name="Police_20_par_20_défaut"><text:span text:style-name="T1">LED 5</text:span></text:span> : couleur (0,255,0) et fréquence 10.</text:p>
          </table:table-cell>
          <table:table-cell table:style-name="Tableau1.A1" office:value-type="string">
            <text:p text:style-name="Normal">rubanPixels.setPixelColor(5, rubanPixels.Color(0, 255, 0));<text:line-break/><text:line-break/>// Appliquer fréquence 10 à la LED 5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5. Plusieurs propriétés, toutes les instances</text:span></text:span></text:p>
          </table:table-cell>
          <table:table-cell table:style-name="Tableau1.A1" office:value-type="string">
            <text:p text:style-name="Normal">$B:*:[C,F]:[[0,255,0,...],[10,5,...]]#</text:p>
          </table:table-cell>
          <table:table-cell table:style-name="Tableau1.A1" office:value-type="string">
            <text:p text:style-name="Normal">Appliquer à <text:span text:style-name="Police_20_par_20_défaut"><text:span text:style-name="T1">toutes les LEDs</text:span></text:span> : couleur (0,255,0) et fréquence 10 (ou 5 en alternance).</text:p>
          </table:table-cell>
          <table:table-cell table:style-name="Tableau1.A1" office:value-type="string">
            <text:p text:style-name="Normal">Boucle sur toutes les LEDs :<text:line-break/><text:line-break/>setPixelColor(i, rubanPixels.Color(0, 255, 0));<text:line-break/><text:line-break/>// Appliquer fréquence 10 ou 5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6. Une propriété (activation), toutes les instances</text:span></text:span></text:p>
          </table:table-cell>
          <table:table-cell table:style-name="Tableau1.A1" office:value-type="string">
            <text:p text:style-name="Normal">$B:*:A:1#</text:p>
          </table:table-cell>
          <table:table-cell table:style-name="Tableau1.A1" office:value-type="string">
            <text:p text:style-name="Normal"><text:span text:style-name="Police_20_par_20_défaut"><text:span text:style-name="T1">Activer</text:span></text:span> toutes les LEDs du ruban (avec la couleur courante).</text:p>
          </table:table-cell>
          <table:table-cell table:style-name="Tableau1.A1" office:value-type="string">
            <text:p text:style-name="P23">rubanPixels.fill(rubanPixels.Color(redRB, greenRB, blueRB));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7. Une </text:span></text:span><text:soft-page-break/><text:span text:style-name="Police_20_par_20_défaut"><text:span text:style-name="T1">propriété (activation), instances spécifiques</text:span></text:span></text:p>
          </table:table-cell>
          <table:table-cell table:style-name="Tableau1.A1" office:value-type="string">
            <text:p text:style-name="Normal">$B:[0,1,2]:A:[1,0,1]#</text:p>
          </table:table-cell>
          <table:table-cell table:style-name="Tableau1.A1" office:value-type="string">
            <text:p text:style-name="Normal"><text:span text:style-name="Police_20_par_20_défaut"><text:span text:style-name="T1">Activer</text:span></text:span> les LEDs 0 et <text:soft-page-break/>2, <text:span text:style-name="Police_20_par_20_défaut"><text:span text:style-name="T1">éteindre</text:span></text:span> la LED 1.</text:p>
          </table:table-cell>
          <table:table-cell table:style-name="Tableau1.A1" office:value-type="string">
            <text:p text:style-name="Normal">rubanPixels.setPixelColor(0, <text:soft-page-break/>rubanPixels.Color(redRB, greenRB, blueRB));<text:line-break/><text:line-break/>rubanPixels.setPixelColor(1, 0);<text:line-break/><text:line-break/>rubanPixels.setPixelColor(2, rubanPixels.Color(redRB, greenRB, blueRB));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8. Servomoteur : angle pour tête gauche/droite</text:span></text:span></text:p>
          </table:table-cell>
          <table:table-cell table:style-name="Tableau1.A1" office:value-type="string">
            <text:p text:style-name="Normal">$T:t:A:45#</text:p>
          </table:table-cell>
          <table:table-cell table:style-name="Tableau1.A1" office:value-type="string">
            <text:p text:style-name="Normal">Définir l'angle du <text:span text:style-name="Police_20_par_20_défaut"><text:span text:style-name="T1">servo tête gauche/droite</text:span></text:span> à 45°.</text:p>
          </table:table-cell>
          <table:table-cell table:style-name="Tableau1.A1" office:value-type="string">
            <text:p text:style-name="Normal">servoTGD.write(45 + correctionPosServoTGD);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9. Servomoteur : angles pour tête GD et haut/bas</text:span></text:span></text:p>
          </table:table-cell>
          <table:table-cell table:style-name="Tableau1.A1" office:value-type="string">
            <text:p text:style-name="Normal">$T:[t,h]:A:[45,90]#</text:p>
          </table:table-cell>
          <table:table-cell table:style-name="Tableau1.A1" office:value-type="string">
            <text:p text:style-name="Normal">Définir les angles : <text:span text:style-name="Police_20_par_20_défaut"><text:span text:style-name="T1">tête GD</text:span></text:span> à 45°, <text:span text:style-name="Police_20_par_20_défaut"><text:span text:style-name="T1">tête haut/bas</text:span></text:span> à 90°.</text:p>
          </table:table-cell>
          <table:table-cell table:style-name="Tableau1.A1" office:value-type="string">
            <text:p text:style-name="P23">servoTGD.write(45 + correctionPosServoTGD);<text:line-break/><text:line-break/>servoTHB.write(90);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10. Moteurs : vitesse et direction</text:span></text:span></text:p>
          </table:table-cell>
          <table:table-cell table:style-name="Tableau1.A1" office:value-type="string">
            <text:p text:style-name="Normal">$M:*:[V,W]:[[8],[0]]#</text:p>
          </table:table-cell>
          <table:table-cell table:style-name="Tableau1.A1" office:value-type="string">
            <text:p text:style-name="Normal">Définir la <text:span text:style-name="Police_20_par_20_défaut"><text:span text:style-name="T1">vitesse</text:span></text:span> à 8 et la <text:span text:style-name="Police_20_par_20_défaut"><text:span text:style-name="T1">direction</text:span></text:span> à 0 (arrêt) pour tous les moteurs.</text:p>
          </table:table-cell>
          <table:table-cell table:style-name="Tableau1.A1" office:value-type="string">
            <text:p text:style-name="Normal">transMoteurP[3] = '8';<text:line-break/><text:line-break/>transMoteurP[5] = '0';<text:line-break/><text:line-break/>envoiUno();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11. Ring LED : couleur pour toutes les LEDs</text:span></text:span></text:p>
          </table:table-cell>
          <table:table-cell table:style-name="Tableau1.A1" office:value-type="string">
            <text:p text:style-name="Normal">$R:*:C:255,0,0#</text:p>
          </table:table-cell>
          <table:table-cell table:style-name="Tableau1.A1" office:value-type="string">
            <text:p text:style-name="Normal">Allumer le <text:span text:style-name="Police_20_par_20_défaut"><text:span text:style-name="T1">ring entier en rouge</text:span></text:span>.</text:p>
          </table:table-cell>
          <table:table-cell table:style-name="Tableau1.A1" office:value-type="string">
            <text:p text:style-name="P23">ringPixels.fill(ringPixels.Color(255, 0, 0), 0, RING_NUM_PIXELS);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12. Ring LED : couleurs distinctes pour LEDs 0, 3, 6</text:span></text:span></text:p>
          </table:table-cell>
          <table:table-cell table:style-name="Tableau1.A1" office:value-type="string">
            <text:p text:style-name="Normal">$R:[0,3,6]:C:[[255,0,0],[0,255,0],[0,0,255]]#</text:p>
          </table:table-cell>
          <table:table-cell table:style-name="Tableau1.A1" office:value-type="string">
            <text:p text:style-name="Normal">Appliquer des couleurs distinctes aux <text:span text:style-name="Police_20_par_20_défaut"><text:span text:style-name="T1">LEDs 0, 3, 6</text:span></text:span> du ring.</text:p>
          </table:table-cell>
          <table:table-cell table:style-name="Tableau1.A1" office:value-type="string">
            <text:p text:style-name="Normal">ringPixels.setPixelColor(0, ringPixels.Color(255, 0, 0));<text:line-break/><text:line-break/>ringPixels.setPixelColor(3, ringPixels.Color(0, 255, 0));<text:line-break/><text:line-break/>ringPixels.setPixelColor(6, ringPixels.Color(0, 0, 255));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13. Détection de mouvement : activer</text:span></text:span></text:p>
          </table:table-cell>
          <table:table-cell table:style-name="Tableau1.A1" office:value-type="string">
            <text:p text:style-name="Normal">$D:*:A:1#</text:p>
          </table:table-cell>
          <table:table-cell table:style-name="Tableau1.A1" office:value-type="string">
            <text:p text:style-name="Normal"><text:span text:style-name="Police_20_par_20_défaut"><text:span text:style-name="T1">Activer</text:span></text:span> la détection de mouvement.</text:p>
          </table:table-cell>
          <table:table-cell table:style-name="Tableau1.A1" office:value-type="string">
            <text:p text:style-name="Normal">detecteurMvt = true;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14. Mode robot : passer en mode autonome</text:span></text:span></text:p>
          </table:table-cell>
          <table:table-cell table:style-name="Tableau1.A1" office:value-type="string">
            <text:p text:style-name="Normal">$M:*:M:3#</text:p>
          </table:table-cell>
          <table:table-cell table:style-name="Tableau1.A1" office:value-type="string">
            <text:p text:style-name="Normal">Définir le <text:span text:style-name="Police_20_par_20_défaut"><text:span text:style-name="T1">mode robot</text:span></text:span> à 3 (autonome).</text:p>
          </table:table-cell>
          <table:table-cell table:style-name="Tableau1.A1" office:value-type="string">
            <text:p text:style-name="Normal">modeRzB = AUTONOME;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15. Batch : plusieurs commandes </text:span></text:span><text:soft-page-break/><text:span text:style-name="Police_20_par_20_défaut"><text:span text:style-name="T1">en un message</text:span></text:span></text:p>
          </table:table-cell>
          <table:table-cell table:style-name="Tableau1.A1" office:value-type="string">
            <text:p text:style-name="Normal">$BATCH:[$B:5:C:0,255,0#,$T:t:A:45#]#</text:p>
          </table:table-cell>
          <table:table-cell table:style-name="Tableau1.A1" office:value-type="string">
            <text:p text:style-name="Normal">Exécuter <text:span text:style-name="Police_20_par_20_défaut"><text:span text:style-name="T1">séquentiellement</text:span></text:span> :<text:line-break/><text:line-break/><text:soft-page-break/>1. LED 5 du ruban en vert.<text:line-break/><text:line-break/>2. Servo tête GD à 45°.</text:p>
          </table:table-cell>
          <table:table-cell table:style-name="Tableau1.A1" office:value-type="string">
            <text:p text:style-name="Normal">processMessage("$B:5:C:0,255,0#");<text:line-break/><text:line-break/>processMessage("$T:t:A:45#");</text:p>
          </table:table-cell>
        </table:table-row>
      </table:table>
      <text:p text:style-name="Normal"><text:span text:style-name="Police_20_par_20_défaut"><text:span text:style-name="T1">Légende des propriétés courantes : 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22">Variable</text:p>
            </table:table-cell>
            <table:table-cell table:style-name="Tableau2.A1" office:value-type="string">
              <text:p text:style-name="P22">Propriété</text:p>
            </table:table-cell>
            <table:table-cell table:style-name="Tableau2.A1" office:value-type="string">
              <text:p text:style-name="P22">Description</text:p>
            </table:table-cell>
            <table:table-cell table:style-name="Tableau2.A1" office:value-type="string">
              <text:p text:style-name="P22">Format des valeurs</text:p>
            </table:table-cell>
          </table:table-row>
        </table:table-header-rows>
        <table:table-row>
          <table:table-cell table:style-name="Tableau2.A1" office:value-type="string">
            <text:p text:style-name="Normal">B (Ruban)</text:p>
          </table:table-cell>
          <table:table-cell table:style-name="Tableau2.A1" office:value-type="string">
            <text:p text:style-name="Normal">C</text:p>
          </table:table-cell>
          <table:table-cell table:style-name="Tableau2.A1" office:value-type="string">
            <text:p text:style-name="Normal">Couleur (RGB)</text:p>
          </table:table-cell>
          <table:table-cell table:style-name="Tableau2.A1" office:value-type="string">
            <text:p text:style-name="Normal">R,G,B (ex: 255,0,0)</text:p>
          </table:table-cell>
        </table:table-row>
        <table:table-row>
          <table:table-cell table:style-name="Tableau2.A1" office:value-type="string">
            <text:p text:style-name="Normal"/>
          </table:table-cell>
          <table:table-cell table:style-name="Tableau2.A1" office:value-type="string">
            <text:p text:style-name="Normal">A</text:p>
          </table:table-cell>
          <table:table-cell table:style-name="Tableau2.A1" office:value-type="string">
            <text:p text:style-name="Normal">Activation (0=éteint, 1=allumé)</text:p>
          </table:table-cell>
          <table:table-cell table:style-name="Tableau2.A1" office:value-type="string">
            <text:p text:style-name="Normal">0 ou 1</text:p>
          </table:table-cell>
        </table:table-row>
        <table:table-row>
          <table:table-cell table:style-name="Tableau2.A1" office:value-type="string">
            <text:p text:style-name="Normal"/>
          </table:table-cell>
          <table:table-cell table:style-name="Tableau2.A1" office:value-type="string">
            <text:p text:style-name="Normal">F</text:p>
          </table:table-cell>
          <table:table-cell table:style-name="Tableau2.A1" office:value-type="string">
            <text:p text:style-name="Normal">Fréquence de clignotement</text:p>
          </table:table-cell>
          <table:table-cell table:style-name="Tableau2.A1" office:value-type="string">
            <text:p text:style-name="Normal">Entier (ex: 10)</text:p>
          </table:table-cell>
        </table:table-row>
        <table:table-row>
          <table:table-cell table:style-name="Tableau2.A1" office:value-type="string">
            <text:p text:style-name="Normal"/>
          </table:table-cell>
          <table:table-cell table:style-name="Tableau2.A1" office:value-type="string">
            <text:p text:style-name="Normal">I</text:p>
          </table:table-cell>
          <table:table-cell table:style-name="Tableau2.A1" office:value-type="string">
            <text:p text:style-name="Normal">Intensité lumineuse</text:p>
          </table:table-cell>
          <table:table-cell table:style-name="Tableau2.A1" office:value-type="string">
            <text:p text:style-name="Normal">Entier (0-255)</text:p>
          </table:table-cell>
        </table:table-row>
        <table:table-row>
          <table:table-cell table:style-name="Tableau2.A1" office:value-type="string">
            <text:p text:style-name="Normal">R (Ring)</text:p>
          </table:table-cell>
          <table:table-cell table:style-name="Tableau2.A1" office:value-type="string">
            <text:p text:style-name="Normal">C</text:p>
          </table:table-cell>
          <table:table-cell table:style-name="Tableau2.A1" office:value-type="string">
            <text:p text:style-name="Normal">Couleur (RGB)</text:p>
          </table:table-cell>
          <table:table-cell table:style-name="Tableau2.A1" office:value-type="string">
            <text:p text:style-name="Normal">R,G,B</text:p>
          </table:table-cell>
        </table:table-row>
        <table:table-row>
          <table:table-cell table:style-name="Tableau2.A1" office:value-type="string">
            <text:p text:style-name="Normal"/>
          </table:table-cell>
          <table:table-cell table:style-name="Tableau2.A1" office:value-type="string">
            <text:p text:style-name="Normal">A</text:p>
          </table:table-cell>
          <table:table-cell table:style-name="Tableau2.A1" office:value-type="string">
            <text:p text:style-name="Normal">Activation</text:p>
          </table:table-cell>
          <table:table-cell table:style-name="Tableau2.A1" office:value-type="string">
            <text:p text:style-name="Normal">0 ou 1</text:p>
          </table:table-cell>
        </table:table-row>
        <table:table-row>
          <table:table-cell table:style-name="Tableau2.A1" office:value-type="string">
            <text:p text:style-name="Normal"/>
          </table:table-cell>
          <table:table-cell table:style-name="Tableau2.A1" office:value-type="string">
            <text:p text:style-name="Normal">F</text:p>
          </table:table-cell>
          <table:table-cell table:style-name="Tableau2.A1" office:value-type="string">
            <text:p text:style-name="Normal">Fréquence de clignotement</text:p>
          </table:table-cell>
          <table:table-cell table:style-name="Tableau2.A1" office:value-type="string">
            <text:p text:style-name="Normal">Entier</text:p>
          </table:table-cell>
        </table:table-row>
        <table:table-row>
          <table:table-cell table:style-name="Tableau2.A1" office:value-type="string">
            <text:p text:style-name="Normal">T (Servos)</text:p>
          </table:table-cell>
          <table:table-cell table:style-name="Tableau2.A1" office:value-type="string">
            <text:p text:style-name="Normal">A</text:p>
          </table:table-cell>
          <table:table-cell table:style-name="Tableau2.A1" office:value-type="string">
            <text:p text:style-name="Normal">Angle</text:p>
          </table:table-cell>
          <table:table-cell table:style-name="Tableau2.A1" office:value-type="string">
            <text:p text:style-name="Normal">Entier (ex: 45)</text:p>
          </table:table-cell>
        </table:table-row>
        <table:table-row>
          <table:table-cell table:style-name="Tableau2.A1" office:value-type="string">
            <text:p text:style-name="Normal">M (Moteurs)</text:p>
          </table:table-cell>
          <table:table-cell table:style-name="Tableau2.A1" office:value-type="string">
            <text:p text:style-name="Normal">V</text:p>
          </table:table-cell>
          <table:table-cell table:style-name="Tableau2.A1" office:value-type="string">
            <text:p text:style-name="Normal">Vitesse</text:p>
          </table:table-cell>
          <table:table-cell table:style-name="Tableau2.A1" office:value-type="string">
            <text:p text:style-name="Normal">Entier (0-9)</text:p>
          </table:table-cell>
        </table:table-row>
        <table:table-row>
          <table:table-cell table:style-name="Tableau2.A1" office:value-type="string">
            <text:p text:style-name="Normal"/>
          </table:table-cell>
          <table:table-cell table:style-name="Tableau2.A1" office:value-type="string">
            <text:p text:style-name="Normal">W</text:p>
          </table:table-cell>
          <table:table-cell table:style-name="Tableau2.A1" office:value-type="string">
            <text:p text:style-name="Normal">Direction</text:p>
          </table:table-cell>
          <table:table-cell table:style-name="Tableau2.A1" office:value-type="string">
            <text:p text:style-name="Normal">Entier (0-2)</text:p>
          </table:table-cell>
        </table:table-row>
        <table:table-row>
          <table:table-cell table:style-name="Tableau2.A1" office:value-type="string">
            <text:p text:style-name="Normal">D (Détection)</text:p>
          </table:table-cell>
          <table:table-cell table:style-name="Tableau2.A1" office:value-type="string">
            <text:p text:style-name="Normal">A</text:p>
          </table:table-cell>
          <table:table-cell table:style-name="Tableau2.A1" office:value-type="string">
            <text:p text:style-name="Normal">Activation</text:p>
          </table:table-cell>
          <table:table-cell table:style-name="Tableau2.A1" office:value-type="string">
            <text:p text:style-name="Normal">0 ou 1</text:p>
          </table:table-cell>
        </table:table-row>
        <table:table-row>
          <table:table-cell table:style-name="Tableau2.A1" office:value-type="string">
            <text:p text:style-name="Normal">M (Mode)</text:p>
          </table:table-cell>
          <table:table-cell table:style-name="Tableau2.A1" office:value-type="string">
            <text:p text:style-name="Normal">M</text:p>
          </table:table-cell>
          <table:table-cell table:style-name="Tableau2.A1" office:value-type="string">
            <text:p text:style-name="Normal">Mode robot (0-5)</text:p>
          </table:table-cell>
          <table:table-cell table:style-name="Tableau2.A1" office:value-type="string">
            <text:p text:style-name="Normal">Entier (ex: 3 pour autonome)</text:p>
          </table:table-cell>
        </table:table-row>
      </table:table>
      <text:p text:style-name="Normal"/>
      <text:p text:style-name="P22">Règles de construction des messages</text:p>
      <text:list text:style-name="L6">
        <text:list-item>
          <text:p text:style-name="P24"><text:span text:style-name="Police_20_par_20_défaut"><text:span text:style-name="T1">Pour cibler toutes les instances</text:span></text:span> : </text:p>
          <text:list>
            <text:list-item>
              <text:p text:style-name="P24">Utiliser * (ex: $B:*:C:0,255,0#).</text:p>
            </text:list-item>
          </text:list>
        </text:list-item>
        <text:list-item>
          <text:p text:style-name="P24"><text:span text:style-name="Police_20_par_20_défaut"><text:span text:style-name="T1">Pour cibler des instances spécifiques</text:span></text:span> : </text:p>
          <text:list>
            <text:list-item>
              <text:p text:style-name="P24">Lister les numéros entre crochets (ex: $B:[0,2,4]:C:[...]#).</text:p>
            </text:list-item>
          </text:list>
        </text:list-item>
        <text:list-item>
          <text:p text:style-name="P24"><text:span text:style-name="Police_20_par_20_défaut"><text:span text:style-name="T1">Pour une seule propriété</text:span></text:span> : </text:p>
          <text:list>
            <text:list-item>
              <text:p text:style-name="P24">Indiquer la propriété directement (ex: C).</text:p>
            </text:list-item>
          </text:list>
        </text:list-item>
        <text:list-item>
          <text:p text:style-name="P24"><text:span text:style-name="Police_20_par_20_défaut"><text:span text:style-name="T1">Pour plusieurs propriétés</text:span></text:span> : </text:p>
          <text:list>
            <text:list-item>
              <text:p text:style-name="P24">Lister les propriétés entre crochets (ex: [C,F]).</text:p>
            </text:list-item>
          </text:list>
        </text:list-item>
        <text:list-item>
          <text:p text:style-name="P24"><text:span text:style-name="Police_20_par_20_défaut"><text:span text:style-name="T1">Pour une seule valeur appliquée à toutes les instances</text:span></text:span> : </text:p>
          <text:list>
            <text:list-item>
              <text:p text:style-name="P24">Utiliser une valeur unique (ex: $B:*:C:0,255,0#).</text:p>
            </text:list-item>
          </text:list>
        </text:list-item>
        <text:list-item>
          <text:p text:style-name="P24"><text:span text:style-name="Police_20_par_20_défaut"><text:span text:style-name="T1">Pour des valeurs distinctes par instance</text:span></text:span> : </text:p>
          <text:list>
            <text:list-item>
              <text:p text:style-name="P24">Utiliser un tableau de valeurs (ex: $B:[0,1]:C:[[255,0,0],[0,255,0]]#).</text:p>
            </text:list-item>
          </text:list>
        </text:list-item>
        <text:list-item>
          <text:p text:style-name="P24"><text:span text:style-name="Police_20_par_20_défaut"><text:span text:style-name="T1">Pour plusieurs propriétés</text:span></text:span> : </text:p>
          <text:list>
            <text:list-item>
              <text:p text:style-name="P24">Utiliser un tableau de tableaux de valeurs (ex: $B:*:[C,F]:[[0,255,0,...],[10,5,...]]#).</text:p>
            </text:list-item>
          </text:list>
        </text:list-item>
      </text:list>
      <text:p text:style-name="Normal"/>
      <text:p text:style-name="P20"/>
      <text:h text:style-name="Titre_20_3" text:outline-level="3"><text:bookmark-start text:name="__RefHeading___Toc2759_2355363954"/>Remarques<text:bookmark-end text:name="__RefHeading___Toc2759_2355363954"/></text:h>
      <text:p text:style-name="P22">Pourquoi utiliser ArduinoJson ?</text:p>
      <text:list text:style-name="L7">
        <text:list-item>
          <text:p text:style-name="P25">Les messages avec <text:span text:style-name="Police_20_par_20_défaut"><text:span text:style-name="T1">plusieurs propriétés</text:span></text:span> (ex: $B:*:[C,F]:[[0,255,0,...],[10,5,...]]#) contiennent des <text:span text:style-name="Police_20_par_20_défaut"><text:span text:style-name="T1">tableaux imbriqués</text:span></text:span>.</text:p>
        </text:list-item>
        <text:list-item>
          <text:p text:style-name="P25">ArduinoJson permet de parser ces structures complexes <text:span text:style-name="Police_20_par_20_défaut"><text:span text:style-name="T1">facilement et sans erreurs</text:span></text:span>, contrairement à un parsing manuel (ex: avec strtok), qui serait fastidieux et sujet aux bugs.</text:p>
        </text:list-item>
      </text:list>
      <text:p text:style-name="Normal"><draw:custom-shape text:anchor-type="as-char" draw:z-index="0" draw:name="Horizontal Line 7" draw:style-name="gr1" draw:text-style-name="P26" svg:width="115.595cm" svg:height="0.004cm"><text:p/><draw:enhanced-geometry svg:viewBox="0 0 21600 21600" draw:type="non-primitive" draw:enhanced-path="M 0 0 L 21600 0 21600 21600 0 21600 Z N"/></draw:custom-shape></text:p>
      <text:p text:style-name="P22">Exemple de message multi-propriétés</text:p>
      <text:p text:style-name="Normal"><text:span text:style-name="Police_20_par_20_défaut"><text:span text:style-name="T1">Message Node-RED</text:span></text:span> :</text:p>
      <text:list text:style-name="L8">
        <text:list-item>
          <text:p text:style-name="P27">$B:*:[C,F]:[[0,255,0,0,255,0,...],[10,5,10,5,...]]#</text:p>
        </text:list-item>
        <text:list-item>
          <text:p text:style-name="P27">Valeurs : </text:p>
        </text:list-item>
      </text:list>
      <text:p text:style-name="P28">Couleurs : [0,255,0, 0,255,0, ...] (pour chaque LED).</text:p>
      <text:p text:style-name="P28">Fréquences : [10,5,10,5,...] (pour chaque LED).</text:p>
      <text:p text:style-name="Normal"/>
      <text:p text:style-name="Heading_20_3"><text:span text:style-name="Strong_20_Emphasis">Uniformisation des instances de servos</text:span></text:p>
      <text:list text:style-name="L9">
        <text:list-item>
          <text:p text:style-name="P29">Les servos sont identifiés par : </text:p>
          <text:list>
            <text:list-item>
              <text:p text:style-name="P29"><text:span text:style-name="Source_20_Text">t</text:span> : Tête Gauche/Droite. </text:p>
            </text:list-item>
            <text:list-item>
              <text:p text:style-name="P29"><text:span text:style-name="Source_20_Text">c</text:span> : Tête Haut/Bas. </text:p>
            </text:list-item>
            <text:list-item>
              <text:p text:style-name="P29"><text:span text:style-name="Source_20_Text">r</text:span> : Base (corps). </text:p>
            </text:list-item>
          </text:list>
        </text:list-item>
        <text:list-item>
          <text:p text:style-name="P30"><text:span text:style-name="Strong_20_Emphasis"><text:span text:style-name="Source_20_Text">*</text:span></text:span> : Applique la commande à <text:span text:style-name="Strong_20_Emphasis">tous les servos</text:span> (utiles pour des réinitialisations ou des commandes globales). </text:p>
        </text:list-item>
      </text:list>
      <text:h text:style-name="Heading_20_4" text:outline-level="4"><text:bookmark-start text:name="__RefHeading___Toc2761_2355363954"/><text:span text:style-name="Strong_20_Emphasis">b) Gestion des propriétés</text:span><text:bookmark-end text:name="__RefHeading___Toc2761_2355363954"/></text:h>
      <table:table table:name="Tableau3" table:style-name="Tableau3">
        <table:table-column table:style-name="Tableau3.A"/>
        <table:table-header-rows>
          <table:table-row>
            <table:table-cell table:style-name="Tableau3.A1" office:value-type="string">
              <text:p text:style-name="P31"/>
            </table:table-cell>
          </table:table-row>
        </table:table-header-rows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P31"/>
            </table:table-cell>
            <table:table-cell table:style-name="Tableau4.B1" office:value-type="string">
              <text:p text:style-name="P32"/>
            </table:table-cell>
            <table:table-cell table:style-name="Tableau4.C1" office:value-type="string">
              <text:p text:style-name="P32"/>
            </table:table-cell>
          </table:table-row>
        </table:table-header-rows>
        <table:table-row>
          <table:table-cell table:style-name="Tableau4.A1" office:value-type="string">
            <text:p text:style-name="Table_20_Contents"><text:span text:style-name="Source_20_Text">A</text:span></text:p>
          </table:table-cell>
          <table:table-cell table:style-name="Tableau4.A1" office:value-type="string">
            <text:p text:style-name="Table_20_Contents">Angle (en degrés)</text:p>
          </table:table-cell>
          <table:table-cell table:style-name="Tableau4.A1" office:value-type="string">
            <text:p text:style-name="Table_20_Contents">Entier (ex: <text:span text:style-name="Source_20_Text">45</text:span>)</text:p>
          </table:table-cell>
        </table:table-row>
        <table:table-row>
          <table:table-cell table:style-name="Tableau4.A1" office:value-type="string">
            <text:p text:style-name="Table_20_Contents"><text:span text:style-name="Source_20_Text">M</text:span></text:p>
          </table:table-cell>
          <table:table-cell table:style-name="Tableau4.A1" office:value-type="string">
            <text:p text:style-name="Table_20_Contents">Mode (manuel/automatique)</text:p>
          </table:table-cell>
          <table:table-cell table:style-name="Tableau4.A1" office:value-type="string">
            <text:p text:style-name="Table_20_Contents"><text:span text:style-name="Source_20_Text">0</text:span> (automatique) ou <text:span text:style-name="Source_20_Text">1</text:span> (manuel)</text:p>
          </table:table-cell>
        </table:table-row>
      </table:table>
      <text:h text:style-name="Heading_20_4" text:outline-level="4"><text:bookmark-start text:name="__RefHeading___Toc2763_2355363954"/><text:span text:style-name="Strong_20_Emphasis">c) Traitement des messages</text:span><text:bookmark-end text:name="__RefHeading___Toc2763_2355363954"/></text:h>
      <text:list text:style-name="L10">
        <text:list-item>
          <text:p text:style-name="P33"><text:span text:style-name="Strong_20_Emphasis">Boucle sur les propriétés</text:span> (<text:span text:style-name="Source_20_Text">propIndex</text:span>) : </text:p>
          <text:list>
            <text:list-item>
              <text:p text:style-name="P33">Ex: <text:span text:style-name="Source_20_Text">A</text:span> (angle) ou <text:span text:style-name="Source_20_Text">M</text:span> (mode). </text:p>
            </text:list-item>
          </text:list>
        </text:list-item>
        <text:list-item>
          <text:p text:style-name="P33"><text:span text:style-name="Strong_20_Emphasis">Boucle sur les instances</text:span> (<text:span text:style-name="Source_20_Text">instIndex</text:span>) : </text:p>
          <text:list>
            <text:list-item>
              <text:p text:style-name="P33">Ex: <text:span text:style-name="Source_20_Text">t</text:span>, <text:span text:style-name="Source_20_Text">c</text:span>, <text:span text:style-name="Source_20_Text">r</text:span>, ou <text:span text:style-name="Source_20_Text">*</text:span> (tous). </text:p>
            </text:list-item>
          </text:list>
        </text:list-item>
        <text:list-item>
          <text:p text:style-name="P33"><text:span text:style-name="Strong_20_Emphasis">Sélection du servo</text:span> : </text:p>
          <text:list>
            <text:list-item>
              <text:p text:style-name="P33">Pointeur <text:span text:style-name="Source_20_Text">servo</text:span> vers <text:span text:style-name="Source_20_Text">servoTGD</text:span>, <text:span text:style-name="Source_20_Text">servoTHB</text:span>, ou <text:span text:style-name="Source_20_Text">servoBase</text:span>. </text:p>
            </text:list-item>
            <text:list-item>
              <text:p text:style-name="P33"><text:span text:style-name="Strong_20_Emphasis">Correction</text:span> appliquée à l'angle (ex: <text:span text:style-name="Source_20_Text">CORRECTION_TGD</text:span>). </text:p>
            </text:list-item>
          </text:list>
        </text:list-item>
        <text:list-item>
          <text:p text:style-name="P33"><text:span text:style-name="Strong_20_Emphasis">Application de la valeur</text:span> : </text:p>
          <text:list>
            <text:list-item>
              <text:p text:style-name="P33">Pour <text:span text:style-name="Source_20_Text">A</text:span> : Attache le servo, applique l'angle + correction, puis détache. </text:p>
            </text:list-item>
            <text:list-item>
              <text:p text:style-name="P34">Pour <text:span text:style-name="Source_20_Text">M</text:span> : Met à jour le mode manuel/automatique. </text:p>
            </text:list-item>
          </text:list>
        </text:list-item>
      </text:list>
      <text:h text:style-name="Heading_20_4" text:outline-level="4"><text:bookmark-start text:name="__RefHeading___Toc2765_2355363954"/><text:span text:style-name="Strong_20_Emphasis">d) Gestion des erreurs</text:span><text:bookmark-end text:name="__RefHeading___Toc2765_2355363954"/></text:h>
      <text:list text:style-name="L11">
        <text:list-item>
          <text:p text:style-name="P35"><text:span text:style-name="Strong_20_Emphasis">Instance inconnue</text:span> (ex: <text:span text:style-name="Source_20_Text">x</text:span>) : </text:p>
          <text:list>
            <text:list-item>
              <text:p text:style-name="P35">Affiche <text:span text:style-name="Source_20_Text">&lt;ERR:Instance servo inconnue: x&gt;</text:span> et passe à l'instance suivante. </text:p>
            </text:list-item>
          </text:list>
        </text:list-item>
        <text:list-item>
          <text:p text:style-name="P35"><text:span text:style-name="Strong_20_Emphasis">Propriété inconnue</text:span> (ex: <text:span text:style-name="Source_20_Text">X</text:span>) : </text:p>
          <text:list>
            <text:list-item>
              <text:p text:style-name="P36">Affiche <text:span text:style-name="Source_20_Text">&lt;ERR:Propriété servo inconnue: X&gt;</text:span>. </text:p>
            </text:list-item>
          </text:list>
        </text:list-item>
      </text:list>
      <text:p text:style-name="Horizontal_20_Line"/>
      <text:p text:style-name="Heading_20_3"><text:soft-page-break/><text:span text:style-name="Strong_20_Emphasis">4. Exemples de messages et actions associées</text:span></text:p>
      <table:table table:name="Tableau5" table:style-name="Tableau5">
        <table:table-column table:style-name="Tableau5.A"/>
        <table:table-header-rows>
          <table:table-row>
            <table:table-cell table:style-name="Tableau5.A1" office:value-type="string">
              <text:p text:style-name="P31"/>
            </table:table-cell>
          </table:table-row>
        </table:table-header-rows>
      </table:table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31"/>
            </table:table-cell>
            <table:table-cell table:style-name="Tableau6.B1" office:value-type="string">
              <text:p text:style-name="P32"/>
            </table:table-cell>
          </table:table-row>
        </table:table-header-rows>
        <table:table-row>
          <table:table-cell table:style-name="Tableau6.A1" office:value-type="string">
            <text:p text:style-name="Table_20_Contents"><text:span text:style-name="Source_20_Text">$T:t:A:45#</text:span></text:p>
          </table:table-cell>
          <table:table-cell table:style-name="Tableau6.A1" office:value-type="string">
            <text:p text:style-name="Table_20_Contents">Déplace le servo tête GD à <text:span text:style-name="Source_20_Text">45° + CORRECTION_TGD</text:span>.</text:p>
          </table:table-cell>
        </table:table-row>
        <table:table-row>
          <table:table-cell table:style-name="Tableau6.A1" office:value-type="string">
            <text:p text:style-name="Table_20_Contents"><text:span text:style-name="Source_20_Text">$T:c:A:90#</text:span></text:p>
          </table:table-cell>
          <table:table-cell table:style-name="Tableau6.A1" office:value-type="string">
            <text:p text:style-name="Table_20_Contents">Déplace le servo tête HB à <text:span text:style-name="Source_20_Text">90° + CORRECTION_THB</text:span>.</text:p>
          </table:table-cell>
        </table:table-row>
        <table:table-row>
          <table:table-cell table:style-name="Tableau6.A1" office:value-type="string">
            <text:p text:style-name="Table_20_Contents"><text:span text:style-name="Source_20_Text">$T:r:A:30#</text:span></text:p>
          </table:table-cell>
          <table:table-cell table:style-name="Tableau6.A1" office:value-type="string">
            <text:p text:style-name="Table_20_Contents">Déplace le servo base à <text:span text:style-name="Source_20_Text">30° + CORRECTION_BASE</text:span>.</text:p>
          </table:table-cell>
        </table:table-row>
        <table:table-row>
          <table:table-cell table:style-name="Tableau6.A1" office:value-type="string">
            <text:p text:style-name="Table_20_Contents"><text:span text:style-name="Source_20_Text">$T:*:A:45#</text:span></text:p>
          </table:table-cell>
          <table:table-cell table:style-name="Tableau6.A1" office:value-type="string">
            <text:p text:style-name="Table_20_Contents">Déplace <text:span text:style-name="Strong_20_Emphasis">tous les servos</text:span> à <text:span text:style-name="Source_20_Text">45°</text:span> (avec leurs corrections respectives).</text:p>
          </table:table-cell>
        </table:table-row>
        <table:table-row>
          <table:table-cell table:style-name="Tableau6.A1" office:value-type="string">
            <text:p text:style-name="Table_20_Contents"><text:span text:style-name="Source_20_Text">$T:[t,c]:A:[45,90]#</text:span></text:p>
          </table:table-cell>
          <table:table-cell table:style-name="Tableau6.A1" office:value-type="string">
            <text:p text:style-name="Table_20_Contents">Déplace le servo tête GD à <text:span text:style-name="Source_20_Text">45°</text:span> et le servo tête HB à <text:span text:style-name="Source_20_Text">90°</text:span>.</text:p>
          </table:table-cell>
        </table:table-row>
        <table:table-row>
          <table:table-cell table:style-name="Tableau6.A1" office:value-type="string">
            <text:p text:style-name="Table_20_Contents"><text:span text:style-name="Source_20_Text">$T:*:M:1#</text:span></text:p>
          </table:table-cell>
          <table:table-cell table:style-name="Tableau6.A1" office:value-type="string">
            <text:p text:style-name="Table_20_Contents">Passe <text:span text:style-name="Strong_20_Emphasis">tous les servos</text:span> en mode manuel (<text:span text:style-name="Source_20_Text">contrManuelServoTGD = true</text:span>, etc.).</text:p>
          </table:table-cell>
        </table:table-row>
        <table:table-row>
          <table:table-cell table:style-name="Tableau6.A1" office:value-type="string">
            <text:p text:style-name="Table_20_Contents"><text:span text:style-name="Source_20_Text">$T:[t,r]:[A,M]:[[45,30],[1,0]]#</text:span></text:p>
          </table:table-cell>
          <table:table-cell table:style-name="Tableau6.A1" office:value-type="string">
            <text:p text:style-name="Table_20_Contents">Déplace tête GD à <text:span text:style-name="Source_20_Text">45°</text:span> (mode manuel) et base à <text:span text:style-name="Source_20_Text">30°</text:span> (mode automatique).</text:p>
          </table:table-cell>
        </table:table-row>
      </table:table>
      <text:p text:style-name="Heading_20_3"><text:span text:style-name="Strong_20_Emphasis">Questions fréquentes</text:span></text:p>
      <table:table table:name="Tableau7" table:style-name="Tableau7">
        <table:table-column table:style-name="Tableau7.A"/>
        <table:table-header-rows>
          <table:table-row>
            <table:table-cell table:style-name="Tableau7.A1" office:value-type="string">
              <text:p text:style-name="P31"/>
            </table:table-cell>
          </table:table-row>
        </table:table-header-rows>
      </table:table>
      <table:table table:name="Tableau8" table:style-name="Tableau8">
        <table:table-column table:style-name="Tableau8.A"/>
        <table:table-column table:style-name="Tableau8.B"/>
        <table:table-header-rows>
          <table:table-row>
            <table:table-cell table:style-name="Tableau8.A1" office:value-type="string">
              <text:p text:style-name="P31"/>
            </table:table-cell>
            <table:table-cell table:style-name="Tableau8.B1" office:value-type="string">
              <text:p text:style-name="P32"/>
            </table:table-cell>
          </table:table-row>
        </table:table-header-rows>
        <table:table-row>
          <table:table-cell table:style-name="Tableau8.A1" office:value-type="string">
            <text:p text:style-name="Table_20_Contents"><text:span text:style-name="Strong_20_Emphasis">Pourquoi détacher les servos après utilisation ?</text:span></text:p>
          </table:table-cell>
          <table:table-cell table:style-name="Tableau8.A1" office:value-type="string">
            <text:p text:style-name="Table_20_Contents">Économise l’énergie et réduit les interférences (les servos consomment même à l’arrêt si attachés).</text:p>
          </table:table-cell>
        </table:table-row>
        <table:table-row>
          <table:table-cell table:style-name="Tableau8.A1" office:value-type="string">
            <text:p text:style-name="Table_20_Contents"><text:span text:style-name="Strong_20_Emphasis">Comment ajuster les corrections ?</text:span></text:p>
          </table:table-cell>
          <table:table-cell table:style-name="Tableau8.A1" office:value-type="string">
            <text:p text:style-name="Table_20_Contents">Mesure les angles réels avec un rapportur, puis ajuste <text:span text:style-name="Source_20_Text">CORRECTION_*</text:span> pour que <text:span text:style-name="Source_20_Text">90°</text:span> corresponde à la position neutre.</text:p>
          </table:table-cell>
        </table:table-row>
        <table:table-row>
          <table:table-cell table:style-name="Tableau8.A1" office:value-type="string">
            <text:p text:style-name="Table_20_Contents"><text:span text:style-name="Strong_20_Emphasis">Peut-on ajouter d’autres servos ?</text:span></text:p>
          </table:table-cell>
          <table:table-cell table:style-name="Tableau8.A1" office:value-type="string">
            <text:p text:style-name="Table_20_Contents">Oui, en ajoutant une nouvelle instance (ex: <text:span text:style-name="Source_20_Text">s</text:span> pour un servo supplémentaire) et en adaptant <text:span text:style-name="Source_20_Text">processServoMessage</text:span>.</text:p>
          </table:table-cell>
        </table:table-row>
        <table:table-row>
          <table:table-cell table:style-name="Tableau8.A1" office:value-type="string">
            <text:p text:style-name="Table_20_Contents"><text:span text:style-name="Strong_20_Emphasis">Que faire si un servo ne répond pas ?</text:span></text:p>
          </table:table-cell>
          <table:table-cell table:style-name="Tableau8.A1" office:value-type="string">
            <text:p text:style-name="Table_20_Contents">Vérifier :<text:line-break/>- Le câblage (alimentation, signal, masse).<text:line-break/>- La broche utilisée (certaines broches Arduino Mega ont des conflits).<text:line-break/>- L’alimentation (les servos consomment beaucoup de courant).</text:p>
          </table:table-cell>
        </table:table-row>
      </table:table>
      <text:p text:style-name="Horizontal_20_Line"/>
      <text:p text:style-name="Heading_20_3"><text:span text:style-name="Strong_20_Emphasis">9. Exemple de code pour Node-RED</text:span></text:p>
      <text:p text:style-name="Text_20_body">Si tu utilises Node-RED pour envoyer les commandes, voici des exemples de <text:span text:style-name="Strong_20_Emphasis">messages à envoyer</text:span> :</text:p>
      <text:list text:style-name="L12">
        <text:list-item>
          <text:p text:style-name="P37"><text:span text:style-name="Strong_20_Emphasis">Déplacer la tête GD à 45°</text:span> : </text:p>
        </text:list-item>
      </text:list>
      <text:list text:style-name="L13">
        <text:list-item>
          <text:p text:style-name="P38"><text:span text:style-name="Source_20_Text"><text:span text:style-name="T2">$T:t:A:45#</text:span></text:span></text:p>
        </text:list-item>
        <text:list-item>
          <text:p text:style-name="P39"><text:span text:style-name="Strong_20_Emphasis">Déplacer la base à 30° et la tête HB à 90°</text:span> : </text:p>
        </text:list-item>
      </text:list>
      <text:list text:style-name="L14">
        <text:list-item>
          <text:p text:style-name="P40"><text:span text:style-name="Source_20_Text"><text:span text:style-name="T2">$T:[r,c]:A:[30,90]#</text:span></text:span></text:p>
        </text:list-item>
        <text:list-item>
          <text:p text:style-name="P41"><text:span text:style-name="Strong_20_Emphasis">Passer tous les servos en mode manuel</text:span> : </text:p>
        </text:list-item>
      </text:list>
      <text:list text:style-name="L15">
        <text:list-item>
          <text:p text:style-name="P42"><text:span text:style-name="Source_20_Text"><text:span text:style-name="T2">$T:*:M:1#</text:span></text:span></text:p>
        </text:list-item>
      </text:list>
      <text:p text:style-name="Horizontal_20_Line"/>
      <text:p text:style-name="Heading_20_3"><text:span text:style-name="Strong_20_Emphasis">10. Résumé des modifications</text:span></text:p>
      <text:list text:style-name="L16">
        <text:list-item>
          <text:p text:style-name="P43"><text:span text:style-name="Strong_20_Emphasis">Uniformisation</text:span> : Tous les servos (<text:span text:style-name="Source_20_Text">t</text:span>, <text:span text:style-name="Source_20_Text">c</text:span>, <text:span text:style-name="Source_20_Text">r</text:span>) sont traités via la variable <text:span text:style-name="Source_20_Text">T</text:span>. </text:p>
        </text:list-item>
        <text:list-item>
          <text:p text:style-name="P43"><text:span text:style-name="Strong_20_Emphasis">Simplification</text:span> : Plus besoin de cas particuliers pour la base. </text:p>
        </text:list-item>
        <text:list-item>
          <text:p text:style-name="P43"><text:span text:style-name="Strong_20_Emphasis">Cohérence</text:span> : Le code suit le même pattern que pour les LEDs et moteurs. </text:p>
        </text:list-item>
        <text:list-item>
          <text:p text:style-name="P44"><text:span text:style-name="Strong_20_Emphasis">Extensibilité</text:span> : Facile d’ajouter d’autres servos ou propriétés.</text:p>
        </text:list-item>
      </text:list>
      <text:h text:style-name="Titre_20_1" text:outline-level="1"><text:bookmark-start text:name="__RefHeading___Toc3261_2355363954"/><text:soft-page-break/><text:span text:style-name="Strong_20_Emphasis">Présentation des fichiers .h de la mega<text:line-break/></text:span><text:bookmark-end text:name="__RefHeading___Toc3261_2355363954"/></text:h>
      <text:p text:style-name="Heading_20_2"><text:span text:style-name="Strong_20_Emphasis">Explications pour </text:span><text:span text:style-name="Strong_20_Emphasis"><text:span text:style-name="Source_20_Text">ultrasonic.h</text:span></text:span></text:p>
      <text:list text:style-name="L17">
        <text:list-item>
          <text:p text:style-name="P45"><text:span text:style-name="Strong_20_Emphasis">Inclusions</text:span> : </text:p>
          <text:list>
            <text:list-item>
              <text:p text:style-name="P45"><text:span text:style-name="Source_20_Text">NewPing.h</text:span> pour gérer les capteurs ultrasoniques. </text:p>
            </text:list-item>
            <text:list-item>
              <text:p text:style-name="P45"><text:span text:style-name="Source_20_Text">communication.h</text:span> pour utiliser la structure <text:span text:style-name="Source_20_Text">MessageVPIV</text:span>. </text:p>
            </text:list-item>
          </text:list>
        </text:list-item>
        <text:list-item>
          <text:p text:style-name="P45"><text:span text:style-name="Strong_20_Emphasis">Constantes</text:span> : </text:p>
          <text:list>
            <text:list-item>
              <text:p text:style-name="P45"><text:span text:style-name="Source_20_Text">SONAR_NUM</text:span> : Nombre de capteurs (9). </text:p>
            </text:list-item>
            <text:list-item>
              <text:p text:style-name="P45"><text:span text:style-name="Source_20_Text">MAX_DISTANCE</text:span> : Distance maximale détectable (200 cm). </text:p>
            </text:list-item>
            <text:list-item>
              <text:p text:style-name="P45"><text:span text:style-name="Source_20_Text">PING_INTERVAL</text:span> : Intervalle entre les mesures (40 ms). </text:p>
            </text:list-item>
          </text:list>
        </text:list-item>
        <text:list-item>
          <text:p text:style-name="P45"><text:span text:style-name="Strong_20_Emphasis">Variables globales</text:span> : </text:p>
          <text:list>
            <text:list-item>
              <text:p text:style-name="P45"><text:span text:style-name="Source_20_Text">sonar</text:span> : Tableau des objets <text:span text:style-name="Source_20_Text">NewPing</text:span> pour chaque capteur. </text:p>
            </text:list-item>
            <text:list-item>
              <text:p text:style-name="P45"><text:span text:style-name="Source_20_Text">nomSonar</text:span> : Noms des capteurs (ex: "AvG", "AvC"). </text:p>
            </text:list-item>
            <text:list-item>
              <text:p text:style-name="P45"><text:span text:style-name="Source_20_Text">transfertSonarCode</text:span> : Code de transfert des distances (0=OK, 1=Danger, etc.). </text:p>
            </text:list-item>
            <text:list-item>
              <text:p text:style-name="P45"><text:span text:style-name="Source_20_Text">sonarDanger</text:span> : Seuil de danger pour chaque capteur. </text:p>
            </text:list-item>
            <text:list-item>
              <text:p text:style-name="P45"><text:span text:style-name="Source_20_Text">pingTimer</text:span> : Minuterie pour gérer les intervalles de mesure. </text:p>
            </text:list-item>
            <text:list-item>
              <text:p text:style-name="P45"><text:span text:style-name="Source_20_Text">currentSensor</text:span> : Capteur actuellement actif. </text:p>
            </text:list-item>
          </text:list>
        </text:list-item>
        <text:list-item>
          <text:p text:style-name="P45"><text:span text:style-name="Strong_20_Emphasis">Prototypes des fonctions</text:span> : </text:p>
          <text:list>
            <text:list-item>
              <text:p text:style-name="P45"><text:span text:style-name="Source_20_Text">initUltrasonic()</text:span> : Initialise les capteurs. </text:p>
            </text:list-item>
            <text:list-item>
              <text:p text:style-name="P45"><text:span text:style-name="Source_20_Text">fSonarSe()</text:span> : Mesure les distances et envoie les données. </text:p>
            </text:list-item>
            <text:list-item>
              <text:p text:style-name="P46"><text:span text:style-name="Source_20_Text">processUltrasonicMessage()</text:span> : Traite les messages VPIV pour les ultrasoniques.</text:p>
            </text:list-item>
          </text:list>
        </text:list-item>
      </text:list>
      <text:p text:style-name="Normal"/>
      <text:p text:style-name="Normal"/>
      <text:p text:style-name="Heading_20_3"><text:span text:style-name="Strong_20_Emphasis">Explications pour </text:span><text:span text:style-name="Strong_20_Emphasis"><text:span text:style-name="Source_20_Text">ultrasonic.cpp</text:span></text:span></text:p>
      <text:list text:style-name="L18">
        <text:list-item>
          <text:p text:style-name="P47"><text:span text:style-name="Strong_20_Emphasis">Initialisation</text:span> : </text:p>
          <text:list>
            <text:list-item>
              <text:p text:style-name="P47"><text:span text:style-name="Source_20_Text">initUltrasonic()</text:span> : Configure les minuteries pour étaler les mesures dans le temps. </text:p>
            </text:list-item>
          </text:list>
        </text:list-item>
        <text:list-item>
          <text:p text:style-name="P47"><text:span text:style-name="Strong_20_Emphasis">Mesure des distances</text:span> : </text:p>
          <text:list>
            <text:list-item>
              <text:p text:style-name="P47"><text:span text:style-name="Source_20_Text">fSonarSe()</text:span> : </text:p>
              <text:list>
                <text:list-item>
                  <text:p text:style-name="P47">Mesure la distance pour chaque capteur à intervalles réguliers. </text:p>
                </text:list-item>
                <text:list-item>
                  <text:p text:style-name="P47">Détermine le code de danger (<text:span text:style-name="Source_20_Text">0</text:span>, <text:span text:style-name="Source_20_Text">1</text:span>, <text:span text:style-name="Source_20_Text">2</text:span>, <text:span text:style-name="Source_20_Text">3</text:span>) en fonction de la distance. </text:p>
                </text:list-item>
                <text:list-item>
                  <text:p text:style-name="P47">Envoie les données via le port série si le code a changé. </text:p>
                </text:list-item>
              </text:list>
            </text:list-item>
          </text:list>
        </text:list-item>
        <text:list-item>
          <text:p text:style-name="P47"><text:span text:style-name="Strong_20_Emphasis">Traitement des messages</text:span> : </text:p>
          <text:list>
            <text:list-item>
              <text:p text:style-name="P47"><text:span text:style-name="Source_20_Text">processUltrasonicMessage()</text:span> : </text:p>
              <text:list>
                <text:list-item>
                  <text:p text:style-name="P47">Traite les messages VPIV pour les ultrasoniques (variable <text:span text:style-name="Source_20_Text">U</text:span>). </text:p>
                </text:list-item>
                <text:list-item>
                  <text:p text:style-name="P47"><text:span text:style-name="Strong_20_Emphasis">Propriétés supportées</text:span> : </text:p>
                  <text:list>
                    <text:list-item>
                      <text:p text:style-name="P47"><text:span text:style-name="Source_20_Text">D</text:span> : Définir le seuil de danger pour un ou plusieurs capteurs. </text:p>
                    </text:list-item>
                    <text:list-item>
                      <text:p text:style-name="P47"><text:span text:style-name="Source_20_Text">A</text:span> : Activation/désactivation (à implémenter si nécessaire). </text:p>
                    </text:list-item>
                  </text:list>
                </text:list-item>
                <text:list-item>
                  <text:p text:style-name="P47"><text:span text:style-name="Strong_20_Emphasis">Gestion des instances</text:span> : </text:p>
                  <text:list>
                    <text:list-item>
                      <text:p text:style-name="P47"><text:span text:style-name="Source_20_Text">*</text:span> : Applique la commande à tous les capteurs. </text:p>
                    </text:list-item>
                    <text:list-item>
                      <text:p text:style-name="P48"><text:span text:style-name="Source_20_Text">[n1,n2,...]</text:span> : Applique la commande aux capteurs spécifiés. </text:p>
                    </text:list-item>
                  </text:list>
                </text:list-item>
              </text:list>
            </text:list-item>
          </text:list>
        </text:list-item>
      </text:list>
      <text:p text:style-name="Horizontal_20_Line"><text:soft-page-break/></text:p>
      <text:h text:style-name="Heading_20_4" text:outline-level="4"><text:bookmark-start text:name="__RefHeading___Toc2767_2355363954"/><text:span text:style-name="Strong_20_Emphasis">3. Exemple d'utilisation dans</text:span><text:span text:style-name="Strong_20_Emphasis"><text:span text:style-name="Source_20_Text"> RobotZmegaNewRZV4.in</text:span></text:span>o<text:bookmark-end text:name="__RefHeading___Toc2767_2355363954"/></text:h>
      <text:p text:style-name="P49"><text:span text:style-name="Source_20_Text"><text:span text:style-name="T2">#include "includes/ultrasonic.h"</text:span></text:span></text:p>
      <text:p text:style-name="P50"/>
      <text:p text:style-name="P50"><text:span text:style-name="Source_20_Text"><text:span text:style-name="T2">void setup() {</text:span></text:span></text:p>
      <text:p text:style-name="P50"><text:span text:style-name="Source_20_Text"><text:s text:c="4"/></text:span><text:span text:style-name="Source_20_Text"><text:span text:style-name="T2">Serial.begin(115200);</text:span></text:span></text:p>
      <text:p text:style-name="P50"><text:span text:style-name="Source_20_Text"><text:s text:c="4"/></text:span><text:span text:style-name="Source_20_Text"><text:span text:style-name="T2">initUltrasonic(); <text:s/>// Initialise les capteurs ultrasoniques</text:span></text:span></text:p>
      <text:p text:style-name="P50"><text:span text:style-name="Source_20_Text"><text:span text:style-name="T2">}</text:span></text:span></text:p>
      <text:p text:style-name="P50"/>
      <text:p text:style-name="P50"><text:span text:style-name="Source_20_Text"><text:span text:style-name="T2">void loop() {</text:span></text:span></text:p>
      <text:p text:style-name="P50"><text:span text:style-name="Source_20_Text"><text:s text:c="4"/></text:span><text:span text:style-name="Source_20_Text"><text:span text:style-name="T2">fSonarSe(); <text:s/>// Mesure les distances et envoie les données</text:span></text:span></text:p>
      <text:p text:style-name="P50"><text:span text:style-name="Source_20_Text"><text:s text:c="4"/></text:span><text:span text:style-name="Source_20_Text"><text:span text:style-name="T2">// ... (autres tâches)</text:span></text:span></text:p>
      <text:p text:style-name="P51"><text:span text:style-name="Source_20_Text"><text:span text:style-name="T2">}</text:span></text:span></text:p>
      <text:p text:style-name="Horizontal_20_Line"/>
      <text:h text:style-name="Heading_20_4" text:outline-level="4"><text:bookmark-start text:name="__RefHeading___Toc2769_2355363954"/><text:span text:style-name="Strong_20_Emphasis">Explications pour l'intégration</text:span><text:bookmark-end text:name="__RefHeading___Toc2769_2355363954"/></text:h>
      <text:list text:style-name="L19">
        <text:list-item>
          <text:p text:style-name="P52"><text:span text:style-name="Strong_20_Emphasis">Initialisation</text:span> : Appelle <text:span text:style-name="Source_20_Text">initUltrasonic()</text:span> dans <text:span text:style-name="Source_20_Text">setup()</text:span>. </text:p>
        </text:list-item>
        <text:list-item>
          <text:p text:style-name="P53"><text:span text:style-name="Strong_20_Emphasis">Boucle principale</text:span> : Appelle <text:span text:style-name="Source_20_Text">fSonarSe()</text:span> pour mesurer les distances et envoyer les données. </text:p>
        </text:list-item>
      </text:list>
      <text:p text:style-name="Horizontal_20_Line"/>
      <text:h text:style-name="Heading_20_4" text:outline-level="4"><text:bookmark-start text:name="__RefHeading___Toc2771_2355363954"/><text:span text:style-name="Strong_20_Emphasis">4. Exemples de messages Node-RED</text:span><text:bookmark-end text:name="__RefHeading___Toc2771_2355363954"/></text:h>
      <text:p text:style-name="Text_20_body">Voici des exemples de messages pour <text:span text:style-name="Strong_20_Emphasis">configurer les capteurs ultrasoniques</text:span> depuis Node-RED :</text:p>
      <table:table table:name="Tableau9" table:style-name="Tableau9">
        <table:table-column table:style-name="Tableau9.A"/>
        <table:table-header-rows>
          <table:table-row>
            <table:table-cell table:style-name="Tableau9.A1" office:value-type="string">
              <text:p text:style-name="P31"/>
            </table:table-cell>
          </table:table-row>
        </table:table-header-rows>
      </table:table>
      <table:table table:name="Tableau10" table:style-name="Tableau10">
        <table:table-column table:style-name="Tableau10.A"/>
        <table:table-column table:style-name="Tableau10.B"/>
        <table:table-column table:style-name="Tableau10.C"/>
        <table:table-header-rows>
          <table:table-row>
            <table:table-cell table:style-name="Tableau10.A1" office:value-type="string">
              <text:p text:style-name="P31"/>
            </table:table-cell>
            <table:table-cell table:style-name="Tableau10.B1" office:value-type="string">
              <text:p text:style-name="P32"/>
            </table:table-cell>
            <table:table-cell table:style-name="Tableau10.C1" office:value-type="string">
              <text:p text:style-name="P32"/>
            </table:table-cell>
          </table:table-row>
        </table:table-header-rows>
        <table:table-row>
          <table:table-cell table:style-name="Tableau10.A1" office:value-type="string">
            <text:p text:style-name="Table_20_Contents">Définir un seuil de danger de 10 cm pour tous les capteurs.</text:p>
          </table:table-cell>
          <table:table-cell table:style-name="Tableau10.A1" office:value-type="string">
            <text:p text:style-name="Table_20_Contents"><text:span text:style-name="Source_20_Text">$U:*:D:10#</text:span></text:p>
          </table:table-cell>
          <table:table-cell table:style-name="Tableau10.A1" office:value-type="string">
            <text:p text:style-name="Table_20_Contents"><text:span text:style-name="Source_20_Text">sonarDanger[i] = 10</text:span> pour tous les capteurs.</text:p>
          </table:table-cell>
        </table:table-row>
        <table:table-row>
          <table:table-cell table:style-name="Tableau10.A1" office:value-type="string">
            <text:p text:style-name="Table_20_Contents">Définir des seuils spécifiques pour les capteurs 0, 1, 2.</text:p>
          </table:table-cell>
          <table:table-cell table:style-name="Tableau10.A1" office:value-type="string">
            <text:p text:style-name="Table_20_Contents"><text:span text:style-name="Source_20_Text">$U:[0,1,2]:D:[10,15,20]#</text:span></text:p>
          </table:table-cell>
          <table:table-cell table:style-name="Tableau10.A1" office:value-type="string">
            <text:p text:style-name="Table_20_Contents"><text:span text:style-name="Source_20_Text">sonarDanger[0] = 10</text:span>, <text:span text:style-name="Source_20_Text">sonarDanger[1] = 15</text:span>, <text:span text:style-name="Source_20_Text">sonarDanger[2] = 20</text:span>.</text:p>
          </table:table-cell>
        </table:table-row>
        <table:table-row>
          <table:table-cell table:style-name="Tableau10.A1" office:value-type="string">
            <text:p text:style-name="Table_20_Contents">Activer tous les capteurs.</text:p>
          </table:table-cell>
          <table:table-cell table:style-name="Tableau10.A1" office:value-type="string">
            <text:p text:style-name="Table_20_Contents"><text:span text:style-name="Source_20_Text">$U:*:A:1#</text:span></text:p>
          </table:table-cell>
          <table:table-cell table:style-name="Tableau10.A1" office:value-type="string">
            <text:p text:style-name="Table_20_Contents">À implémenter (ex: activer/désactiver les mesures pour certains capteurs).</text:p>
          </table:table-cell>
        </table:table-row>
      </table:table>
      <text:p text:style-name="Horizontal_20_Line"/>
      <text:h text:style-name="Heading_20_4" text:outline-level="4"><text:bookmark-start text:name="__RefHeading___Toc2773_2355363954"/><text:span text:style-name="Strong_20_Emphasis">5. Résumé des fonctionnalités</text:span><text:bookmark-end text:name="__RefHeading___Toc2773_2355363954"/></text:h>
      <text:list text:style-name="L20">
        <text:list-item>
          <text:p text:style-name="P54"><text:span text:style-name="Strong_20_Emphasis">Mesure des distances</text:span> : </text:p>
          <text:list>
            <text:list-item>
              <text:p text:style-name="P54">Utilise <text:span text:style-name="Source_20_Text">NewPing</text:span> pour mesurer les distances avec une bonne précision. </text:p>
            </text:list-item>
            <text:list-item>
              <text:p text:style-name="P54">Étale les mesures dans le temps pour éviter les interférences. </text:p>
            </text:list-item>
          </text:list>
        </text:list-item>
        <text:list-item>
          <text:p text:style-name="P54"><text:span text:style-name="Strong_20_Emphasis">Envoi des données</text:span> : </text:p>
          <text:list>
            <text:list-item>
              <text:p text:style-name="P54">Envoie les codes de danger (<text:span text:style-name="Source_20_Text">&lt;*rX&gt;</text:span>, <text:span text:style-name="Source_20_Text">&lt;*oX&gt;</text:span>, <text:span text:style-name="Source_20_Text">&lt;*gX&gt;</text:span>) via le port série. </text:p>
            </text:list-item>
          </text:list>
        </text:list-item>
        <text:list-item>
          <text:p text:style-name="P54"><text:span text:style-name="Strong_20_Emphasis">Configuration via VPIV</text:span> : </text:p>
          <text:list>
            <text:list-item>
              <text:p text:style-name="P54">Permet de définir les seuils de danger (<text:span text:style-name="Source_20_Text">D</text:span>) pour un ou plusieurs capteurs. </text:p>
            </text:list-item>
            <text:list-item>
              <text:p text:style-name="P55">Supporte les messages simples et groupé</text:p>
            </text:list-item>
          </text:list>
        </text:list-item>
      </text:list>
      <text:p text:style-name="Heading_20_2"><text:soft-page-break/><text:span text:style-name="Strong_20_Emphasis">Explications pour </text:span><text:span text:style-name="Strong_20_Emphasis"><text:span text:style-name="Source_20_Text">emergency.h</text:span></text:span></text:p>
      <text:list text:style-name="L21">
        <text:list-item>
          <text:p text:style-name="P56"><text:span text:style-name="Strong_20_Emphasis">Codes d'urgence</text:span> : Définis les différents types d'urgences (surchauffe, batterie faible, etc.). </text:p>
        </text:list-item>
        <text:list-item>
          <text:p text:style-name="P56"><text:span text:style-name="Strong_20_Emphasis">Variables globales</text:span> : </text:p>
          <text:list>
            <text:list-item>
              <text:p text:style-name="P56"><text:span text:style-name="Source_20_Text">emergencyStop</text:span> : Indique si un arrêt d'urgence est en cours. </text:p>
            </text:list-item>
            <text:list-item>
              <text:p text:style-name="P56"><text:span text:style-name="Source_20_Text">emergencyCode</text:span> : Code de l'urgence actuelle. </text:p>
            </text:list-item>
          </text:list>
        </text:list-item>
        <text:list-item>
          <text:p text:style-name="P56"><text:span text:style-name="Strong_20_Emphasis">Prototypes</text:span> : </text:p>
          <text:list>
            <text:list-item>
              <text:p text:style-name="P57"><text:span text:style-name="Source_20_Text">initEmergency</text:span> : Initialisation du système d'urgence.</text:p>
            </text:list-item>
          </text:list>
        </text:list-item>
      </text:list>
      <text:p text:style-name="P58"><text:span text:style-name="Strong_20_Emphasis">Explications pour </text:span><text:span text:style-name="Strong_20_Emphasis"><text:span text:style-name="Source_20_Text">emergency.cpp</text:span></text:span></text:p>
      <text:list text:style-name="L22">
        <text:list-item>
          <text:p text:style-name="P59"><text:span text:style-name="Strong_20_Emphasis">Initialisation</text:span> : <text:span text:style-name="Source_20_Text">initEmergency</text:span> réinitialise les variables d'urgence. </text:p>
        </text:list-item>
        <text:list-item>
          <text:p text:style-name="P59"><text:span text:style-name="Strong_20_Emphasis">Vérification des conditions</text:span> : <text:span text:style-name="Source_20_Text">checkEmergencyConditions</text:span> peut être étendue pour vérifier des capteurs (ex: température, batterie). </text:p>
        </text:list-item>
        <text:list-item>
          <text:p text:style-name="P59"><text:span text:style-name="Strong_20_Emphasis">Gestion des urgences</text:span> : <text:span text:style-name="Source_20_Text">handleEmergency</text:span> prend des actions spécifiques selon le code d'urgence. </text:p>
        </text:list-item>
        <text:list-item>
          <text:p text:style-name="P60"><text:span text:style-name="Strong_20_Emphasis">Envoi d'alertes</text:span> : <text:span text:style-name="Source_20_Text">sendEmergencyAlert</text:span> utilise <text:span text:style-name="Source_20_Text">sendError</text:span> pour notifier Node-RED.</text:p>
        </text:list-item>
      </text:list>
      <text:p text:style-name="P61"/>
      <text:p text:style-name="Heading_20_2"><text:span text:style-name="Strong_20_Emphasis">Explications pour </text:span><text:span text:style-name="Strong_20_Emphasis"><text:span text:style-name="Source_20_Text">config.cpp</text:span></text:span></text:p>
      <text:list xml:id="list3548525049" text:style-name="L23">
        <text:list-item>
          <text:p text:style-name="P62"><text:span text:style-name="Strong_20_Emphasis">Variables globales</text:span> : </text:p>
          <text:list>
            <text:list-item>
              <text:p text:style-name="P62"><text:span text:style-name="Source_20_Text">sonarDanger</text:span> : Seuils de danger par défaut pour les capteurs ultrasoniques. </text:p>
            </text:list-item>
            <text:list-item>
              <text:p text:style-name="P62"><text:span text:style-name="Source_20_Text">modeRzB</text:span> : Mode de fonctionnement initial (<text:span text:style-name="Source_20_Text">ARRET</text:span>). </text:p>
            </text:list-item>
          </text:list>
        </text:list-item>
        <text:list-item>
          <text:p text:style-name="P63"><text:span text:style-name="Strong_20_Emphasis">Fonction </text:span><text:span text:style-name="Strong_20_Emphasis"><text:span text:style-name="Source_20_Text">initConfig</text:span></text:span> : Peut être étendue pour initialiser d'autres paramètres globaux.<text:line-break/><text:span text:style-name="Strong_20_Emphasis">Au démarrage</text:span> : chaque sonar a déjà un seuil adapté → <text:span text:style-name="T3">le</text:span> robot est immédiatement opérationnel.</text:p>
        </text:list-item>
        <text:list-item text:style-override="L24">
          <text:p text:style-name="P64"><text:span text:style-name="Strong_20_Emphasis">Pendant l’exécution</text:span> : <text:span text:style-name="T3">on peux</text:span> modifier <text:span text:style-name="Source_20_Text">sonarDanger[i]</text:span> via Node-RED → MQTT → Série → Arduino, sans perdre l’initialisation.</text:p>
        </text:list-item>
        <text:list-item text:style-override="L25">
          <text:p text:style-name="P65"><text:span text:style-name="Strong_20_Emphasis">Flexibilité totale</text:span> : si un jour <text:span text:style-name="T3">on</text:span> veux remettre les valeurs par défaut, t<text:span text:style-name="T3">on</text:span> rappelle juste <text:span text:style-name="Source_20_Text">initConfig()</text:span>.</text:p>
        </text:list-item>
        <text:list-item>
          <text:p text:style-name="P63"/>
        </text:list-item>
      </text:list>
      <text:p text:style-name="P66"><text:span text:style-name="Strong_20_Emphasis">Explications pour </text:span><text:span text:style-name="Strong_20_Emphasis"><text:span text:style-name="Source_20_Text">config.h</text:span></text:span></text:p>
      <text:list text:style-name="L26">
        <text:list-item>
          <text:p text:style-name="P67"><text:span text:style-name="Strong_20_Emphasis">Broches</text:span> : Centralise toutes les broches utilisées dans le projet (LEDs, servos, moteurs, capteurs). </text:p>
        </text:list-item>
        <text:list-item>
          <text:p text:style-name="P67"><text:span text:style-name="Strong_20_Emphasis">Paramètres par défaut</text:span> : Valeurs par défaut pour les LEDs, servos, moteurs, etc. </text:p>
        </text:list-item>
        <text:list-item>
          <text:p text:style-name="P67"><text:span text:style-name="Strong_20_Emphasis">Modes de fonctionnement</text:span> : Énumération des modes du robot (<text:span text:style-name="Source_20_Text">ARRET</text:span>, <text:span text:style-name="Source_20_Text">VEILLE</text:span>, etc.). </text:p>
        </text:list-item>
        <text:list-item>
          <text:p text:style-name="P68"><text:span text:style-name="Strong_20_Emphasis">Prototypes</text:span> : Fonction d'initialisation des configurations (<text:span text:style-name="Source_20_Text">initConfig</text:span>).</text:p>
        </text:list-item>
      </text:list>
      <text:p text:style-name="Heading_20_2"><text:span text:style-name="Strong_20_Emphasis">Explications pour </text:span><text:span text:style-name="Strong_20_Emphasis"><text:span text:style-name="Source_20_Text">force_sensor.h</text:span></text:span></text:p>
      <text:list text:style-name="L27">
        <text:list-item>
          <text:p text:style-name="P69"><text:span text:style-name="Strong_20_Emphasis">Variables globales</text:span> : </text:p>
          <text:list>
            <text:list-item>
              <text:p text:style-name="P69"><text:span text:style-name="Source_20_Text">scale</text:span> : Objet <text:span text:style-name="Source_20_Text">HX711</text:span> pour le capteur de force. </text:p>
            </text:list-item>
          </text:list>
        </text:list-item>
        <text:list-item>
          <text:p text:style-name="P69"><text:span text:style-name="Strong_20_Emphasis">Prototypes</text:span> : </text:p>
          <text:list>
            <text:list-item>
              <text:p text:style-name="P69"><text:span text:style-name="Source_20_Text">initForceSensor</text:span> : Initialisation du capteur. </text:p>
            </text:list-item>
            <text:list-item>
              <text:p text:style-name="P69"><text:soft-page-break/><text:span text:style-name="Source_20_Text">checkForceSensor</text:span> : Vérifie les valeurs du capteur (ex: poids, tension). </text:p>
            </text:list-item>
            <text:list-item>
              <text:p text:style-name="P70"><text:span text:style-name="Source_20_Text">processForceSensorMessage</text:span> : Traite les messages VPIV pour le capteur.</text:p>
            </text:list-item>
          </text:list>
        </text:list-item>
      </text:list>
      <text:p text:style-name="P66"><text:span text:style-name="Strong_20_Emphasis">Explications pour </text:span><text:span text:style-name="Strong_20_Emphasis"><text:span text:style-name="Source_20_Text">force_sensor.cpp</text:span></text:span></text:p>
      <text:list text:style-name="L28">
        <text:list-item>
          <text:p text:style-name="P71"><text:span text:style-name="Strong_20_Emphasis">Initialisation</text:span> : <text:span text:style-name="Source_20_Text">initForceSensor</text:span> configure le capteur HX711 avec un facteur d'échelle et un offset. </text:p>
        </text:list-item>
        <text:list-item>
          <text:p text:style-name="P71"><text:span text:style-name="Strong_20_Emphasis">Vérification</text:span> : <text:span text:style-name="Source_20_Text">checkForceSensor</text:span> lit les valeurs et envoie une erreur si le capteur ne répond pas. </text:p>
        </text:list-item>
        <text:list-item>
          <text:p text:style-name="P72"><text:span text:style-name="Strong_20_Emphasis">Traitement des messages</text:span> : <text:span text:style-name="Source_20_Text">processForceSensorMessage</text:span> gère les commandes pour le capteur (ex: calibration).</text:p>
        </text:list-item>
      </text:list>
      <text:p text:style-name="Heading_20_2"><text:span text:style-name="Strong_20_Emphasis">Explications pour </text:span><text:span text:style-name="Strong_20_Emphasis"><text:span text:style-name="Source_20_Text">microphone_array.cpp</text:span></text:span></text:p>
      <text:list text:style-name="L29">
        <text:list-item>
          <text:p text:style-name="P73"><text:span text:style-name="Strong_20_Emphasis">Initialisation</text:span> : Configure les broches des microphones en entrée. </text:p>
        </text:list-item>
        <text:list-item>
          <text:p text:style-name="P73"><text:span text:style-name="Strong_20_Emphasis">Traitement</text:span> : </text:p>
          <text:list>
            <text:list-item>
              <text:p text:style-name="P73">Lit les valeurs des microphones et calcule l'intensité sonore en %. </text:p>
            </text:list-item>
            <text:list-item>
              <text:p text:style-name="P73">Envoie les données à Node-RED si variation significative (<text:span text:style-name="Source_20_Text">$V:MIC:M,&lt;instance&gt;,I,&lt;intensité&gt;#</text:span>). </text:p>
            </text:list-item>
          </text:list>
        </text:list-item>
        <text:list-item>
          <text:p text:style-name="P74"><text:span text:style-name="Strong_20_Emphasis">Traitement des messages</text:span> : Active/désactive les microphones (<text:span text:style-name="Source_20_Text">$M:*:A:1#</text:span>).</text:p>
        </text:list-item>
      </text:list>
      <text:p text:style-name="Heading_20_2"><text:span text:style-name="Strong_20_Emphasis">Explications pour </text:span><text:span text:style-name="Strong_20_Emphasis"><text:span text:style-name="Source_20_Text">sound_tracker.cpp</text:span></text:span></text:p>
      <text:list text:style-name="L30">
        <text:list-item>
          <text:p text:style-name="P75"><text:span text:style-name="Strong_20_Emphasis">Initialisation</text:span> : Réinitialise la dernière direction détectée. </text:p>
        </text:list-item>
        <text:list-item>
          <text:p text:style-name="P75"><text:span text:style-name="Strong_20_Emphasis">Mise à jour</text:span> : </text:p>
          <text:list>
            <text:list-item>
              <text:p text:style-name="P75">Compare les intensités sonores pour déterminer la direction (avant, gauche, droit). </text:p>
            </text:list-item>
            <text:list-item>
              <text:p text:style-name="P75">Envoie la direction à Node-RED (<text:span text:style-name="Source_20_Text">$V:ST:S,0,D,&lt;direction&gt;#</text:span>). </text:p>
            </text:list-item>
          </text:list>
        </text:list-item>
        <text:list-item>
          <text:p text:style-name="P76"><text:span text:style-name="Strong_20_Emphasis">Traitement des messages</text:span> : Peut être étendu pour activer/désactiver le tracking.</text:p>
        </text:list-item>
      </text:list>
      <text:p text:style-name="Heading_20_2"><text:span text:style-name="Strong_20_Emphasis">Explications pour </text:span><text:span text:style-name="Strong_20_Emphasis"><text:span text:style-name="Source_20_Text">odometry.cpp</text:span></text:span></text:p>
      <text:list text:style-name="L31">
        <text:list-item>
          <text:p text:style-name="P77"><text:span text:style-name="Strong_20_Emphasis">Initialisation</text:span> : Réinitialise les compteurs d'encodeurs et la position. </text:p>
        </text:list-item>
        <text:list-item>
          <text:p text:style-name="P77"><text:span text:style-name="Strong_20_Emphasis">Mise à jour</text:span> : </text:p>
          <text:list>
            <text:list-item>
              <text:p text:style-name="P77">Lit les encodeurs et calcule les variations de position/angle. </text:p>
            </text:list-item>
            <text:list-item>
              <text:p text:style-name="P77">Envoie la position à Node-RED (<text:span text:style-name="Source_20_Text">$V:ODO:O,0,P,&lt;x&gt;,&lt;y&gt;,&lt;orientation&gt;#</text:span>). </text:p>
            </text:list-item>
          </text:list>
        </text:list-item>
        <text:list-item>
          <text:p text:style-name="P77"><text:span text:style-name="Strong_20_Emphasis">Traitement des messages</text:span> : </text:p>
          <text:list>
            <text:list-item>
              <text:p text:style-name="P77">Active/désactive l'odométrie (<text:span text:style-name="Source_20_Text">$O:*:A:1#</text:span>). </text:p>
            </text:list-item>
            <text:list-item>
              <text:p text:style-name="P78">Réinitialise la position (<text:span text:style-name="Source_20_Text">$O:*:R:0#</text:span>).</text:p>
            </text:list-item>
          </text:list>
        </text:list-item>
      </text:list>
      <text:p text:style-name="Heading_20_2"><text:span text:style-name="Strong_20_Emphasis">Explications pour </text:span><text:span text:style-name="Strong_20_Emphasis"><text:span text:style-name="Source_20_Text">ir_motion.cpp</text:span></text:span></text:p>
      <text:list text:style-name="L32">
        <text:list-item>
          <text:p text:style-name="P79"><text:span text:style-name="Strong_20_Emphasis">Initialisation</text:span> : Configure la broche du détecteur IR en entrée. </text:p>
        </text:list-item>
        <text:list-item>
          <text:p text:style-name="P79"><text:span text:style-name="Strong_20_Emphasis">Vérification</text:span> : </text:p>
          <text:list>
            <text:list-item>
              <text:p text:style-name="P79">Détecte les changements d'état du capteur IR. </text:p>
            </text:list-item>
            <text:list-item>
              <text:p text:style-name="P79">Envoie un message à Node-RED en cas de mouvement (<text:span text:style-name="Source_20_Text">$I:Mouvement détecté:IR,0,,#</text:span>). </text:p>
            </text:list-item>
          </text:list>
        </text:list-item>
        <text:list-item>
          <text:p text:style-name="P80"><text:span text:style-name="Strong_20_Emphasis">Traitement des messages</text:span> : Active/désactive le détecteur (<text:span text:style-name="Source_20_Text">$P:*:A:1#</text:span>).</text:p>
        </text:list-item>
      </text:list>
      <text:p text:style-name="P81"><text:span text:style-name="Strong_20_Emphasis"><text:span text:style-name="T4">T</text:span></text:span><text:span text:style-name="Strong_20_Emphasis">ester les fonctionnalités</text:span> : </text:p>
      <text:list text:style-name="L33">
        <text:list-item>
          <text:list>
            <text:list-item>
              <text:p text:style-name="P82"><text:span text:style-name="Strong_20_Emphasis">Microphones</text:span> : Envoie <text:span text:style-name="Source_20_Text">$M:*:A:1#</text:span> pour activer les microphones et vérifie les messages <text:span text:style-name="Source_20_Text">$V:MIC:...</text:span>. </text:p>
            </text:list-item>
            <text:list-item>
              <text:p text:style-name="P82"><text:span text:style-name="Strong_20_Emphasis">Sound Tracker</text:span> : Vérifie que la direction du son est correctement détectée (<text:span text:style-name="Source_20_Text">$V:ST:...</text:span>). </text:p>
            </text:list-item>
            <text:list-item>
              <text:p text:style-name="P82"><text:span text:style-name="Strong_20_Emphasis">Odometry</text:span> : Active l'odométrie avec <text:span text:style-name="Source_20_Text">$O:*:A:1#</text:span> et vérifie les positions (<text:span text:style-name="Source_20_Text">$V:ODO:...</text:span>). </text:p>
            </text:list-item>
            <text:list-item>
              <text:p text:style-name="P82"><text:span text:style-name="Strong_20_Emphasis">IR Motion</text:span> : Active le détecteur avec <text:span text:style-name="Source_20_Text">$P:*:A:1#</text:span> et vérifie les alertes de mouvement (<text:span text:style-name="Source_20_Text">$I:...</text:span>). </text:p>
            </text:list-item>
          </text:list>
          <text:p text:style-name="P82"><text:span text:style-name="Strong_20_Emphasis">Adapter Node-RED</text:span> : </text:p>
          <text:list text:continue-numbering="true">
            <text:list-item>
              <text:p text:style-name="P83">Filtre les messages <text:span text:style-name="Source_20_Text">$V:MIC:</text:span>, <text:span text:style-name="Source_20_Text">$V:ST:</text:span>, <text:span text:style-name="Source_20_Text">$V:ODO:</text:span>, et <text:span text:style-name="Source_20_Text">$I:</text:span> pour afficher les données. </text:p>
            </text:list-item>
          </text:list>
        </text:list-item>
      </text:list>
      <text:p text:style-name="P84"/>
      <text:h text:style-name="Heading_20_4" text:outline-level="4"><text:bookmark-start text:name="__RefHeading___Toc2775_2355363954"/><text:span text:style-name="Strong_20_Emphasis">8. Questions fréquentes</text:span><text:bookmark-end text:name="__RefHeading___Toc2775_2355363954"/></text:h>
      <table:table table:name="Tableau13" table:style-name="Tableau13">
        <table:table-column table:style-name="Tableau13.A"/>
        <table:table-header-rows>
          <table:table-row>
            <table:table-cell table:style-name="Tableau13.A1" office:value-type="string">
              <text:p text:style-name="P31"/>
            </table:table-cell>
          </table:table-row>
        </table:table-header-rows>
      </table:table>
      <table:table table:name="Tableau14" table:style-name="Tableau14">
        <table:table-column table:style-name="Tableau14.A"/>
        <table:table-column table:style-name="Tableau14.B"/>
        <table:table-header-rows>
          <table:table-row>
            <table:table-cell table:style-name="Tableau14.A1" office:value-type="string">
              <text:p text:style-name="P31"/>
            </table:table-cell>
            <table:table-cell table:style-name="Tableau14.B1" office:value-type="string">
              <text:p text:style-name="P32"/>
            </table:table-cell>
          </table:table-row>
        </table:table-header-rows>
        <table:table-row>
          <table:table-cell table:style-name="Tableau14.A1" office:value-type="string">
            <text:p text:style-name="Table_20_Contents"><text:span text:style-name="Strong_20_Emphasis">Comment ajuster les seuils des microphones ?</text:span></text:p>
          </table:table-cell>
          <table:table-cell table:style-name="Tableau14.A1" office:value-type="string">
            <text:p text:style-name="Table_20_Contents">Modifie <text:span text:style-name="Source_20_Text">deltaIntSignificative</text:span> dans <text:span text:style-name="Source_20_Text">microTraitement()</text:span> (ex: <text:span text:style-name="Source_20_Text">5</text:span> pour 5%).</text:p>
          </table:table-cell>
        </table:table-row>
        <table:table-row>
          <table:table-cell table:style-name="Tableau14.A1" office:value-type="string">
            <text:p text:style-name="Table_20_Contents"><text:span text:style-name="Strong_20_Emphasis">Comment tester le sound tracker ?</text:span></text:p>
          </table:table-cell>
          <table:table-cell table:style-name="Tableau14.A1" office:value-type="string">
            <text:p text:style-name="Table_20_Contents">Place une source sonore à gauche/droite et vérifie que <text:span text:style-name="Source_20_Text">$V:ST:S,0,D,1#</text:span> (gauche) ou <text:span text:style-name="Source_20_Text">D,2#</text:span> (droit) est envoyé.</text:p>
          </table:table-cell>
        </table:table-row>
        <table:table-row>
          <table:table-cell table:style-name="Tableau14.A1" office:value-type="string">
            <text:p text:style-name="Table_20_Contents"><text:span text:style-name="Strong_20_Emphasis">Comment calibrer l'odométrie ?</text:span></text:p>
          </table:table-cell>
          <table:table-cell table:style-name="Tableau14.A1" office:value-type="string">
            <text:p text:style-name="Table_20_Contents">Ajuste <text:span text:style-name="Source_20_Text">coeffGLong</text:span>, <text:span text:style-name="Source_20_Text">coeffDLong</text:span>, <text:span text:style-name="Source_20_Text">coeffGAngl</text:span>, et <text:span text:style-name="Source_20_Text">coeffDAngl</text:span> dans <text:span text:style-name="Source_20_Text">odometry.cpp</text:span>.</text:p>
          </table:table-cell>
        </table:table-row>
        <table:table-row>
          <table:table-cell table:style-name="Tableau14.A1" office:value-type="string">
            <text:p text:style-name="Table_20_Contents"><text:span text:style-name="Strong_20_Emphasis">Comment déboguer le détecteur IR ?</text:span></text:p>
          </table:table-cell>
          <table:table-cell table:style-name="Tableau14.A1" office:value-type="string">
            <text:p text:style-name="Table_20_Contents">Affiche <text:span text:style-name="Source_20_Text">mvtIrVal</text:span> avec <text:span text:style-name="Source_20_Text">Serial.println</text:span> pour vérifier les changements d'état.</text:p>
          </table:table-cell>
        </table:table-row>
      </table:table>
      <text:p text:style-name="P85"><text:span text:style-name="T5"><text:line-break/></text:span><text:span text:style-name="Strong_20_Emphasis">Tester les fonctionnalités</text:span> : </text:p>
      <text:list text:style-name="L34">
        <text:list-item>
          <text:list>
            <text:list-item>
              <text:p text:style-name="P86"><text:span text:style-name="Strong_20_Emphasis">Moteurs</text:span> : Envoie <text:span text:style-name="Source_20_Text">$M:*:V:5#</text:span> et vérifie que <text:span text:style-name="Source_20_Text">transMoteurP[3] = '5'</text:span>. </text:p>
            </text:list-item>
            <text:list-item>
              <text:p text:style-name="P86"><text:span text:style-name="Strong_20_Emphasis">Servos</text:span> : Envoie <text:span text:style-name="Source_20_Text">$T:t:A:45#</text:span> et vérifie que le servo tête GD bouge. </text:p>
            </text:list-item>
            <text:list-item>
              <text:p text:style-name="P86"><text:span text:style-name="Strong_20_Emphasis">Ultrasoniques</text:span> : Vérifie que les messages <text:span text:style-name="Source_20_Text">$V:US:U,0,D,15#</text:span> sont envoyés. </text:p>
            </text:list-item>
          </text:list>
        </text:list-item>
        <text:list-item>
          <text:p text:style-name="P86"><text:span text:style-name="Strong_20_Emphasis">Adapter Node-RED</text:span> : </text:p>
          <text:list>
            <text:list-item>
              <text:p text:style-name="P87">Filtre les messages <text:span text:style-name="Source_20_Text">$V:US:</text:span>, <text:span text:style-name="Source_20_Text">$M:</text:span>, et <text:span text:style-name="Source_20_Text">$T:</text:span> pour afficher les données.</text:p>
            </text:list-item>
          </text:list>
        </text:list-item>
      </text:list>
      <text:p text:style-name="P88"/>
      <table:table table:name="Tableau15" table:style-name="Tableau15">
        <table:table-column table:style-name="Tableau15.A"/>
        <table:table-column table:style-name="Tableau15.B"/>
        <table:table-header-rows>
          <table:table-row>
            <table:table-cell table:style-name="Tableau15.A1" office:value-type="string">
              <text:p text:style-name="Table_20_Heading">Question</text:p>
            </table:table-cell>
            <table:table-cell table:style-name="Tableau15.A1" office:value-type="string">
              <text:p text:style-name="Table_20_Heading">Réponse</text:p>
            </table:table-cell>
          </table:table-row>
        </table:table-header-rows>
        <table:table-row>
          <table:table-cell table:style-name="Tableau15.A1" office:value-type="string">
            <text:p text:style-name="Table_20_Contents"><text:span text:style-name="Strong_20_Emphasis">Comment tester les moteurs ?</text:span></text:p>
          </table:table-cell>
          <table:table-cell table:style-name="Tableau15.A1" office:value-type="string">
            <text:p text:style-name="Table_20_Contents">Envoie <text:span text:style-name="Source_20_Text">$M:*:V:5#</text:span> et vérifie que <text:span text:style-name="Source_20_Text">transMoteurP[3]</text:span> est mis à jour. Utilise <text:span text:style-name="Source_20_Text">Serial.println</text:span> pour déboguer.</text:p>
          </table:table-cell>
        </table:table-row>
        <table:table-row>
          <table:table-cell table:style-name="Tableau15.A1" office:value-type="string">
            <text:p text:style-name="Table_20_Contents"><text:span text:style-name="Strong_20_Emphasis">Comment ajuster les corrections des servos ?</text:span></text:p>
          </table:table-cell>
          <table:table-cell table:style-name="Tableau15.A1" office:value-type="string">
            <text:p text:style-name="Table_20_Contents">Modifie <text:span text:style-name="Source_20_Text">CORRECTION_TGD</text:span>, <text:span text:style-name="Source_20_Text">CORRECTION_THB</text:span>, et <text:span text:style-name="Source_20_Text">CORRECTION_BASE</text:span> dans <text:span text:style-name="Source_20_Text">servos.h</text:span>.</text:p>
          </table:table-cell>
        </table:table-row>
        <table:table-row>
          <table:table-cell table:style-name="Tableau15.A1" office:value-type="string">
            <text:p text:style-name="Table_20_Contents"><text:span text:style-name="Strong_20_Emphasis">Comment calibrer les ultrasoniques ?</text:span></text:p>
          </table:table-cell>
          <table:table-cell table:style-name="Tableau15.A1" office:value-type="string">
            <text:p text:style-name="Table_20_Contents">Ajuste <text:span text:style-name="Source_20_Text">sonarDanger</text:span> dans <text:span text:style-name="Source_20_Text">ultrasonic.cpp</text:span> ou envoie <text:span text:style-name="Source_20_Text">$U:*:D:10#</text:span> pour définir un seuil de 10 cm.</text:p>
          </table:table-cell>
        </table:table-row>
        <table:table-row>
          <table:table-cell table:style-name="Tableau15.A1" office:value-type="string">
            <text:p text:style-name="Table_20_Contents"><text:span text:style-name="Strong_20_Emphasis">Comment déboguer les communications ?</text:span></text:p>
          </table:table-cell>
          <table:table-cell table:style-name="Tableau15.A1" office:value-type="string">
            <text:p text:style-name="Table_20_Contents">Ajoute <text:span text:style-name="Source_20_Text">Serial.println</text:span> dans <text:span text:style-name="Source_20_Text">envoiUno()</text:span> et <text:span text:style-name="Source_20_Text">sendSonarData()</text:span> pour afficher les messages envoyés.</text:p>
          </table:table-cell>
        </table:table-row>
      </table:table>
      <text:p text:style-name="P88"/>
      <text:h text:style-name="P19" text:outline-level="1"><text:bookmark-start text:name="__RefHeading___Toc3263_2355363954"/>Gestion des messages Arduino→ Node-red<text:bookmark-end text:name="__RefHeading___Toc3263_2355363954"/></text:h>
      <text:p text:style-name="P89">Protocole Arduino → node-red </text:p>
      <text:p text:style-name="P85">$&lt;type&gt;:&lt;contenu&gt;:&lt;var&gt;,&lt;instances&gt;,&lt;propriétés&gt;,&lt;valeurs&gt;#</text:p>
      <text:list text:style-name="L35">
        <text:list-item>
          <text:p text:style-name="P90"><text:span text:style-name="Strong_20_Emphasis"><text:span text:style-name="Source_20_Text"><text:span text:style-name="T6">&lt;type&gt;</text:span></text:span></text:span><text:span text:style-name="T6"> :</text:span></text:p>
          <text:list>
            <text:list-item>
              <text:p text:style-name="P91"><text:span text:style-name="Source_20_Text">I</text:span> : Information (texte, logs). </text:p>
            </text:list-item>
            <text:list-item>
              <text:p text:style-name="P91"><text:span text:style-name="Source_20_Text">F</text:span> : Fonction (appel de fonction côté Node-RED). </text:p>
            </text:list-item>
            <text:list-item>
              <text:p text:style-name="P91"><text:span text:style-name="Source_20_Text">V</text:span> : Valeurs (données de capteurs). </text:p>
            </text:list-item>
            <text:list-item>
              <text:p text:style-name="P91"><text:span text:style-name="Strong_20_Emphasis"><text:span text:style-name="Source_20_Text">E</text:span></text:span> : Erreur (problème détecté par Arduino). </text:p>
            </text:list-item>
          </text:list>
        </text:list-item>
        <text:list-item>
          <text:p text:style-name="P92"><text:span text:style-name="Strong_20_Emphasis"><text:span text:style-name="Source_20_Text">&lt;contenu&gt;</text:span></text:span> :</text:p>
          <text:list>
            <text:list-item>
              <text:p text:style-name="P91">Pour <text:span text:style-name="Source_20_Text">I</text:span> : Texte informatif (ex: "Détection mouvement"). </text:p>
            </text:list-item>
            <text:list-item>
              <text:p text:style-name="P91">Pour <text:span text:style-name="Source_20_Text">F</text:span> : Nom de la fonction (ex: <text:span text:style-name="Source_20_Text">led_triste</text:span>). </text:p>
            </text:list-item>
            <text:list-item>
              <text:p text:style-name="P91">Pour <text:span text:style-name="Source_20_Text">V</text:span> : Identifiant du module (ex: <text:span text:style-name="Source_20_Text">US</text:span> pour ultrasoniques). </text:p>
            </text:list-item>
            <text:list-item>
              <text:p text:style-name="P91">Pour <text:span text:style-name="Strong_20_Emphasis"><text:span text:style-name="Source_20_Text">E</text:span></text:span> : Description de l'erreur (ex: "Dépassement loop", "Capteur 0 HS"). </text:p>
            </text:list-item>
          </text:list>
        </text:list-item>
        <text:list-item>
          <text:p text:style-name="P92"><text:span text:style-name="Strong_20_Emphasis"><text:span text:style-name="Source_20_Text">&lt;var&gt;,&lt;instances&gt;,&lt;propriétés&gt;,&lt;valeurs&gt;</text:span></text:span> :</text:p>
          <text:list>
            <text:list-item>
              <text:p text:style-name="P91">Identique au format Node-RED → Arduino. </text:p>
            </text:list-item>
            <text:list-item>
              <text:p text:style-name="P92">Pour <text:span text:style-name="Source_20_Text">E</text:span>, ces champs peuvent être vides ou contenir des détails techniques (ex: <text:span text:style-name="Source_20_Text">E,,,500#</text:span> pour indiquer que la boucle a pris 500 ms). </text:p>
            </text:list-item>
          </text:list>
        </text:list-item>
      </text:list>
      <text:p text:style-name="P84"/>
      <text:p text:style-name="P93"><text:span text:style-name="Strong_20_Emphasis">Exemples concrets avec le type </text:span><text:span text:style-name="Strong_20_Emphasis"><text:span text:style-name="Source_20_Text">E</text:span></text:span></text:p>
      <table:table table:name="Tableau11" table:style-name="Tableau11">
        <table:table-column table:style-name="Tableau11.A"/>
        <table:table-header-rows>
          <table:table-row>
            <table:table-cell table:style-name="Tableau11.A1" office:value-type="string">
              <text:p text:style-name="P31"/>
            </table:table-cell>
          </table:table-row>
        </table:table-header-rows>
      </table:table>
      <table:table table:name="Tableau12" table:style-name="Tableau12">
        <table:table-column table:style-name="Tableau12.A"/>
        <table:table-column table:style-name="Tableau12.B"/>
        <table:table-column table:style-name="Tableau12.C"/>
        <table:table-header-rows>
          <table:table-row>
            <table:table-cell table:style-name="Tableau12.A1" office:value-type="string">
              <text:p text:style-name="P31"/>
            </table:table-cell>
            <table:table-cell table:style-name="Tableau12.B1" office:value-type="string">
              <text:p text:style-name="P32"/>
            </table:table-cell>
            <table:table-cell table:style-name="Tableau12.C1" office:value-type="string">
              <text:p text:style-name="P32"/>
            </table:table-cell>
          </table:table-row>
        </table:table-header-rows>
        <table:table-row>
          <table:table-cell table:style-name="Tableau12.A1" office:value-type="string">
            <text:p text:style-name="Table_20_Contents"><text:span text:style-name="Source_20_Text">E</text:span></text:p>
          </table:table-cell>
          <table:table-cell table:style-name="Tableau12.A1" office:value-type="string">
            <text:p text:style-name="Table_20_Contents"><text:span text:style-name="Source_20_Text">$E:Dépassement loop:,,,500#</text:span></text:p>
          </table:table-cell>
          <table:table-cell table:style-name="Tableau12.A1" office:value-type="string">
            <text:p text:style-name="Table_20_Contents">Signale que la boucle <text:span text:style-name="Source_20_Text">loop()</text:span> a pris 500 ms (trop long).</text:p>
          </table:table-cell>
        </table:table-row>
        <table:table-row>
          <table:table-cell table:style-name="Tableau12.A1" office:value-type="string">
            <text:p text:style-name="Table_20_Contents"><text:span text:style-name="Source_20_Text">E</text:span></text:p>
          </table:table-cell>
          <table:table-cell table:style-name="Tableau12.A1" office:value-type="string">
            <text:p text:style-name="Table_20_Contents"><text:span text:style-name="Source_20_Text">$E:Capteur 0 HS:US,0,,#</text:span></text:p>
          </table:table-cell>
          <table:table-cell table:style-name="Tableau12.A1" office:value-type="string">
            <text:p text:style-name="Table_20_Contents">Signale que le capteur ultrasonique 0 ne répond pas.</text:p>
          </table:table-cell>
        </table:table-row>
        <table:table-row>
          <table:table-cell table:style-name="Tableau12.A1" office:value-type="string">
            <text:p text:style-name="Table_20_Contents"><text:span text:style-name="Source_20_Text">E</text:span></text:p>
          </table:table-cell>
          <table:table-cell table:style-name="Tableau12.A1" office:value-type="string">
            <text:p text:style-name="Table_20_Contents"><text:span text:style-name="Source_20_Text">$E:Mémoire faible:,,,200#</text:span></text:p>
          </table:table-cell>
          <table:table-cell table:style-name="Tableau12.A1" office:value-type="string">
            <text:p text:style-name="Table_20_Contents">Signale que la mémoire libre est tombée à 200 octets.</text:p>
          </table:table-cell>
        </table:table-row>
        <table:table-row>
          <table:table-cell table:style-name="Tableau12.A1" office:value-type="string">
            <text:p text:style-name="Table_20_Contents"><text:span text:style-name="Source_20_Text">E</text:span></text:p>
          </table:table-cell>
          <table:table-cell table:style-name="Tableau12.A1" office:value-type="string">
            <text:p text:style-name="Table_20_Contents"><text:span text:style-name="Source_20_Text">$E:Erreur parsing:,,,#</text:span></text:p>
          </table:table-cell>
          <table:table-cell table:style-name="Tableau12.A1" office:value-type="string">
            <text:p text:style-name="Table_20_Contents">Signale une erreur de parsing d'un message reçu.</text:p>
          </table:table-cell>
        </table:table-row>
      </table:table>
      <text:p text:style-name="P94"><text:span text:style-name="Strong_20_Emphasis">Avantages de cette approche</text:span></text:p>
      <text:list text:style-name="L36">
        <text:list-item>
          <text:p text:style-name="P95"><text:span text:style-name="Strong_20_Emphasis">Léger</text:span> :</text:p>
          <text:list>
            <text:list-item>
              <text:p text:style-name="P96">Pas de timestamps, donc pas de surcharge. </text:p>
            </text:list-item>
            <text:list-item>
              <text:p text:style-name="P96">Les messages d'erreur sont envoyés <text:span text:style-name="Strong_20_Emphasis">seulement en cas de problème</text:span>. </text:p>
            </text:list-item>
          </text:list>
        </text:list-item>
        <text:list-item>
          <text:p text:style-name="P95"><text:span text:style-name="Strong_20_Emphasis">Informatif</text:span> :</text:p>
          <text:list>
            <text:list-item>
              <text:p text:style-name="P96">Le type <text:span text:style-name="Source_20_Text">E</text:span> permet de <text:span text:style-name="Strong_20_Emphasis">catégoriser les erreurs</text:span> (capteur, loop, mémoire, etc.). </text:p>
            </text:list-item>
            <text:list-item>
              <text:p text:style-name="P96">Le champ <text:span text:style-name="Source_20_Text">&lt;contenu&gt;</text:span> donne une <text:span text:style-name="Strong_20_Emphasis">description claire</text:span> du problème. </text:p>
            </text:list-item>
          </text:list>
        </text:list-item>
        <text:list-item>
          <text:p text:style-name="P95"><text:span text:style-name="Strong_20_Emphasis">Modulaire</text:span> :</text:p>
          <text:list>
            <text:list-item>
              <text:p text:style-name="P96">Chaque module (ultrasoniques, LEDs, servos) peut envoyer ses propres erreurs. </text:p>
            </text:list-item>
            <text:list-item>
              <text:p text:style-name="P95">Exemple : <text:span text:style-name="Source_20_Text">US</text:span> pour ultrasoniques, <text:span text:style-name="Source_20_Text">LED</text:span> pour les LEDs, <text:span text:style-name="Source_20_Text">SERVO</text:span> pour les servos.</text:p>
            </text:list-item>
          </text:list>
        </text:list-item>
      </text:list>
      <text:p text:style-name="P94"><text:soft-page-break/><text:span text:style-name="Strong_20_Emphasis"><text:span text:style-name="T7">I</text:span></text:span><text:span text:style-name="Strong_20_Emphasis">ntégration avec Node-RED</text:span></text:p>
      <text:p text:style-name="P93"><text:span text:style-name="Strong_20_Emphasis">Exemple de traitement côté Node-RED</text:span></text:p>
      <text:p text:style-name="P61">Voici comment tu pourrais <text:span text:style-name="Strong_20_Emphasis">traiter les messages d'erreur</text:span> dans Node-RED :</text:p>
      <text:list text:style-name="L37">
        <text:list-item>
          <text:p text:style-name="P97"><text:span text:style-name="Strong_20_Emphasis">Filtrer les messages d'erreur</text:span> avec un nœud <text:span text:style-name="Source_20_Text">switch</text:span> (sur le préfixe <text:span text:style-name="Source_20_Text">$E:</text:span>). </text:p>
        </text:list-item>
        <text:list-item>
          <text:p text:style-name="P97"><text:span text:style-name="Strong_20_Emphasis">Afficher les erreurs</text:span> dans un nœud <text:span text:style-name="Source_20_Text">debug</text:span> ou un tableau de bord. </text:p>
        </text:list-item>
        <text:list-item>
          <text:p text:style-name="P98"><text:span text:style-name="Strong_20_Emphasis">Prendre des actions correctives</text:span> (ex: redémarrer un module, envoyer une alerte). </text:p>
        </text:list-item>
      </text:list>
      <text:p text:style-name="P84"/>
      <text:p text:style-name="P93"><text:span text:style-name="Strong_20_Emphasis">Exemple de flux Node-RED</text:span></text:p>
      <text:p text:style-name="P99"><text:span text:style-name="Source_20_Text"><text:span text:style-name="T2">[</text:span></text:span></text:p>
      <text:p text:style-name="P100"><text:span text:style-name="Source_20_Text"><text:s text:c="4"/></text:span><text:span text:style-name="Source_20_Text"><text:span text:style-name="T2">{</text:span></text:span></text:p>
      <text:p text:style-name="P100"><text:span text:style-name="Source_20_Text"><text:s text:c="8"/></text:span><text:span text:style-name="Source_20_Text"><text:span text:style-name="T2">"id": "a1b2c3d4",</text:span></text:span></text:p>
      <text:p text:style-name="P100"><text:span text:style-name="Source_20_Text"><text:s text:c="8"/></text:span><text:span text:style-name="Source_20_Text"><text:span text:style-name="T2">"type": "serial in",</text:span></text:span></text:p>
      <text:p text:style-name="P100"><text:span text:style-name="Source_20_Text"><text:s text:c="8"/></text:span><text:span text:style-name="Source_20_Text"><text:span text:style-name="T2">"z": "12345678",</text:span></text:span></text:p>
      <text:p text:style-name="P100"><text:span text:style-name="Source_20_Text"><text:s text:c="8"/></text:span><text:span text:style-name="Source_20_Text"><text:span text:style-name="T2">"name": "Port Série Arduino",</text:span></text:span></text:p>
      <text:p text:style-name="P100"><text:span text:style-name="Source_20_Text"><text:s text:c="8"/></text:span><text:span text:style-name="Source_20_Text"><text:span text:style-name="T2">"serial": "COM3",</text:span></text:span></text:p>
      <text:p text:style-name="P100"><text:span text:style-name="Source_20_Text"><text:s text:c="8"/></text:span><text:span text:style-name="Source_20_Text"><text:span text:style-name="T2">"x": 100,</text:span></text:span></text:p>
      <text:p text:style-name="P100"><text:span text:style-name="Source_20_Text"><text:s text:c="8"/></text:span><text:span text:style-name="Source_20_Text"><text:span text:style-name="T2">"y": 100,</text:span></text:span></text:p>
      <text:p text:style-name="P100"><text:span text:style-name="Source_20_Text"><text:s text:c="8"/></text:span><text:span text:style-name="Source_20_Text"><text:span text:style-name="T2">"wires": [["b2c3d4e5"]]</text:span></text:span></text:p>
      <text:p text:style-name="P100"><text:span text:style-name="Source_20_Text"><text:s text:c="4"/></text:span><text:span text:style-name="Source_20_Text"><text:span text:style-name="T2">},</text:span></text:span></text:p>
      <text:p text:style-name="P100"><text:span text:style-name="Source_20_Text"><text:s text:c="4"/></text:span><text:span text:style-name="Source_20_Text"><text:span text:style-name="T2">{</text:span></text:span></text:p>
      <text:p text:style-name="P100"><text:span text:style-name="Source_20_Text"><text:s text:c="8"/></text:span><text:span text:style-name="Source_20_Text"><text:span text:style-name="T2">"id": "b2c3d4e5",</text:span></text:span></text:p>
      <text:p text:style-name="P100"><text:span text:style-name="Source_20_Text"><text:s text:c="8"/></text:span><text:span text:style-name="Source_20_Text"><text:span text:style-name="T2">"type": "switch",</text:span></text:span></text:p>
      <text:p text:style-name="P100"><text:span text:style-name="Source_20_Text"><text:s text:c="8"/></text:span><text:span text:style-name="Source_20_Text"><text:span text:style-name="T2">"z": "12345678",</text:span></text:span></text:p>
      <text:p text:style-name="P100"><text:span text:style-name="Source_20_Text"><text:s text:c="8"/></text:span><text:span text:style-name="Source_20_Text"><text:span text:style-name="T2">"name": "Filtre les erreurs",</text:span></text:span></text:p>
      <text:p text:style-name="P100"><text:span text:style-name="Source_20_Text"><text:s text:c="8"/></text:span><text:span text:style-name="Source_20_Text"><text:span text:style-name="T2">"property": "payload",</text:span></text:span></text:p>
      <text:p text:style-name="P100"><text:span text:style-name="Source_20_Text"><text:s text:c="8"/></text:span><text:span text:style-name="Source_20_Text"><text:span text:style-name="T2">"propertyType": "msg",</text:span></text:span></text:p>
      <text:p text:style-name="P100"><text:span text:style-name="Source_20_Text"><text:s text:c="8"/></text:span><text:span text:style-name="Source_20_Text"><text:span text:style-name="T2">"rules": [</text:span></text:span></text:p>
      <text:p text:style-name="P100"><text:span text:style-name="Source_20_Text"><text:s text:c="12"/></text:span><text:span text:style-name="Source_20_Text"><text:span text:style-name="T2">{"t": "cont", "v": "$E:", "vt": "str"},</text:span></text:span></text:p>
      <text:p text:style-name="P100"><text:span text:style-name="Source_20_Text"><text:s text:c="12"/></text:span><text:span text:style-name="Source_20_Text"><text:span text:style-name="T2">{"t": "else"}</text:span></text:span></text:p>
      <text:p text:style-name="P100"><text:span text:style-name="Source_20_Text"><text:s text:c="8"/></text:span><text:span text:style-name="Source_20_Text"><text:span text:style-name="T2">],</text:span></text:span></text:p>
      <text:p text:style-name="P100"><text:soft-page-break/><text:span text:style-name="Source_20_Text"><text:s text:c="8"/></text:span><text:span text:style-name="Source_20_Text"><text:span text:style-name="T2">"checkall": true,</text:span></text:span></text:p>
      <text:p text:style-name="P100"><text:span text:style-name="Source_20_Text"><text:s text:c="8"/></text:span><text:span text:style-name="Source_20_Text"><text:span text:style-name="T2">"outputs": 2,</text:span></text:span></text:p>
      <text:p text:style-name="P100"><text:span text:style-name="Source_20_Text"><text:s text:c="8"/></text:span><text:span text:style-name="Source_20_Text"><text:span text:style-name="T2">"x": 250,</text:span></text:span></text:p>
      <text:p text:style-name="P100"><text:span text:style-name="Source_20_Text"><text:s text:c="8"/></text:span><text:span text:style-name="Source_20_Text"><text:span text:style-name="T2">"y": 100,</text:span></text:span></text:p>
      <text:p text:style-name="P100"><text:span text:style-name="Source_20_Text"><text:s text:c="8"/></text:span><text:span text:style-name="Source_20_Text"><text:span text:style-name="T2">"wires": [["c3d4e5f6"], ["d4e5f6g7"]]</text:span></text:span></text:p>
      <text:p text:style-name="P100"><text:span text:style-name="Source_20_Text"><text:s text:c="4"/></text:span><text:span text:style-name="Source_20_Text"><text:span text:style-name="T2">},</text:span></text:span></text:p>
      <text:p text:style-name="P100"><text:span text:style-name="Source_20_Text"><text:s text:c="4"/></text:span><text:span text:style-name="Source_20_Text"><text:span text:style-name="T2">{</text:span></text:span></text:p>
      <text:p text:style-name="P100"><text:span text:style-name="Source_20_Text"><text:s text:c="8"/></text:span><text:span text:style-name="Source_20_Text"><text:span text:style-name="T2">"id": "c3d4e5f6",</text:span></text:span></text:p>
      <text:p text:style-name="P100"><text:span text:style-name="Source_20_Text"><text:s text:c="8"/></text:span><text:span text:style-name="Source_20_Text"><text:span text:style-name="T2">"type": "debug",</text:span></text:span></text:p>
      <text:p text:style-name="P100"><text:span text:style-name="Source_20_Text"><text:s text:c="8"/></text:span><text:span text:style-name="Source_20_Text"><text:span text:style-name="T2">"z": "12345678",</text:span></text:span></text:p>
      <text:p text:style-name="P100"><text:span text:style-name="Source_20_Text"><text:s text:c="8"/></text:span><text:span text:style-name="Source_20_Text"><text:span text:style-name="T2">"name": "Affiche les erreurs",</text:span></text:span></text:p>
      <text:p text:style-name="P100"><text:span text:style-name="Source_20_Text"><text:s text:c="8"/></text:span><text:span text:style-name="Source_20_Text"><text:span text:style-name="T2">"active": true,</text:span></text:span></text:p>
      <text:p text:style-name="P100"><text:span text:style-name="Source_20_Text"><text:s text:c="8"/></text:span><text:span text:style-name="Source_20_Text"><text:span text:style-name="T2">"console": "false",</text:span></text:span></text:p>
      <text:p text:style-name="P100"><text:span text:style-name="Source_20_Text"><text:s text:c="8"/></text:span><text:span text:style-name="Source_20_Text"><text:span text:style-name="T2">"complete": "payload",</text:span></text:span></text:p>
      <text:p text:style-name="P100"><text:span text:style-name="Source_20_Text"><text:s text:c="8"/></text:span><text:span text:style-name="Source_20_Text"><text:span text:style-name="T2">"x": 400,</text:span></text:span></text:p>
      <text:p text:style-name="P100"><text:span text:style-name="Source_20_Text"><text:s text:c="8"/></text:span><text:span text:style-name="Source_20_Text"><text:span text:style-name="T2">"y": 100,</text:span></text:span></text:p>
      <text:p text:style-name="P100"><text:span text:style-name="Source_20_Text"><text:s text:c="8"/></text:span><text:span text:style-name="Source_20_Text"><text:span text:style-name="T2">"wires": []</text:span></text:span></text:p>
      <text:p text:style-name="P100"><text:span text:style-name="Source_20_Text"><text:s text:c="4"/></text:span><text:span text:style-name="Source_20_Text"><text:span text:style-name="T2">},</text:span></text:span></text:p>
      <text:p text:style-name="P100"><text:span text:style-name="Source_20_Text"><text:s text:c="4"/></text:span><text:span text:style-name="Source_20_Text"><text:span text:style-name="T2">{</text:span></text:span></text:p>
      <text:p text:style-name="P100"><text:span text:style-name="Source_20_Text"><text:s text:c="8"/></text:span><text:span text:style-name="Source_20_Text"><text:span text:style-name="T2">"id": "d4e5f6g7",</text:span></text:span></text:p>
      <text:p text:style-name="P100"><text:span text:style-name="Source_20_Text"><text:s text:c="8"/></text:span><text:span text:style-name="Source_20_Text"><text:span text:style-name="T2">"type": "debug",</text:span></text:span></text:p>
      <text:p text:style-name="P100"><text:span text:style-name="Source_20_Text"><text:s text:c="8"/></text:span><text:span text:style-name="Source_20_Text"><text:span text:style-name="T2">"z": "12345678",</text:span></text:span></text:p>
      <text:p text:style-name="P100"><text:span text:style-name="Source_20_Text"><text:s text:c="8"/></text:span><text:span text:style-name="Source_20_Text"><text:span text:style-name="T2">"name": "Autres messages",</text:span></text:span></text:p>
      <text:p text:style-name="P100"><text:span text:style-name="Source_20_Text"><text:s text:c="8"/></text:span><text:span text:style-name="Source_20_Text"><text:span text:style-name="T2">"active": true,</text:span></text:span></text:p>
      <text:p text:style-name="P100"><text:span text:style-name="Source_20_Text"><text:s text:c="8"/></text:span><text:span text:style-name="Source_20_Text"><text:span text:style-name="T2">"console": "false",</text:span></text:span></text:p>
      <text:p text:style-name="P100"><text:span text:style-name="Source_20_Text"><text:s text:c="8"/></text:span><text:span text:style-name="Source_20_Text"><text:span text:style-name="T2">"complete": "false",</text:span></text:span></text:p>
      <text:p text:style-name="P100"><text:span text:style-name="Source_20_Text"><text:s text:c="8"/></text:span><text:span text:style-name="Source_20_Text"><text:span text:style-name="T2">"x": 400,</text:span></text:span></text:p>
      <text:p text:style-name="P100"><text:span text:style-name="Source_20_Text"><text:s text:c="8"/></text:span><text:span text:style-name="Source_20_Text"><text:span text:style-name="T2">"y": 150,</text:span></text:span></text:p>
      <text:p text:style-name="P100"><text:span text:style-name="Source_20_Text"><text:s text:c="8"/></text:span><text:span text:style-name="Source_20_Text"><text:span text:style-name="T2">"wires": []</text:span></text:span></text:p>
      <text:p text:style-name="P100"><text:soft-page-break/><text:span text:style-name="Source_20_Text"><text:s text:c="4"/></text:span><text:span text:style-name="Source_20_Text"><text:span text:style-name="T2">}</text:span></text:span></text:p>
      <text:p text:style-name="P101"><text:span text:style-name="Source_20_Text"><text:span text:style-name="T2">]</text:span></text:span></text:p>
      <text:p text:style-name="P84"/>
      <text:p text:style-name="P93"><text:span text:style-name="Strong_20_Emphasis">Exemple de traitement en JavaScript (nœud </text:span><text:span text:style-name="Strong_20_Emphasis"><text:span text:style-name="Source_20_Text">function</text:span></text:span><text:span text:style-name="Strong_20_Emphasis">)</text:span></text:p>
      <text:p text:style-name="P102"><text:span text:style-name="Source_20_Text"><text:span text:style-name="T2">// Extraire les détails d'une erreur if (msg.payload.startsWith("$E:")) { const parts = msg.payload.split(":"); const errorParts = parts[1].split(","); msg.topic = "error"; msg.errorType = parts[0].substring(3); // Ex: "Capteur HS" msg.module = errorParts[0]; // Ex: "US" msg.details = errorParts[3]; // Ex: "No echo" ou "500" return msg; }</text:span></text:span> <text:line-break/><text:line-break/></text:p>
      <text:p text:style-name="P103">Utilisation des tableaux pour le parsing</text:p>
      <text:p text:style-name="Heading_20_3"><text:span text:style-name="Strong_20_Emphasis">Explications des choix</text:span></text:p>
      <text:p text:style-name="P104"><text:span text:style-name="Strong_20_Emphasis">a. Structure en tableaux statiques</text:span></text:p>
      <text:list text:style-name="L38">
        <text:list-item>
          <text:p text:style-name="P105"><text:span text:style-name="Strong_20_Emphasis">Avantages</text:span> :</text:p>
          <text:list>
            <text:list-item>
              <text:p text:style-name="P106"><text:span text:style-name="Strong_20_Emphasis">Mémoire contrôlée</text:span> : Pas de fragmentation (contrairement aux <text:span text:style-name="Source_20_Text">String</text:span> dynamiques). </text:p>
            </text:list-item>
            <text:list-item>
              <text:p text:style-name="P106"><text:span text:style-name="Strong_20_Emphasis">Parsing des messages multi-propriétés</text:span> : Gère les cas comme <text:span text:style-name="Source_20_Text">$B:*:[C,F]:[[...],[...]]#</text:span>. </text:p>
            </text:list-item>
            <text:list-item>
              <text:p text:style-name="P106"><text:span text:style-name="Strong_20_Emphasis">Compatibilité</text:span> : Peut être étendue pour d'autres modules (servos, moteurs, etc.). </text:p>
            </text:list-item>
          </text:list>
        </text:list-item>
        <text:list-item>
          <text:p text:style-name="P105"><text:span text:style-name="Strong_20_Emphasis">Inconvénients</text:span> :</text:p>
          <text:list>
            <text:list-item>
              <text:p text:style-name="P106"><text:span text:style-name="Strong_20_Emphasis">Complexité accrue</text:span> : Le parsing est plus complexe qu'avec des <text:span text:style-name="Source_20_Text">String</text:span>. </text:p>
            </text:list-item>
            <text:list-item>
              <text:p text:style-name="P105"><text:span text:style-name="Strong_20_Emphasis">Taille fixe</text:span> : Les tableaux ont une taille maximale (<text:span text:style-name="Source_20_Text">MAX_INSTANCES</text:span>, <text:span text:style-name="Source_20_Text">MAX_PROPERTIES</text:span>). </text:p>
            </text:list-item>
          </text:list>
        </text:list-item>
      </text:list>
      <text:p text:style-name="P104"><text:span text:style-name="Strong_20_Emphasis">b. Gestion des messages multi-propriétés</text:span></text:p>
      <text:list text:style-name="L39">
        <text:list-item>
          <text:p text:style-name="P107"><text:span text:style-name="Strong_20_Emphasis">Exemple</text:span> : </text:p>
          <text:list>
            <text:list-item>
              <text:p text:style-name="P107">Message : <text:span text:style-name="Source_20_Text">$B:*:[C,F]:[[0,255,0],[10]]#</text:span> </text:p>
            </text:list-item>
            <text:list-item>
              <text:p text:style-name="P107">Parsing : </text:p>
              <text:list>
                <text:list-item>
                  <text:p text:style-name="P107"><text:span text:style-name="Source_20_Text">properties = ['C', 'F']</text:span> </text:p>
                </text:list-item>
                <text:list-item>
                  <text:p text:style-name="P107"><text:span text:style-name="Source_20_Text">values[0] = ["0,255,0"]</text:span> (couleur pour toutes les LEDs) </text:p>
                </text:list-item>
                <text:list-item>
                  <text:p text:style-name="P108"><text:span text:style-name="Source_20_Text">values[1] = ["10"]</text:span> (fréquence pour toutes les LEDs) </text:p>
                </text:list-item>
              </text:list>
            </text:list-item>
          </text:list>
        </text:list-item>
      </text:list>
      <text:p text:style-name="P104"><text:span text:style-name="Strong_20_Emphasis">c. Intégration avec les LEDs</text:span></text:p>
      <text:list text:style-name="L40">
        <text:list-item>
          <text:p text:style-name="P109"><text:span text:style-name="Strong_20_Emphasis">Ruban et Ring</text:span> : </text:p>
          <text:list>
            <text:list-item>
              <text:p text:style-name="P109">Gestion des couleurs (<text:span text:style-name="Source_20_Text">C</text:span>), activation (<text:span text:style-name="Source_20_Text">A</text:span>), et effets spéciaux (<text:span text:style-name="Source_20_Text">E</text:span>). </text:p>
            </text:list-item>
            <text:list-item>
              <text:p text:style-name="P110">Support des instances spécifiques et de <text:span text:style-name="Source_20_Text">*</text:span> (toutes les instances).</text:p>
            </text:list-item>
          </text:list>
        </text:list-item>
      </text:list>
      <text:p text:style-name="Text_20_body"><text:span text:style-name="Strong_20_Emphasis">Comment ajouter un nouveau module ?</text:span>Crée un nouveau couple <text:span text:style-name="Source_20_Text">.h</text:span>/<text:span text:style-name="Source_20_Text">.cpp</text:span> en suivant le modèle de <text:span text:style-name="Source_20_Text">leds.h</text:span>/<text:span text:style-name="Source_20_Text">leds.cpp</text:span>, et ajoute les appels dans <text:span text:style-name="Source_20_Text">RobotZmegaNewRZV4.ino</text:span>.<text:span text:style-name="Strong_20_Emphasis">Comment déboguer le parsing ?</text:span>Ajoute des <text:span text:style-name="Source_20_Text">Serial.println</text:span> dans <text:span text:style-name="Source_20_Text">parseVPIVMessage</text:span> pour afficher les valeurs parsées (ex: <text:soft-page-break/><text:span text:style-name="Source_20_Text">nbInstances</text:span>, <text:span text:style-name="Source_20_Text">properties</text:span>, <text:span text:style-name="Source_20_Text">values</text:span>).<text:span text:style-name="Strong_20_Emphasis">Comment gérer les erreurs de parsing ?</text:span>Utilise <text:span text:style-name="Source_20_Text">sendError</text:span> pour envoyer un message comme <text:span text:style-name="Source_20_Text">$E:Erreur parsing:,,,$B:*:[C,F]:[[...]]#</text:span>.<text:span text:style-name="Strong_20_Emphasis">Comment optimiser la mémoire ?</text:span>Réduis <text:span text:style-name="Source_20_Text">MAX_INSTANCES</text:span> ou <text:span text:style-name="Source_20_Text">MAX_PROPERTIES</text:span> si tu as peu d'instances/propriétés. Utilise des <text:span text:style-name="Source_20_Text">char[]</text:span> au lieu de <text:span text:style-name="Source_20_Text">String</text:span>. </text:p>
      <text:h text:style-name="P19" text:outline-level="1"><text:bookmark-start text:name="__RefHeading___Toc2777_2355363954"/>Organisation des fichiers arduino <text:bookmark-end text:name="__RefHeading___Toc2777_2355363954"/></text:h>
      <text:p text:style-name="P111">avec librairies pour mettre ses bibliothèques propres</text:p>
      <text:p text:style-name="P112">Créer <text:span text:style-name="Strong_20_Emphasis">un seul dossier global d’export</text:span>, par ex. <text:span text:style-name="Source_20_Text">RZexport-Arduino/</text:span>.</text:p>
      <text:p text:style-name="P112">À l’intérieur :</text:p>
      <text:p text:style-name="P113"><text:span text:style-name="T8">RZexport-Arduino/<text:line-break/>│<text:line-break/>├── robotMega/ <text:s text:c="16"/>&lt;-- projet pour ta Mega<text:line-break/>│ <text:s text:c="2"/>└── robotMega.ino<text:line-break/>│<text:line-break/>├── robotUno/ <text:s text:c="17"/>&lt;-- projet pour ta Uno<text:line-break/>│ <text:s text:c="2"/>└── robotUno.ino<text:line-break/>│<text:line-break/>└── libraries/ <text:s text:c="16"/>&lt;-- dossier commun de tes libs perso<text:line-break/> <text:s text:c="3"/>└── RZrobot/ <text:s text:c="14"/>&lt;-- ta librairie (nom = RZrobot)<text:line-break/> <text:s text:c="7"/>├── library.properties<text:line-break/> <text:s text:c="7"/>└── src/<text:line-break/> <text:s text:c="11"/>├── Motor.cpp<text:line-break/> <text:s text:c="11"/>├── Motor.h<text:line-break/> <text:s text:c="11"/>├── Capteur.cpp<text:line-break/> <text:s text:c="11"/>└── Capteur.h<text:line-break/></text:span><text:span text:style-name="Strong_20_Emphasis">Un seul dossier </text:span><text:span text:style-name="Strong_20_Emphasis"><text:span text:style-name="Source_20_Text">libraries/</text:span></text:span><text:span text:style-name="Strong_20_Emphasis"> suffit. </text:span>→ Ce dossier peut contenir plusieurs librairies <text:line-break/>(si <text:span text:style-name="T9">on</text:span> en crées d’autres plus tard). Exemple : </text:p>
      <text:p text:style-name="P113">libraries/</text:p>
      <text:p text:style-name="P113"><text:s text:c="2"/>RZrobot/</text:p>
      <text:p text:style-name="P113"><text:s text:c="2"/>RZcapteurs/</text:p>
      <text:p text:style-name="P113"><text:s text:c="2"/>RZnavigation/</text:p>
      <text:p text:style-name="P113"/>
      <text:p text:style-name="P113">Chaque librairie aura son propre library.properties et son src/.</text:p>
      <text:p text:style-name="P113">Dans ton .ino, tu incluras simplement : <text:span text:style-name="T9">#include &lt;nom de fichier .h&gt;</text:span></text:p>
      <text:p text:style-name="P113">Pas besoin d’indiquer <text:span text:style-name="Source_20_Text">libraries/…</text:span> → l’IDE Arduino sait chercher dans <text:span text:style-name="Source_20_Text">libraries/</text:span>.</text:p>
      <text:list text:style-name="L41">
        <text:list-item>
          <text:p text:style-name="P114"><text:span text:style-name="Strong_20_Emphasis">Chaque projet </text:span><text:span text:style-name="Strong_20_Emphasis"><text:span text:style-name="Source_20_Text">.ino</text:span></text:span><text:span text:style-name="Strong_20_Emphasis"> doit être dans un dossier qui porte exactement le même nom.</text:span><text:line-break/>Exemple : <text:span text:style-name="Source_20_Text">robotMega/robotMega.ino</text:span> ou <text:span text:style-name="Source_20_Text">robotUno/robotUno.ino</text:span></text:p>
        </text:list-item>
      </text:list>
      <text:p text:style-name="P113"/>
      <text:p text:style-name="P115">/RZexport-Arduino</text:p>
      <text:p text:style-name="P113">│</text:p>
      <text:p text:style-name="P113">├── /libraries</text:p>
      <text:p text:style-name="P113">│ <text:s text:c="3"/>└── /RZlibrariesPerso</text:p>
      <text:p text:style-name="P113">│ <text:s text:c="8"/>├── library.properties</text:p>
      <text:p text:style-name="P113">│ <text:s text:c="8"/>└── /src</text:p>
      <text:p text:style-name="P113">│ <text:s text:c="13"/>├── *.h</text:p>
      <text:p text:style-name="P113">│ <text:s text:c="13"/>└── *.cpp</text:p>
      <text:p text:style-name="P113">│</text:p>
      <text:p text:style-name="P113">└── /RZmegaV4</text:p>
      <text:p text:style-name="P113"><text:s text:c="5"/>└── RZmegaV4.ino</text:p>
      <text:p text:style-name="P113"/>
      <text:p text:style-name="P116">Correction : <text:line-break/>/RZexport-Arduino</text:p>
      <text:p text:style-name="P116">│</text:p>
      <text:p text:style-name="P116">├── /libraries</text:p>
      <text:p text:style-name="P116">│ <text:s text:c="2"/>└── /RZlibrariesPerso</text:p>
      <text:p text:style-name="P116">│ <text:s text:c="6"/>├── library.properties</text:p>
      <text:p text:style-name="P116">│ <text:s text:c="6"/>└── /src</text:p>
      <text:p text:style-name="P116">│ <text:s text:c="10"/>├── RZlibrariesPerso.h <text:s text:c="2"/>← "header principal"</text:p>
      <text:p text:style-name="P116">│ <text:s text:c="10"/>├── RZlibrariesPerso.cpp ← (si tu veux centraliser l’init)</text:p>
      <text:p text:style-name="P116">│ <text:s text:c="10"/>├── config.h</text:p>
      <text:p text:style-name="P116">│ <text:s text:c="10"/>├── capteurs.h / capteurs.cpp</text:p>
      <text:p text:style-name="P116">│ <text:s text:c="10"/>├── moteurs.h / moteurs.cpp</text:p>
      <text:p text:style-name="P116">│ <text:s text:c="10"/>├── communication.h / communication.cpp</text:p>
      <text:p text:style-name="P116">│ <text:s text:c="10"/>└── ...</text:p>
      <text:p text:style-name="P116">│</text:p>
      <text:p text:style-name="P116">└── /RZmegaV4</text:p>
      <text:p text:style-name="P116"><text:s text:c="4"/>└── RZmegaV4.ino</text:p>
      <text:p text:style-name="P81">Rappel : qu’est-ce qu’un <text:span text:style-name="Strong_20_Emphasis">prototype de fonction</text:span> ?</text:p>
      <text:p text:style-name="P117">Un <text:span text:style-name="Strong_20_Emphasis">prototype</text:span> est simplement une déclaration de fonction qui dit au compilateur :</text:p>
      <text:p text:style-name="P118"><text:span text:style-name="Emphasis">"Cette fonction existe quelque part, elle sera définie plus tard."</text:span></text:p>
      <text:p text:style-name="P119"><text:span text:style-name="T10">exemple :<text:line-break/>// prototype<text:line-break/>void maFonction(int a, int b);<text:line-break/><text:line-break/>void loop() {<text:line-break/> <text:s/>maFonction(2, 3); <text:s/>// OK, le compilateur sait qu'elle existe<text:line-break/>}<text:line-break/><text:line-break/>// définition<text:line-break/>void maFonction(int a, int b) {<text:line-break/> <text:s/>Serial.println(a + b);<text:line-break/>}<text:line-break/></text:span>Sans ce <text:span text:style-name="Strong_20_Emphasis">prototype</text:span>, si tu appelles la fonction avant qu’elle ne soit définie → erreur "not declared in this scope". <text:line-break/><text:line-break/><text:span text:style-name="T1">Où placer le prototype ?</text:span></text:p>
      <text:p text:style-name="Text_20_body">👉 <text:span text:style-name="Strong_20_Emphasis">Toujours après les </text:span><text:span text:style-name="Strong_20_Emphasis"><text:span text:style-name="Source_20_Text">#include</text:span></text:span><text:span text:style-name="Strong_20_Emphasis"> et avant le </text:span><text:span text:style-name="Strong_20_Emphasis"><text:span text:style-name="Source_20_Text">setup()</text:span></text:span><text:span text:style-name="Strong_20_Emphasis"> ou la 1ʳᵉ fonction qui l’utilise.</text:span></text:p>
      <text:p text:style-name="P120">Qd structure .h et .cpp : Prototype local (pas dans le .h car c’est interne à ce fichier, mais dans le .cpp)<text:line-break/><text:line-break/>📌 Pourquoi <text:span text:style-name="Source_20_Text">static</text:span> ?</text:p>
      <text:p text:style-name="P121"><text:span text:style-name="Source_20_Text">static</text:span> = <text:span text:style-name="Strong_20_Emphasis">limiter la visibilité de la fonction à ce fichier </text:span><text:span text:style-name="Strong_20_Emphasis"><text:span text:style-name="Source_20_Text">.cpp</text:span></text:span><text:span text:style-name="Strong_20_Emphasis"> uniquement</text:span>.<text:line-break/></text:p>
      <text:p text:style-name="P120">✅ Donc règle générale :</text:p>
      <text:list text:style-name="L42">
        <text:list-item>
          <text:p text:style-name="P122"><text:span text:style-name="Strong_20_Emphasis">Fonction publique</text:span> (utilisée par d’autres fichiers) → prototype dans <text:span text:style-name="Source_20_Text">.h</text:span></text:p>
        </text:list-item>
        <text:list-item>
          <text:p text:style-name="P122"><text:span text:style-name="Strong_20_Emphasis">Fonction interne</text:span> (uniquement dans ce <text:span text:style-name="Source_20_Text">.cpp</text:span>) → prototype <text:span text:style-name="Source_20_Text">static</text:span> au début du <text:span text:style-name="Source_20_Text">.cpp</text:span></text:p>
        </text:list-item>
      </text:list>
      <text:p text:style-name="P120"/>
      <text:p text:style-name="P123">⚡️ Comparaison <text:span text:style-name="Source_20_Text">String</text:span> vs <text:span text:style-name="Source_20_Text">char[]</text:span></text:p>
      <text:p text:style-name="P124">🔹 <text:span text:style-name="Source_20_Text">String</text:span></text:p>
      <text:list text:style-name="L43">
        <text:list-item>
          <text:p text:style-name="P125">✅ Plus simple à utiliser (méthodes <text:span text:style-name="Source_20_Text">.c_str()</text:span>, <text:span text:style-name="Source_20_Text">.length()</text:span>, concaténation facile).</text:p>
        </text:list-item>
        <text:list-item>
          <text:p text:style-name="P125">❌ Mais sur AVR (Mega2560 comme toi) → <text:span text:style-name="Strong_20_Emphasis">peut fragmenter la RAM</text:span> (2 Ko de SRAM seulement).</text:p>
        </text:list-item>
        <text:list-item>
          <text:p text:style-name="P125">❌ Risque de plantage imprévisible après quelques minutes/heures si beaucoup d’allocations/désallocations dynamiques (ce que fait <text:span text:style-name="Source_20_Text">String</text:span>).</text:p>
        </text:list-item>
      </text:list>
      <text:p text:style-name="P124">🔹 <text:span text:style-name="Source_20_Text">char[]</text:span></text:p>
      <text:list text:style-name="L44">
        <text:list-item>
          <text:p text:style-name="P126">✅ Très rapide (copie mémoire brute).</text:p>
        </text:list-item>
        <text:list-item>
          <text:p text:style-name="P126">✅ Pas de fragmentation mémoire → <text:span text:style-name="Strong_20_Emphasis">beaucoup plus stable sur AVR</text:span>.</text:p>
        </text:list-item>
        <text:list-item>
          <text:p text:style-name="P126">❌ Manipulation plus lourde (<text:span text:style-name="Source_20_Text">strcpy</text:span>, <text:span text:style-name="Source_20_Text">strlen</text:span>, <text:span text:style-name="Source_20_Text">atoi</text:span>, <text:span text:style-name="Source_20_Text">strcmp</text:span>…).</text:p>
        </text:list-item>
        <text:list-item>
          <text:p text:style-name="P126">❌ Nécessite de prévoir la taille maximale (via <text:span text:style-name="Source_20_Text">#define MAX_VALUE_LEN</text:span>, comme tu l’as fait).</text:p>
        </text:list-item>
      </text:list>
      <text:p text:style-name="P127"/>
      <text:p text:style-name="P128">🚀 Conclusion pour ton projet</text:p>
      <text:p text:style-name="P121">Vu tes contraintes :</text:p>
      <text:list text:style-name="L45">
        <text:list-item>
          <text:p text:style-name="P129">Robot <text:span text:style-name="Strong_20_Emphasis">en temps réel</text:span>,</text:p>
        </text:list-item>
        <text:list-item>
          <text:p text:style-name="P129">Beaucoup de capteurs (donc beaucoup de messages),</text:p>
        </text:list-item>
        <text:list-item>
          <text:p text:style-name="P129">Communication série haute fréquence (VPIV),</text:p>
        </text:list-item>
      </text:list>
      <text:p text:style-name="P121">👉 <text:span text:style-name="Strong_20_Emphasis">Le meilleur choix est </text:span><text:span text:style-name="Strong_20_Emphasis"><text:span text:style-name="Source_20_Text">char[]</text:span></text:span><text:span text:style-name="Strong_20_Emphasis"> (ta version actuelle).</text:span><text:line-break/>Tu gagnes en robustesse et rapidité, au prix d’un peu plus de code « à l’ancienne » (<text:span text:style-name="Source_20_Text">strcpy</text:span>, <text:span text:style-name="Source_20_Text">atoi</text:span>, etc.).</text:p>
      <text:p text:style-name="P127"/>
      <text:p text:style-name="P128">🔧 Ce qu’il faut faire alors</text:p>
      <text:list text:style-name="L46">
        <text:list-item>
          <text:p text:style-name="P130"><text:span text:style-name="Strong_20_Emphasis">Garder ton </text:span><text:span text:style-name="Strong_20_Emphasis"><text:span text:style-name="Source_20_Text">struct MessageVPIV</text:span></text:span><text:span text:style-name="Strong_20_Emphasis"> avec </text:span><text:span text:style-name="Strong_20_Emphasis"><text:span text:style-name="Source_20_Text">char values[][][]</text:span></text:span>.</text:p>
        </text:list-item>
      </text:list>
      <text:p text:style-name="P120"/>
      <text:p text:style-name="P123"><text:span text:style-name="Strong_20_Emphasis">1. Comprendre </text:span><text:span text:style-name="Strong_20_Emphasis"><text:span text:style-name="Source_20_Text">sscanf</text:span></text:span></text:p>
      <text:p text:style-name="P121"><text:span text:style-name="Source_20_Text">sscanf</text:span> est une fonction C/C++ qui permet de <text:span text:style-name="Strong_20_Emphasis">lire des données formatées</text:span> depuis une chaîne de caractères. <text:span text:style-name="Strong_20_Emphasis">Exemple :</text:span></text:p>
      <text:p text:style-name="P131"><text:span text:style-name="Source_20_Text"><text:span text:style-name="T2">int r, g, b;</text:span></text:span></text:p>
      <text:p text:style-name="P132"><text:span text:style-name="Source_20_Text"><text:span text:style-name="T2">sscanf("255,128,64", "%d,%d,%d", &amp;r, &amp;g, &amp;b);</text:span></text:span></text:p>
      <text:p text:style-name="P133"><text:span text:style-name="Source_20_Text"><text:span text:style-name="T2">// Après exécution : r = 255, g = 128, b = 64</text:span></text:span></text:p>
      <text:list text:style-name="L47">
        <text:list-item>
          <text:p text:style-name="P134"><text:span text:style-name="Strong_20_Emphasis">Retourne le nombre de valeurs correctement lues</text:span> (3 dans l'exemple ci-dessus).</text:p>
        </text:list-item>
      </text:list>
      <text:p text:style-name="P135">Usage pour vérification de reception , exemple : </text:p>
      <text:p text:style-name="P136"><text:span text:style-name="Source_20_Text"><text:span text:style-name="T2">void SeTraitementNewV4() {</text:span></text:span></text:p>
      <text:p text:style-name="P136"><text:span text:style-name="Source_20_Text"><text:span text:style-name="T2"><text:s/>if (!newData) return;</text:span></text:span></text:p>
      <text:p text:style-name="P136"><text:span text:style-name="Source_20_Text"><text:span text:style-name="T2"><text:s/>if (lastMessage.variable == 'D') {</text:span></text:span></text:p>
      <text:p text:style-name="P136"><text:span text:style-name="Source_20_Text"><text:span text:style-name="T2"><text:tab/> for (int p = 0; p &lt; lastMessage.nbProperties; p++) {</text:span></text:span></text:p>
      <text:p text:style-name="P136"><text:span text:style-name="Source_20_Text"><text:span text:style-name="T2"><text:tab/><text:tab/> if (lastMessage.properties[p] == 'C') {</text:span></text:span></text:p>
      <text:p text:style-name="P136"><text:span text:style-name="Source_20_Text"><text:span text:style-name="T2"><text:tab/><text:tab/><text:tab/> int r, g, b;</text:span></text:span></text:p>
      <text:p text:style-name="P136"><text:span text:style-name="Source_20_Text"><text:span text:style-name="T2"><text:tab/><text:tab/><text:tab/> // Vérification du retour de sscanf </text:span></text:span></text:p>
      <text:p text:style-name="P136"><text:span text:style-name="Source_20_Text"><text:span text:style-name="T2"><text:tab/><text:tab/><text:tab/>if (sscanf(lastMessage.values[p][0], "%d,%d,%d", &amp;r, &amp;g, &amp;b) </text:span></text:span><text:span text:style-name="Source_20_Text"><text:span text:style-name="T11">!= 3</text:span></text:span><text:span text:style-name="Source_20_Text"><text:span text:style-name="T2">) {</text:span></text:span></text:p>
      <text:p text:style-name="P136"><text:span text:style-name="Source_20_Text"><text:span text:style-name="T2"><text:tab/><text:tab/><text:tab/> handleEmergency(EMERGENCY_SENSOR_FAIL); // Format invalide <text:line-break/><text:tab/><text:tab/><text:tab/>sendError("Format couleur invalide", "LED", lastMessage.values[p][0]);</text:span></text:span></text:p>
      <text:p text:style-name="P136"><text:span text:style-name="Source_20_Text"><text:span text:style-name="T2"><text:tab/><text:tab/><text:tab/> return; <text:line-break/><text:tab/><text:tab/>} </text:span></text:span></text:p>
      <text:p text:style-name="P136"><text:span text:style-name="Source_20_Text"><text:span text:style-name="T2"><text:tab/><text:tab/>// Traiter r, g, b }</text:span></text:span></text:p>
      <text:p text:style-name="P136"><text:span text:style-name="Source_20_Text"><text:span text:style-name="T2"><text:tab/> }</text:span></text:span></text:p>
      <text:p text:style-name="P136"><text:span text:style-name="Source_20_Text"><text:span text:style-name="T2"><text:s/>}</text:span></text:span></text:p>
      <text:p text:style-name="P136"><text:span text:style-name="Source_20_Text"><text:span text:style-name="T2"><text:s/>newData = false; </text:span></text:span></text:p>
      <text:p text:style-name="P136"><text:span text:style-name="Source_20_Text"><text:span text:style-name="T2">}</text:span></text:span> </text:p>
      <text:p text:style-name="P136"/>
      <text:p text:style-name="P136"/>
      <text:p text:style-name="P137"><text:span text:style-name="Source_20_Text"><text:span text:style-name="T12">\v</text:span></text:span><text:span text:style-name="Source_20_Text"><text:span text:style-name="T2">otreProjet/</text:span></text:span></text:p>
      <text:p text:style-name="P137"><text:span text:style-name="Source_20_Text"><text:span text:style-name="T2"><text:s/>│</text:span></text:span></text:p>
      <text:p text:style-name="P137"><text:span text:style-name="Source_20_Text"><text:span text:style-name="T2"><text:s/>├── VotreProjet.ino // Fichier principal ├── functions.h // Fichier d'en-tête pour les fonctions ├── functions.cpp // Fichier source pour les fonctions └── libraries/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fo:hyphenation-keep="auto" loext:hyphenation-keep-type="column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251cm" fo:margin-right="0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Vincent</meta:initial-creator>
    <meta:creation-date>2025-08-15T11:34:00Z</meta:creation-date>
    <dc:date>2025-08-22T17:35:31.435914600</dc:date>
    <meta:editing-cycles>18</meta:editing-cycles>
    <meta:editing-duration>P2DT11H12M31S</meta:editing-duration>
    <meta:document-statistic meta:table-count="15" meta:image-count="0" meta:object-count="0" meta:page-count="23" meta:paragraph-count="645" meta:word-count="4597" meta:character-count="31255" meta:non-whitespace-character-count="26466"/>
    <meta:template xlink:type="simple" xlink:actuate="onRequest" xlink:title="" xlink:href="Normal.dotm"/>
  </office:meta>
</office:document-meta>
</file>